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3193in"/>
    </style:style>
    <style:style style:name="co2" style:family="table-column">
      <style:table-column-properties fo:break-before="auto" style:column-width="0.4181in"/>
    </style:style>
    <style:style style:name="co3" style:family="table-column">
      <style:table-column-properties fo:break-before="auto" style:column-width="2.5547in"/>
    </style:style>
    <style:style style:name="co4" style:family="table-column">
      <style:table-column-properties fo:break-before="auto" style:column-width="1.1016in"/>
    </style:style>
    <style:style style:name="co5" style:family="table-column">
      <style:table-column-properties fo:break-before="auto" style:column-width="1.2882in"/>
    </style:style>
    <style:style style:name="co6" style:family="table-column">
      <style:table-column-properties fo:break-before="auto" style:column-width="1.4646in"/>
    </style:style>
    <style:style style:name="co7" style:family="table-column">
      <style:table-column-properties fo:break-before="auto" style:column-width="0.8917in"/>
    </style:style>
    <style:style style:name="co8" style:family="table-column">
      <style:table-column-properties fo:break-before="auto" style:column-width="0.7819in"/>
    </style:style>
    <style:style style:name="co9" style:family="table-column">
      <style:table-column-properties fo:break-before="auto" style:column-width="1.5417in"/>
    </style:style>
    <style:style style:name="co10" style:family="table-column">
      <style:table-column-properties fo:break-before="auto" style:column-width="1.222in"/>
    </style:style>
    <style:style style:name="co11" style:family="table-column">
      <style:table-column-properties fo:break-before="auto" style:column-width="1.1228in"/>
    </style:style>
    <style:style style:name="co12" style:family="table-column">
      <style:table-column-properties fo:break-before="auto" style:column-width="1.0457in"/>
    </style:style>
    <style:style style:name="co13" style:family="table-column">
      <style:table-column-properties fo:break-before="auto" style:column-width="1.6846in"/>
    </style:style>
    <style:style style:name="co14" style:family="table-column">
      <style:table-column-properties fo:break-before="auto" style:column-width="1.6189in"/>
    </style:style>
    <style:style style:name="co15" style:family="table-column">
      <style:table-column-properties fo:break-before="auto" style:column-width="1.6075in"/>
    </style:style>
    <style:style style:name="ro1" style:family="table-row">
      <style:table-row-properties style:row-height="0.1772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padding="0.028in"/>
    </style:style>
    <style:style style:name="ce2" style:family="table-cell" style:parent-style-name="Excel_20_Built-in_20_Normal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" style:family="table-cell" style:parent-style-name="Excel_20_Built-in_20_Norma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" style:family="table-cell" style:parent-style-name="Excel_20_Built-in_20_Normal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Excel_20_Built-in_20_Normal" style:data-style-name="N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32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133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7" table:number-columns-repeated="239" table:default-cell-style-name="ce1"/>
        <table:table-column table:style-name="co7" table:number-columns-repeated="767" table:default-cell-style-name="Default"/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2"/>
          <table:table-cell table:style-name="ce4" office:value-type="string" calcext:value-type="string">
            <text:p>Pacientes</text:p>
          </table:table-cell>
          <table:table-cell table:style-name="ce6" office:value-type="string" calcext:value-type="string">
            <text:p>Área total (mm²)</text:p>
          </table:table-cell>
          <table:table-cell table:style-name="ce6" office:value-type="string" calcext:value-type="string">
            <text:p>Área interna (mm²)</text:p>
          </table:table-cell>
          <table:table-cell table:style-name="ce6" office:value-type="string" calcext:value-type="string">
            <text:p>Contagem total 255</text:p>
          </table:table-cell>
          <table:table-cell table:style-name="ce6" office:value-type="string" calcext:value-type="string">
            <text:p>Contagem interna 255</text:p>
          </table:table-cell>
          <table:table-cell table:style-name="ce6" office:value-type="string" calcext:value-type="string">
            <text:p>Cont. Total 0</text:p>
          </table:table-cell>
          <table:table-cell table:style-name="ce6" office:value-type="string" calcext:value-type="string">
            <text:p>Cont. Int. 0</text:p>
          </table:table-cell>
          <table:table-cell office:value-type="string" calcext:value-type="string">
            <text:p>Cont. Total</text:p>
          </table:table-cell>
          <table:table-cell office:value-type="string" calcext:value-type="string">
            <text:p>Percentual gordura abd</text:p>
          </table:table-cell>
          <table:table-cell office:value-type="string" calcext:value-type="string">
            <text:p>Percentual órgãos</text:p>
          </table:table-cell>
          <table:table-cell office:value-type="string" calcext:value-type="string">
            <text:p>Perc. Gord. Ext.</text:p>
          </table:table-cell>
          <table:table-cell office:value-type="string" calcext:value-type="string">
            <text:p>Perc. Gord. Int.</text:p>
          </table:table-cell>
          <table:table-cell office:value-type="string" calcext:value-type="string">
            <text:p>Tam. Do pixel</text:p>
          </table:table-cell>
          <table:table-cell office:value-type="string" calcext:value-type="string">
            <text:p>Área Total do Abd (mm²)</text:p>
          </table:table-cell>
          <table:table-cell office:value-type="string" calcext:value-type="string">
            <text:p>Área gordura Ext. (mm²)</text:p>
          </table:table-cell>
          <table:table-cell office:value-type="string" calcext:value-type="string">
            <text:p>Área gordura Int. (mm²)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Advan Seiya Menin Pessin</text:p>
          </table:table-cell>
          <table:table-cell table:style-name="ce6" office:value-type="float" office:value="47288.157" calcext:value-type="float">
            <text:p>47288.157</text:p>
          </table:table-cell>
          <table:table-cell table:style-name="ce6" office:value-type="float" office:value="40764.495" calcext:value-type="float">
            <text:p>40764.495</text:p>
          </table:table-cell>
          <table:table-cell table:style-name="ce6" office:value-type="float" office:value="12039" calcext:value-type="float">
            <text:p>12039</text:p>
          </table:table-cell>
          <table:table-cell table:style-name="ce6" office:value-type="float" office:value="3415" calcext:value-type="float">
            <text:p>3415</text:p>
          </table:table-cell>
          <table:table-cell table:style-name="ce6" office:value-type="float" office:value="65428" calcext:value-type="float">
            <text:p>65428</text:p>
          </table:table-cell>
          <table:table-cell table:style-name="ce6" office:value-type="float" office:value="63365" calcext:value-type="float">
            <text:p>63365</text:p>
          </table:table-cell>
          <table:table-cell table:style-name="ce6" table:formula="of:=[.F5]+[.H5]" office:value-type="float" office:value="77467" calcext:value-type="float">
            <text:p>77467</text:p>
          </table:table-cell>
          <table:table-cell table:style-name="ce7" table:formula="of:=(([.F5]*100)/[.J5])" office:value-type="float" office:value="15.5408109259427" calcext:value-type="float">
            <text:p>15.54</text:p>
          </table:table-cell>
          <table:table-cell table:style-name="ce7" table:formula="of:=100-[.K5]" office:value-type="float" office:value="84.4591890740573" calcext:value-type="float">
            <text:p>84.46</text:p>
          </table:table-cell>
          <table:table-cell table:style-name="ce7" table:formula="of:=(([.F5]-[.G5])*100)/[.F5]" office:value-type="float" office:value="71.6338566326107" calcext:value-type="float">
            <text:p>71.63</text:p>
          </table:table-cell>
          <table:table-cell table:style-name="ce7" table:formula="of:=(([.G5]*100)/[.F5])" office:value-type="float" office:value="28.3661433673893" calcext:value-type="float">
            <text:p>28.37</text:p>
          </table:table-cell>
          <table:table-cell table:style-name="ce8" office:value-type="float" office:value="0.7813" calcext:value-type="float">
            <text:p>0.7813</text:p>
          </table:table-cell>
          <table:table-cell table:style-name="ce9" table:formula="of:=([.O5]*[.O5])*[.J5]" office:value-type="float" office:value="47288.15679523" calcext:value-type="float">
            <text:p>47288.157</text:p>
          </table:table-cell>
          <table:table-cell table:style-name="ce9" table:formula="of:=(([.O5]*[.O5])*([.F5]-[.G5]))" office:value-type="float" office:value="5264.34564656" calcext:value-type="float">
            <text:p>5264.346</text:p>
          </table:table-cell>
          <table:table-cell table:style-name="ce9" table:formula="of:=([.O5]*[.O5])*[.G5]" office:value-type="float" office:value="2084.61739135" calcext:value-type="float">
            <text:p>2084.617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2" calcext:value-type="float">
            <text:p>2</text:p>
          </table:table-cell>
          <table:table-cell table:style-name="ce5" office:value-type="string" calcext:value-type="string">
            <text:p>Alessandra Bin Cenci</text:p>
          </table:table-cell>
          <table:table-cell table:style-name="ce6" office:value-type="float" office:value="32658.754" calcext:value-type="float">
            <text:p>32658.754</text:p>
          </table:table-cell>
          <table:table-cell table:style-name="ce6" office:value-type="float" office:value="25773.081" calcext:value-type="float">
            <text:p>25773.081</text:p>
          </table:table-cell>
          <table:table-cell table:style-name="ce6" office:value-type="float" office:value="9569" calcext:value-type="float">
            <text:p>9569</text:p>
          </table:table-cell>
          <table:table-cell table:style-name="ce6" office:value-type="float" office:value="1704" calcext:value-type="float">
            <text:p>1704</text:p>
          </table:table-cell>
          <table:table-cell table:style-name="ce6" office:value-type="float" office:value="34650" calcext:value-type="float">
            <text:p>34650</text:p>
          </table:table-cell>
          <table:table-cell table:style-name="ce6" office:value-type="float" office:value="33192" calcext:value-type="float">
            <text:p>33192</text:p>
          </table:table-cell>
          <table:table-cell table:style-name="ce6" table:formula="of:=[.F6]+[.H6]" office:value-type="float" office:value="44219" calcext:value-type="float">
            <text:p>44219</text:p>
          </table:table-cell>
          <table:table-cell table:style-name="ce7" table:formula="of:=(([.F6]*100)/[.J6])" office:value-type="float" office:value="21.640018996359" calcext:value-type="float">
            <text:p>21.64</text:p>
          </table:table-cell>
          <table:table-cell table:style-name="ce7" table:formula="of:=100-[.K6]" office:value-type="float" office:value="78.359981003641" calcext:value-type="float">
            <text:p>78.36</text:p>
          </table:table-cell>
          <table:table-cell table:style-name="ce7" table:formula="of:=(([.F6]-[.G6])*100)/[.F6]" office:value-type="float" office:value="82.1924966036158" calcext:value-type="float">
            <text:p>82.19</text:p>
          </table:table-cell>
          <table:table-cell table:style-name="ce7" table:formula="of:=(([.G6]*100)/[.F6])" office:value-type="float" office:value="17.8075033963842" calcext:value-type="float">
            <text:p>17.81</text:p>
          </table:table-cell>
          <table:table-cell table:style-name="ce8" office:value-type="float" office:value="0.8594" calcext:value-type="float">
            <text:p>0.8594</text:p>
          </table:table-cell>
          <table:table-cell table:style-name="ce9" table:formula="of:=([.O6]*[.O6])*[.J6]" office:value-type="float" office:value="32658.75431084" calcext:value-type="float">
            <text:p>32658.754</text:p>
          </table:table-cell>
          <table:table-cell table:style-name="ce9" table:formula="of:=(([.O6]*[.O6])*([.F6]-[.G6]))" office:value-type="float" office:value="5808.8401514" calcext:value-type="float">
            <text:p>5808.840</text:p>
          </table:table-cell>
          <table:table-cell table:style-name="ce9" table:formula="of:=([.O6]*[.O6])*[.G6]" office:value-type="float" office:value="1258.52048544" calcext:value-type="float">
            <text:p>1258.520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3" calcext:value-type="float">
            <text:p>3</text:p>
          </table:table-cell>
          <table:table-cell table:style-name="ce5" office:value-type="string" calcext:value-type="string">
            <text:p>Alessandra Mendes dos Santos</text:p>
          </table:table-cell>
          <table:table-cell table:style-name="ce6" office:value-type="float" office:value="39477.709" calcext:value-type="float">
            <text:p>39477.709</text:p>
          </table:table-cell>
          <table:table-cell table:style-name="ce6" office:value-type="float" office:value="26309.52" calcext:value-type="float">
            <text:p>26309.52</text:p>
          </table:table-cell>
          <table:table-cell table:style-name="ce6" office:value-type="float" office:value="22390" calcext:value-type="float">
            <text:p>22390</text:p>
          </table:table-cell>
          <table:table-cell table:style-name="ce6" office:value-type="float" office:value="3620" calcext:value-type="float">
            <text:p>3620</text:p>
          </table:table-cell>
          <table:table-cell table:style-name="ce6" office:value-type="float" office:value="42282" calcext:value-type="float">
            <text:p>42282</text:p>
          </table:table-cell>
          <table:table-cell table:style-name="ce6" office:value-type="float" office:value="39480" calcext:value-type="float">
            <text:p>39480</text:p>
          </table:table-cell>
          <table:table-cell table:style-name="ce6" table:formula="of:=[.F7]+[.H7]" office:value-type="float" office:value="64672" calcext:value-type="float">
            <text:p>64672</text:p>
          </table:table-cell>
          <table:table-cell table:style-name="ce7" table:formula="of:=(([.F7]*100)/[.J7])" office:value-type="float" office:value="34.6208560118753" calcext:value-type="float">
            <text:p>34.62</text:p>
          </table:table-cell>
          <table:table-cell table:style-name="ce7" table:formula="of:=100-[.K7]" office:value-type="float" office:value="65.3791439881247" calcext:value-type="float">
            <text:p>65.38</text:p>
          </table:table-cell>
          <table:table-cell table:style-name="ce7" table:formula="of:=(([.F7]-[.G7])*100)/[.F7]" office:value-type="float" office:value="83.8320678874497" calcext:value-type="float">
            <text:p>83.83</text:p>
          </table:table-cell>
          <table:table-cell table:style-name="ce7" table:formula="of:=(([.G7]*100)/[.F7])" office:value-type="float" office:value="16.1679321125502" calcext:value-type="float">
            <text:p>16.17</text:p>
          </table:table-cell>
          <table:table-cell table:style-name="ce8" office:value-type="float" office:value="0.7813" calcext:value-type="float">
            <text:p>0.7813</text:p>
          </table:table-cell>
          <table:table-cell table:style-name="ce9" table:formula="of:=([.O7]*[.O7])*[.J7]" office:value-type="float" office:value="39477.70891168" calcext:value-type="float">
            <text:p>39477.709</text:p>
          </table:table-cell>
          <table:table-cell table:style-name="ce9" table:formula="of:=(([.O7]*[.O7])*([.F7]-[.G7]))" office:value-type="float" office:value="11457.7652813" calcext:value-type="float">
            <text:p>11457.765</text:p>
          </table:table-cell>
          <table:table-cell table:style-name="ce9" table:formula="of:=([.O7]*[.O7])*[.G7]" office:value-type="float" office:value="2209.7554778" calcext:value-type="float">
            <text:p>2209.755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5" office:value-type="string" calcext:value-type="string">
            <text:p>Alice Caroline Nalin Kasmirsck</text:p>
          </table:table-cell>
          <table:table-cell table:style-name="ce6" office:value-type="float" office:value="39101.286" calcext:value-type="float">
            <text:p>39101.286</text:p>
          </table:table-cell>
          <table:table-cell table:style-name="ce6" office:value-type="float" office:value="29620.284" calcext:value-type="float">
            <text:p>29620.284</text:p>
          </table:table-cell>
          <table:table-cell table:style-name="ce6" office:value-type="float" office:value="14238" calcext:value-type="float">
            <text:p>14238</text:p>
          </table:table-cell>
          <table:table-cell table:style-name="ce6" office:value-type="float" office:value="2592" calcext:value-type="float">
            <text:p>2592</text:p>
          </table:table-cell>
          <table:table-cell table:style-name="ce6" office:value-type="float" office:value="38704" calcext:value-type="float">
            <text:p>38704</text:p>
          </table:table-cell>
          <table:table-cell table:style-name="ce6" office:value-type="float" office:value="37513" calcext:value-type="float">
            <text:p>37513</text:p>
          </table:table-cell>
          <table:table-cell table:style-name="ce6" table:formula="of:=[.F8]+[.H8]" office:value-type="float" office:value="52942" calcext:value-type="float">
            <text:p>52942</text:p>
          </table:table-cell>
          <table:table-cell table:style-name="ce7" table:formula="of:=(([.F8]*100)/[.J8])" office:value-type="float" office:value="26.8935816553965" calcext:value-type="float">
            <text:p>26.89</text:p>
          </table:table-cell>
          <table:table-cell table:style-name="ce7" table:formula="of:=100-[.K8]" office:value-type="float" office:value="73.1064183446035" calcext:value-type="float">
            <text:p>73.11</text:p>
          </table:table-cell>
          <table:table-cell table:style-name="ce7" table:formula="of:=(([.F8]-[.G8])*100)/[.F8]" office:value-type="float" office:value="81.795195954488" calcext:value-type="float">
            <text:p>81.80</text:p>
          </table:table-cell>
          <table:table-cell table:style-name="ce7" table:formula="of:=(([.G8]*100)/[.F8])" office:value-type="float" office:value="18.204804045512" calcext:value-type="float">
            <text:p>18.20</text:p>
          </table:table-cell>
          <table:table-cell table:style-name="ce8" office:value-type="float" office:value="0.8594" calcext:value-type="float">
            <text:p>0.8594</text:p>
          </table:table-cell>
          <table:table-cell table:style-name="ce9" table:formula="of:=([.O8]*[.O8])*[.J8]" office:value-type="float" office:value="39101.28611512" calcext:value-type="float">
            <text:p>39101.286</text:p>
          </table:table-cell>
          <table:table-cell table:style-name="ce9" table:formula="of:=(([.O8]*[.O8])*([.F8]-[.G8]))" office:value-type="float" office:value="8601.36712056" calcext:value-type="float">
            <text:p>8601.367</text:p>
          </table:table-cell>
          <table:table-cell table:style-name="ce9" table:formula="of:=([.O8]*[.O8])*[.G8]" office:value-type="float" office:value="1914.36918912" calcext:value-type="float">
            <text:p>1914.369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5" calcext:value-type="float">
            <text:p>5</text:p>
          </table:table-cell>
          <table:table-cell table:style-name="ce5" office:value-type="string" calcext:value-type="string">
            <text:p>Aline Netto</text:p>
          </table:table-cell>
          <table:table-cell table:style-name="ce6" office:value-type="float" office:value="36500.048" calcext:value-type="float">
            <text:p>36500.048</text:p>
          </table:table-cell>
          <table:table-cell table:style-name="ce6" office:value-type="float" office:value="26844.744" calcext:value-type="float">
            <text:p>26844.744</text:p>
          </table:table-cell>
          <table:table-cell table:style-name="ce6" office:value-type="float" office:value="13557" calcext:value-type="float">
            <text:p>13557</text:p>
          </table:table-cell>
          <table:table-cell table:style-name="ce6" office:value-type="float" office:value="1592" calcext:value-type="float">
            <text:p>1592</text:p>
          </table:table-cell>
          <table:table-cell table:style-name="ce6" office:value-type="float" office:value="35863" calcext:value-type="float">
            <text:p>35863</text:p>
          </table:table-cell>
          <table:table-cell table:style-name="ce6" office:value-type="float" office:value="34755" calcext:value-type="float">
            <text:p>34755</text:p>
          </table:table-cell>
          <table:table-cell table:style-name="ce6" table:formula="of:=[.F9]+[.H9]" office:value-type="float" office:value="49420" calcext:value-type="float">
            <text:p>49420</text:p>
          </table:table-cell>
          <table:table-cell table:style-name="ce7" table:formula="of:=(([.F9]*100)/[.J9])" office:value-type="float" office:value="27.4322136786726" calcext:value-type="float">
            <text:p>27.43</text:p>
          </table:table-cell>
          <table:table-cell table:style-name="ce7" table:formula="of:=100-[.K9]" office:value-type="float" office:value="72.5677863213274" calcext:value-type="float">
            <text:p>72.57</text:p>
          </table:table-cell>
          <table:table-cell table:style-name="ce7" table:formula="of:=(([.F9]-[.G9])*100)/[.F9]" office:value-type="float" office:value="88.2569890093679" calcext:value-type="float">
            <text:p>88.26</text:p>
          </table:table-cell>
          <table:table-cell table:style-name="ce7" table:formula="of:=(([.G9]*100)/[.F9])" office:value-type="float" office:value="11.7430109906321" calcext:value-type="float">
            <text:p>11.74</text:p>
          </table:table-cell>
          <table:table-cell table:style-name="ce8" office:value-type="float" office:value="0.8594" calcext:value-type="float">
            <text:p>0.8594</text:p>
          </table:table-cell>
          <table:table-cell table:style-name="ce9" table:formula="of:=([.O9]*[.O9])*[.J9]" office:value-type="float" office:value="36500.0483512" calcext:value-type="float">
            <text:p>36500.048</text:p>
          </table:table-cell>
          <table:table-cell table:style-name="ce9" table:formula="of:=(([.O9]*[.O9])*([.F9]-[.G9]))" office:value-type="float" office:value="8836.9704274" calcext:value-type="float">
            <text:p>8836.970</text:p>
          </table:table-cell>
          <table:table-cell table:style-name="ce9" table:formula="of:=([.O9]*[.O9])*[.G9]" office:value-type="float" office:value="1175.80082912" calcext:value-type="float">
            <text:p>1175.801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6" calcext:value-type="float">
            <text:p>6</text:p>
          </table:table-cell>
          <table:table-cell table:style-name="ce5" office:value-type="string" calcext:value-type="string">
            <text:p>Andrei Brun</text:p>
          </table:table-cell>
          <table:table-cell table:style-name="ce6" office:value-type="float" office:value="35520.293" calcext:value-type="float">
            <text:p>35520.293</text:p>
          </table:table-cell>
          <table:table-cell table:style-name="ce6" office:value-type="float" office:value="30464.715" calcext:value-type="float">
            <text:p>30464.715</text:p>
          </table:table-cell>
          <table:table-cell table:style-name="ce6" office:value-type="float" office:value="8761" calcext:value-type="float">
            <text:p>8761</text:p>
          </table:table-cell>
          <table:table-cell table:style-name="ce6" office:value-type="float" office:value="3181" calcext:value-type="float">
            <text:p>3181</text:p>
          </table:table-cell>
          <table:table-cell table:style-name="ce6" office:value-type="float" office:value="49428" calcext:value-type="float">
            <text:p>49428</text:p>
          </table:table-cell>
          <table:table-cell table:style-name="ce6" office:value-type="float" office:value="46726" calcext:value-type="float">
            <text:p>46726</text:p>
          </table:table-cell>
          <table:table-cell table:style-name="ce6" table:formula="of:=[.F10]+[.H10]" office:value-type="float" office:value="58189" calcext:value-type="float">
            <text:p>58189</text:p>
          </table:table-cell>
          <table:table-cell table:style-name="ce7" table:formula="of:=(([.F10]*100)/[.J10])" office:value-type="float" office:value="15.0561102613896" calcext:value-type="float">
            <text:p>15.06</text:p>
          </table:table-cell>
          <table:table-cell table:style-name="ce7" table:formula="of:=100-[.K10]" office:value-type="float" office:value="84.9438897386104" calcext:value-type="float">
            <text:p>84.94</text:p>
          </table:table-cell>
          <table:table-cell table:style-name="ce7" table:formula="of:=(([.F10]-[.G10])*100)/[.F10]" office:value-type="float" office:value="63.6913594338546" calcext:value-type="float">
            <text:p>63.69</text:p>
          </table:table-cell>
          <table:table-cell table:style-name="ce7" table:formula="of:=(([.G10]*100)/[.F10])" office:value-type="float" office:value="36.3086405661454" calcext:value-type="float">
            <text:p>36.31</text:p>
          </table:table-cell>
          <table:table-cell table:style-name="ce8" office:value-type="float" office:value="0.7813" calcext:value-type="float">
            <text:p>0.7813</text:p>
          </table:table-cell>
          <table:table-cell table:style-name="ce9" table:formula="of:=([.O10]*[.O10])*[.J10]" office:value-type="float" office:value="35520.29323141" calcext:value-type="float">
            <text:p>35520.293</text:p>
          </table:table-cell>
          <table:table-cell table:style-name="ce9" table:formula="of:=(([.O10]*[.O10])*([.F10]-[.G10]))" office:value-type="float" office:value="3406.1976702" calcext:value-type="float">
            <text:p>3406.198</text:p>
          </table:table-cell>
          <table:table-cell table:style-name="ce9" table:formula="of:=([.O10]*[.O10])*[.G10]" office:value-type="float" office:value="1941.77684389" calcext:value-type="float">
            <text:p>1941.777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7" calcext:value-type="float">
            <text:p>7</text:p>
          </table:table-cell>
          <table:table-cell table:style-name="ce5" office:value-type="string" calcext:value-type="string">
            <text:p>Bernardo Moretto Gillioli</text:p>
          </table:table-cell>
          <table:table-cell table:style-name="ce6" office:value-type="float" office:value="51222.376" calcext:value-type="float">
            <text:p>51222.376</text:p>
          </table:table-cell>
          <table:table-cell table:style-name="ce6" office:value-type="float" office:value="45066.803" calcext:value-type="float">
            <text:p>45066.803</text:p>
          </table:table-cell>
          <table:table-cell table:style-name="ce6" office:value-type="float" office:value="10812" calcext:value-type="float">
            <text:p>10812</text:p>
          </table:table-cell>
          <table:table-cell table:style-name="ce6" office:value-type="float" office:value="2386" calcext:value-type="float">
            <text:p>2386</text:p>
          </table:table-cell>
          <table:table-cell table:style-name="ce6" office:value-type="float" office:value="73100" calcext:value-type="float">
            <text:p>73100</text:p>
          </table:table-cell>
          <table:table-cell table:style-name="ce6" office:value-type="float" office:value="71442" calcext:value-type="float">
            <text:p>71442</text:p>
          </table:table-cell>
          <table:table-cell table:style-name="ce6" table:formula="of:=[.F11]+[.H11]" office:value-type="float" office:value="83912" calcext:value-type="float">
            <text:p>83912</text:p>
          </table:table-cell>
          <table:table-cell table:style-name="ce7" table:formula="of:=(([.F11]*100)/[.J11])" office:value-type="float" office:value="12.8849270664506" calcext:value-type="float">
            <text:p>12.88</text:p>
          </table:table-cell>
          <table:table-cell table:style-name="ce7" table:formula="of:=100-[.K11]" office:value-type="float" office:value="87.1150729335494" calcext:value-type="float">
            <text:p>87.12</text:p>
          </table:table-cell>
          <table:table-cell table:style-name="ce7" table:formula="of:=(([.F11]-[.G11])*100)/[.F11]" office:value-type="float" office:value="77.9319274879763" calcext:value-type="float">
            <text:p>77.93</text:p>
          </table:table-cell>
          <table:table-cell table:style-name="ce7" table:formula="of:=(([.G11]*100)/[.F11])" office:value-type="float" office:value="22.0680725120237" calcext:value-type="float">
            <text:p>22.07</text:p>
          </table:table-cell>
          <table:table-cell table:style-name="ce8" office:value-type="float" office:value="0.7813" calcext:value-type="float">
            <text:p>0.7813</text:p>
          </table:table-cell>
          <table:table-cell table:style-name="ce9" table:formula="of:=([.O11]*[.O11])*[.J11]" office:value-type="float" office:value="51222.37614728" calcext:value-type="float">
            <text:p>51222.376</text:p>
          </table:table-cell>
          <table:table-cell table:style-name="ce9" table:formula="of:=(([.O11]*[.O11])*([.F11]-[.G11]))" office:value-type="float" office:value="5143.48056794" calcext:value-type="float">
            <text:p>5143.481</text:p>
          </table:table-cell>
          <table:table-cell table:style-name="ce9" table:formula="of:=([.O11]*[.O11])*[.G11]" office:value-type="float" office:value="1456.48524034" calcext:value-type="float">
            <text:p>1456.485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8" calcext:value-type="float">
            <text:p>8</text:p>
          </table:table-cell>
          <table:table-cell table:style-name="ce5" office:value-type="string" calcext:value-type="string">
            <text:p>Bruno Rockenback</text:p>
          </table:table-cell>
          <table:table-cell table:style-name="ce6" office:value-type="float" office:value="44226.951" calcext:value-type="float">
            <text:p>44226.951</text:p>
          </table:table-cell>
          <table:table-cell table:style-name="ce6" office:value-type="float" office:value="39784.462" calcext:value-type="float">
            <text:p>39784.462</text:p>
          </table:table-cell>
          <table:table-cell table:style-name="ce6" office:value-type="float" office:value="6677" calcext:value-type="float">
            <text:p>6677</text:p>
          </table:table-cell>
          <table:table-cell table:style-name="ce6" office:value-type="float" office:value="2050" calcext:value-type="float">
            <text:p>2050</text:p>
          </table:table-cell>
          <table:table-cell table:style-name="ce6" office:value-type="float" office:value="53205" calcext:value-type="float">
            <text:p>53205</text:p>
          </table:table-cell>
          <table:table-cell table:style-name="ce6" office:value-type="float" office:value="51817" calcext:value-type="float">
            <text:p>51817</text:p>
          </table:table-cell>
          <table:table-cell table:style-name="ce6" table:formula="of:=[.F12]+[.H12]" office:value-type="float" office:value="59882" calcext:value-type="float">
            <text:p>59882</text:p>
          </table:table-cell>
          <table:table-cell table:style-name="ce7" table:formula="of:=(([.F12]*100)/[.J12])" office:value-type="float" office:value="11.1502621822918" calcext:value-type="float">
            <text:p>11.15</text:p>
          </table:table-cell>
          <table:table-cell table:style-name="ce7" table:formula="of:=100-[.K12]" office:value-type="float" office:value="88.8497378177082" calcext:value-type="float">
            <text:p>88.85</text:p>
          </table:table-cell>
          <table:table-cell table:style-name="ce7" table:formula="of:=(([.F12]-[.G12])*100)/[.F12]" office:value-type="float" office:value="69.297588737457" calcext:value-type="float">
            <text:p>69.30</text:p>
          </table:table-cell>
          <table:table-cell table:style-name="ce7" table:formula="of:=(([.G12]*100)/[.F12])" office:value-type="float" office:value="30.7024112625431" calcext:value-type="float">
            <text:p>30.70</text:p>
          </table:table-cell>
          <table:table-cell table:style-name="ce8" office:value-type="float" office:value="0.8594" calcext:value-type="float">
            <text:p>0.8594</text:p>
          </table:table-cell>
          <table:table-cell table:style-name="ce9" table:formula="of:=([.O12]*[.O12])*[.J12]" office:value-type="float" office:value="44226.95053352" calcext:value-type="float">
            <text:p>44226.951</text:p>
          </table:table-cell>
          <table:table-cell table:style-name="ce9" table:formula="of:=(([.O12]*[.O12])*([.F12]-[.G12]))" office:value-type="float" office:value="3417.35580172" calcext:value-type="float">
            <text:p>3417.356</text:p>
          </table:table-cell>
          <table:table-cell table:style-name="ce9" table:formula="of:=([.O12]*[.O12])*[.G12]" office:value-type="float" office:value="1514.065138" calcext:value-type="float">
            <text:p>1514.065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9" calcext:value-type="float">
            <text:p>9</text:p>
          </table:table-cell>
          <table:table-cell table:style-name="ce5" office:value-type="string" calcext:value-type="string">
            <text:p>Carlos Gilberto Favero</text:p>
          </table:table-cell>
          <table:table-cell table:style-name="ce6" office:value-type="float" office:value="46853.3" calcext:value-type="float">
            <text:p>46853.3</text:p>
          </table:table-cell>
          <table:table-cell table:style-name="ce6" office:value-type="float" office:value="41279.324" calcext:value-type="float">
            <text:p>41279.324</text:p>
          </table:table-cell>
          <table:table-cell table:style-name="ce6" office:value-type="float" office:value="8325" calcext:value-type="float">
            <text:p>8325</text:p>
          </table:table-cell>
          <table:table-cell table:style-name="ce6" office:value-type="float" office:value="2336" calcext:value-type="float">
            <text:p>2336</text:p>
          </table:table-cell>
          <table:table-cell table:style-name="ce6" office:value-type="float" office:value="55113" calcext:value-type="float">
            <text:p>55113</text:p>
          </table:table-cell>
          <table:table-cell table:style-name="ce6" office:value-type="float" office:value="53555" calcext:value-type="float">
            <text:p>53555</text:p>
          </table:table-cell>
          <table:table-cell table:style-name="ce6" table:formula="of:=[.F13]+[.H13]" office:value-type="float" office:value="63438" calcext:value-type="float">
            <text:p>63438</text:p>
          </table:table-cell>
          <table:table-cell table:style-name="ce7" table:formula="of:=(([.F13]*100)/[.J13])" office:value-type="float" office:value="13.1230492764589" calcext:value-type="float">
            <text:p>13.12</text:p>
          </table:table-cell>
          <table:table-cell table:style-name="ce7" table:formula="of:=100-[.K13]" office:value-type="float" office:value="86.8769507235411" calcext:value-type="float">
            <text:p>86.88</text:p>
          </table:table-cell>
          <table:table-cell table:style-name="ce7" table:formula="of:=(([.F13]-[.G13])*100)/[.F13]" office:value-type="float" office:value="71.9399399399399" calcext:value-type="float">
            <text:p>71.94</text:p>
          </table:table-cell>
          <table:table-cell table:style-name="ce7" table:formula="of:=(([.G13]*100)/[.F13])" office:value-type="float" office:value="28.0600600600601" calcext:value-type="float">
            <text:p>28.06</text:p>
          </table:table-cell>
          <table:table-cell table:style-name="ce8" office:value-type="float" office:value="0.8594" calcext:value-type="float">
            <text:p>0.8594</text:p>
          </table:table-cell>
          <table:table-cell table:style-name="ce9" table:formula="of:=([.O13]*[.O13])*[.J13]" office:value-type="float" office:value="46853.29962168" calcext:value-type="float">
            <text:p>46853.300</text:p>
          </table:table-cell>
          <table:table-cell table:style-name="ce9" table:formula="of:=(([.O13]*[.O13])*([.F13]-[.G13]))" office:value-type="float" office:value="4423.28590804" calcext:value-type="float">
            <text:p>4423.286</text:p>
          </table:table-cell>
          <table:table-cell table:style-name="ce9" table:formula="of:=([.O13]*[.O13])*[.G13]" office:value-type="float" office:value="1725.29568896" calcext:value-type="float">
            <text:p>1725.296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10" calcext:value-type="float">
            <text:p>10</text:p>
          </table:table-cell>
          <table:table-cell table:style-name="ce5" office:value-type="string" calcext:value-type="string">
            <text:p>Carolina Reali Dal Pai</text:p>
          </table:table-cell>
          <table:table-cell table:style-name="ce6" office:value-type="float" office:value="51310.56" calcext:value-type="float">
            <text:p>51310.56</text:p>
          </table:table-cell>
          <table:table-cell table:style-name="ce6" office:value-type="float" office:value="38522.249" calcext:value-type="float">
            <text:p>38522.249</text:p>
          </table:table-cell>
          <table:table-cell table:style-name="ce6" office:value-type="float" office:value="17600" calcext:value-type="float">
            <text:p>17600</text:p>
          </table:table-cell>
          <table:table-cell table:style-name="ce6" office:value-type="float" office:value="2021" calcext:value-type="float">
            <text:p>2021</text:p>
          </table:table-cell>
          <table:table-cell table:style-name="ce6" office:value-type="float" office:value="51873" calcext:value-type="float">
            <text:p>51873</text:p>
          </table:table-cell>
          <table:table-cell table:style-name="ce6" office:value-type="float" office:value="50137" calcext:value-type="float">
            <text:p>50137</text:p>
          </table:table-cell>
          <table:table-cell table:style-name="ce6" table:formula="of:=[.F14]+[.H14]" office:value-type="float" office:value="69473" calcext:value-type="float">
            <text:p>69473</text:p>
          </table:table-cell>
          <table:table-cell table:style-name="ce7" table:formula="of:=(([.F14]*100)/[.J14])" office:value-type="float" office:value="25.33358283074" calcext:value-type="float">
            <text:p>25.33</text:p>
          </table:table-cell>
          <table:table-cell table:style-name="ce7" table:formula="of:=100-[.K14]" office:value-type="float" office:value="74.66641716926" calcext:value-type="float">
            <text:p>74.67</text:p>
          </table:table-cell>
          <table:table-cell table:style-name="ce7" table:formula="of:=(([.F14]-[.G14])*100)/[.F14]" office:value-type="float" office:value="88.5170454545455" calcext:value-type="float">
            <text:p>88.52</text:p>
          </table:table-cell>
          <table:table-cell table:style-name="ce7" table:formula="of:=(([.G14]*100)/[.F14])" office:value-type="float" office:value="11.4829545454545" calcext:value-type="float">
            <text:p>11.48</text:p>
          </table:table-cell>
          <table:table-cell table:style-name="ce8" office:value-type="float" office:value="0.8594" calcext:value-type="float">
            <text:p>0.8594</text:p>
          </table:table-cell>
          <table:table-cell table:style-name="ce9" table:formula="of:=([.O14]*[.O14])*[.J14]" office:value-type="float" office:value="51310.55967428" calcext:value-type="float">
            <text:p>51310.560</text:p>
          </table:table-cell>
          <table:table-cell table:style-name="ce9" table:formula="of:=(([.O14]*[.O14])*([.F14]-[.G14]))" office:value-type="float" office:value="11506.15648044" calcext:value-type="float">
            <text:p>11506.156</text:p>
          </table:table-cell>
          <table:table-cell table:style-name="ce9" table:formula="of:=([.O14]*[.O14])*[.G14]" office:value-type="float" office:value="1492.64665556" calcext:value-type="float">
            <text:p>1492.647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11" calcext:value-type="float">
            <text:p>11</text:p>
          </table:table-cell>
          <table:table-cell table:style-name="ce5" office:value-type="string" calcext:value-type="string">
            <text:p>Caroline Marson Dal Más</text:p>
          </table:table-cell>
          <table:table-cell table:style-name="ce6" office:value-type="float" office:value="40056.255" calcext:value-type="float">
            <text:p>40056.255</text:p>
          </table:table-cell>
          <table:table-cell table:style-name="ce6" office:value-type="float" office:value="30481.455" calcext:value-type="float">
            <text:p>30481.455</text:p>
          </table:table-cell>
          <table:table-cell table:style-name="ce6" office:value-type="float" office:value="13582" calcext:value-type="float">
            <text:p>13582</text:p>
          </table:table-cell>
          <table:table-cell table:style-name="ce6" office:value-type="float" office:value="1711" calcext:value-type="float">
            <text:p>1711</text:p>
          </table:table-cell>
          <table:table-cell table:style-name="ce6" office:value-type="float" office:value="40653" calcext:value-type="float">
            <text:p>40653</text:p>
          </table:table-cell>
          <table:table-cell table:style-name="ce6" office:value-type="float" office:value="39560" calcext:value-type="float">
            <text:p>39560</text:p>
          </table:table-cell>
          <table:table-cell table:style-name="ce6" table:formula="of:=[.F15]+[.H15]" office:value-type="float" office:value="54235" calcext:value-type="float">
            <text:p>54235</text:p>
          </table:table-cell>
          <table:table-cell table:style-name="ce7" table:formula="of:=(([.F15]*100)/[.J15])" office:value-type="float" office:value="25.0428689960358" calcext:value-type="float">
            <text:p>25.04</text:p>
          </table:table-cell>
          <table:table-cell table:style-name="ce7" table:formula="of:=100-[.K15]" office:value-type="float" office:value="74.9571310039642" calcext:value-type="float">
            <text:p>74.96</text:p>
          </table:table-cell>
          <table:table-cell table:style-name="ce7" table:formula="of:=(([.F15]-[.G15])*100)/[.F15]" office:value-type="float" office:value="87.4024444117214" calcext:value-type="float">
            <text:p>87.40</text:p>
          </table:table-cell>
          <table:table-cell table:style-name="ce7" table:formula="of:=(([.G15]*100)/[.F15])" office:value-type="float" office:value="12.5975555882786" calcext:value-type="float">
            <text:p>12.60</text:p>
          </table:table-cell>
          <table:table-cell table:style-name="ce8" office:value-type="float" office:value="0.8594" calcext:value-type="float">
            <text:p>0.8594</text:p>
          </table:table-cell>
          <table:table-cell table:style-name="ce9" table:formula="of:=([.O15]*[.O15])*[.J15]" office:value-type="float" office:value="40056.2550046" calcext:value-type="float">
            <text:p>40056.255</text:p>
          </table:table-cell>
          <table:table-cell table:style-name="ce9" table:formula="of:=(([.O15]*[.O15])*([.F15]-[.G15]))" office:value-type="float" office:value="8767.54500156" calcext:value-type="float">
            <text:p>8767.545</text:p>
          </table:table-cell>
          <table:table-cell table:style-name="ce9" table:formula="of:=([.O15]*[.O15])*[.G15]" office:value-type="float" office:value="1263.69046396" calcext:value-type="float">
            <text:p>1263.690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12" calcext:value-type="float">
            <text:p>12</text:p>
          </table:table-cell>
          <table:table-cell table:style-name="ce5" office:value-type="string" calcext:value-type="string">
            <text:p>Cinara Taffarel Zwirtes</text:p>
          </table:table-cell>
          <table:table-cell table:style-name="ce6" office:value-type="float" office:value="34071.744" calcext:value-type="float">
            <text:p>34071.744</text:p>
          </table:table-cell>
          <table:table-cell table:style-name="ce6" office:value-type="float" office:value="28964.278" calcext:value-type="float">
            <text:p>28964.278</text:p>
          </table:table-cell>
          <table:table-cell table:style-name="ce6" office:value-type="float" office:value="9435" calcext:value-type="float">
            <text:p>9435</text:p>
          </table:table-cell>
          <table:table-cell table:style-name="ce6" office:value-type="float" office:value="2475" calcext:value-type="float">
            <text:p>2475</text:p>
          </table:table-cell>
          <table:table-cell table:style-name="ce6" office:value-type="float" office:value="46381" calcext:value-type="float">
            <text:p>46381</text:p>
          </table:table-cell>
          <table:table-cell table:style-name="ce6" office:value-type="float" office:value="44974" calcext:value-type="float">
            <text:p>44974</text:p>
          </table:table-cell>
          <table:table-cell table:style-name="ce6" table:formula="of:=[.F16]+[.H16]" office:value-type="float" office:value="55816" calcext:value-type="float">
            <text:p>55816</text:p>
          </table:table-cell>
          <table:table-cell table:style-name="ce7" table:formula="of:=(([.F16]*100)/[.J16])" office:value-type="float" office:value="16.9037551956428" calcext:value-type="float">
            <text:p>16.90</text:p>
          </table:table-cell>
          <table:table-cell table:style-name="ce7" table:formula="of:=100-[.K16]" office:value-type="float" office:value="83.0962448043572" calcext:value-type="float">
            <text:p>83.10</text:p>
          </table:table-cell>
          <table:table-cell table:style-name="ce7" table:formula="of:=(([.F16]-[.G16])*100)/[.F16]" office:value-type="float" office:value="73.7678855325914" calcext:value-type="float">
            <text:p>73.77</text:p>
          </table:table-cell>
          <table:table-cell table:style-name="ce7" table:formula="of:=(([.G16]*100)/[.F16])" office:value-type="float" office:value="26.2321144674086" calcext:value-type="float">
            <text:p>26.23</text:p>
          </table:table-cell>
          <table:table-cell table:style-name="ce8" office:value-type="float" office:value="0.7813" calcext:value-type="float">
            <text:p>0.7813</text:p>
          </table:table-cell>
          <table:table-cell table:style-name="ce9" table:formula="of:=([.O16]*[.O16])*[.J16]" office:value-type="float" office:value="34071.74357704" calcext:value-type="float">
            <text:p>34071.744</text:p>
          </table:table-cell>
          <table:table-cell table:style-name="ce9" table:formula="of:=(([.O16]*[.O16])*([.F16]-[.G16]))" office:value-type="float" office:value="4248.5906424" calcext:value-type="float">
            <text:p>4248.591</text:p>
          </table:table-cell>
          <table:table-cell table:style-name="ce9" table:formula="of:=([.O16]*[.O16])*[.G16]" office:value-type="float" office:value="1510.81348275" calcext:value-type="float">
            <text:p>1510.813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13" calcext:value-type="float">
            <text:p>13</text:p>
          </table:table-cell>
          <table:table-cell table:style-name="ce5" office:value-type="string" calcext:value-type="string">
            <text:p>Daniel Taparello Duz</text:p>
          </table:table-cell>
          <table:table-cell table:style-name="ce6" office:value-type="float" office:value="59333.628" calcext:value-type="float">
            <text:p>59333.628</text:p>
          </table:table-cell>
          <table:table-cell table:style-name="ce6" office:value-type="float" office:value="42139.756" calcext:value-type="float">
            <text:p>42139.756</text:p>
          </table:table-cell>
          <table:table-cell table:style-name="ce6" office:value-type="float" office:value="30033" calcext:value-type="float">
            <text:p>30033</text:p>
          </table:table-cell>
          <table:table-cell table:style-name="ce6" office:value-type="float" office:value="8119" calcext:value-type="float">
            <text:p>8119</text:p>
          </table:table-cell>
          <table:table-cell table:style-name="ce6" office:value-type="float" office:value="50303" calcext:value-type="float">
            <text:p>50303</text:p>
          </table:table-cell>
          <table:table-cell table:style-name="ce6" office:value-type="float" office:value="48937" calcext:value-type="float">
            <text:p>48937</text:p>
          </table:table-cell>
          <table:table-cell table:style-name="ce6" table:formula="of:=[.F17]+[.H17]" office:value-type="float" office:value="80336" calcext:value-type="float">
            <text:p>80336</text:p>
          </table:table-cell>
          <table:table-cell table:style-name="ce7" table:formula="of:=(([.F17]*100)/[.J17])" office:value-type="float" office:value="37.3842362079267" calcext:value-type="float">
            <text:p>37.38</text:p>
          </table:table-cell>
          <table:table-cell table:style-name="ce7" table:formula="of:=100-[.K17]" office:value-type="float" office:value="62.6157637920733" calcext:value-type="float">
            <text:p>62.62</text:p>
          </table:table-cell>
          <table:table-cell table:style-name="ce7" table:formula="of:=(([.F17]-[.G17])*100)/[.F17]" office:value-type="float" office:value="72.9664036226817" calcext:value-type="float">
            <text:p>72.97</text:p>
          </table:table-cell>
          <table:table-cell table:style-name="ce7" table:formula="of:=(([.G17]*100)/[.F17])" office:value-type="float" office:value="27.0335963773183" calcext:value-type="float">
            <text:p>27.03</text:p>
          </table:table-cell>
          <table:table-cell table:style-name="ce8" office:value-type="float" office:value="0.8594" calcext:value-type="float">
            <text:p>0.8594</text:p>
          </table:table-cell>
          <table:table-cell table:style-name="ce9" table:formula="of:=([.O17]*[.O17])*[.J17]" office:value-type="float" office:value="59333.62776896" calcext:value-type="float">
            <text:p>59333.628</text:p>
          </table:table-cell>
          <table:table-cell table:style-name="ce9" table:formula="of:=(([.O17]*[.O17])*([.F17]-[.G17]))" office:value-type="float" office:value="16184.98704104" calcext:value-type="float">
            <text:p>16184.987</text:p>
          </table:table-cell>
          <table:table-cell table:style-name="ce9" table:formula="of:=([.O17]*[.O17])*[.G17]" office:value-type="float" office:value="5996.43651484" calcext:value-type="float">
            <text:p>5996.437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14" calcext:value-type="float">
            <text:p>14</text:p>
          </table:table-cell>
          <table:table-cell table:style-name="ce5" office:value-type="string" calcext:value-type="string">
            <text:p>Denise <text:s/>Vitória Ciello</text:p>
          </table:table-cell>
          <table:table-cell table:style-name="ce6" office:value-type="float" office:value="48026.166" calcext:value-type="float">
            <text:p>48026.166</text:p>
          </table:table-cell>
          <table:table-cell table:style-name="ce6" office:value-type="float" office:value="29882.975" calcext:value-type="float">
            <text:p>29882.975</text:p>
          </table:table-cell>
          <table:table-cell table:style-name="ce6" office:value-type="float" office:value="31735" calcext:value-type="float">
            <text:p>31735</text:p>
          </table:table-cell>
          <table:table-cell table:style-name="ce6" office:value-type="float" office:value="4012" calcext:value-type="float">
            <text:p>4012</text:p>
          </table:table-cell>
          <table:table-cell table:style-name="ce6" office:value-type="float" office:value="46941" calcext:value-type="float">
            <text:p>46941</text:p>
          </table:table-cell>
          <table:table-cell table:style-name="ce6" office:value-type="float" office:value="44942" calcext:value-type="float">
            <text:p>44942</text:p>
          </table:table-cell>
          <table:table-cell table:style-name="ce6" table:formula="of:=[.F18]+[.H18]" office:value-type="float" office:value="78676" calcext:value-type="float">
            <text:p>78676</text:p>
          </table:table-cell>
          <table:table-cell table:style-name="ce7" table:formula="of:=(([.F18]*100)/[.J18])" office:value-type="float" office:value="40.3363160303015" calcext:value-type="float">
            <text:p>40.34</text:p>
          </table:table-cell>
          <table:table-cell table:style-name="ce7" table:formula="of:=100-[.K18]" office:value-type="float" office:value="59.6636839696985" calcext:value-type="float">
            <text:p>59.66</text:p>
          </table:table-cell>
          <table:table-cell table:style-name="ce7" table:formula="of:=(([.F18]-[.G18])*100)/[.F18]" office:value-type="float" office:value="87.3578068378762" calcext:value-type="float">
            <text:p>87.36</text:p>
          </table:table-cell>
          <table:table-cell table:style-name="ce7" table:formula="of:=(([.G18]*100)/[.F18])" office:value-type="float" office:value="12.6421931621238" calcext:value-type="float">
            <text:p>12.64</text:p>
          </table:table-cell>
          <table:table-cell table:style-name="ce8" office:value-type="float" office:value="0.7813" calcext:value-type="float">
            <text:p>0.7813</text:p>
          </table:table-cell>
          <table:table-cell table:style-name="ce9" table:formula="of:=([.O18]*[.O18])*[.J18]" office:value-type="float" office:value="48026.16629044" calcext:value-type="float">
            <text:p>48026.166</text:p>
          </table:table-cell>
          <table:table-cell table:style-name="ce9" table:formula="of:=(([.O18]*[.O18])*([.F18]-[.G18]))" office:value-type="float" office:value="16922.94229587" calcext:value-type="float">
            <text:p>16922.942</text:p>
          </table:table-cell>
          <table:table-cell table:style-name="ce9" table:formula="of:=([.O18]*[.O18])*[.G18]" office:value-type="float" office:value="2449.04391628" calcext:value-type="float">
            <text:p>2449.044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table:style-name="ce5" office:value-type="string" calcext:value-type="string">
            <text:p>Everton Mezzalita</text:p>
          </table:table-cell>
          <table:table-cell table:style-name="ce6" office:value-type="float" office:value="86981.196" calcext:value-type="float">
            <text:p>86981.196</text:p>
          </table:table-cell>
          <table:table-cell table:style-name="ce6" office:value-type="float" office:value="60612.09" calcext:value-type="float">
            <text:p>60612.09</text:p>
          </table:table-cell>
          <table:table-cell table:style-name="ce6" office:value-type="float" office:value="51259" calcext:value-type="float">
            <text:p>51259</text:p>
          </table:table-cell>
          <table:table-cell table:style-name="ce6" office:value-type="float" office:value="16964" calcext:value-type="float">
            <text:p>16964</text:p>
          </table:table-cell>
          <table:table-cell table:style-name="ce6" office:value-type="float" office:value="66511" calcext:value-type="float">
            <text:p>66511</text:p>
          </table:table-cell>
          <table:table-cell table:style-name="ce6" office:value-type="float" office:value="65103" calcext:value-type="float">
            <text:p>65103</text:p>
          </table:table-cell>
          <table:table-cell table:style-name="ce6" table:formula="of:=[.F19]+[.H19]" office:value-type="float" office:value="117770" calcext:value-type="float">
            <text:p>117770</text:p>
          </table:table-cell>
          <table:table-cell table:style-name="ce7" table:formula="of:=(([.F19]*100)/[.J19])" office:value-type="float" office:value="43.5246667232742" calcext:value-type="float">
            <text:p>43.52</text:p>
          </table:table-cell>
          <table:table-cell table:style-name="ce7" table:formula="of:=100-[.K19]" office:value-type="float" office:value="56.4753332767258" calcext:value-type="float">
            <text:p>56.48</text:p>
          </table:table-cell>
          <table:table-cell table:style-name="ce7" table:formula="of:=(([.F19]-[.G19])*100)/[.F19]" office:value-type="float" office:value="66.9053239431124" calcext:value-type="float">
            <text:p>66.91</text:p>
          </table:table-cell>
          <table:table-cell table:style-name="ce7" table:formula="of:=(([.G19]*100)/[.F19])" office:value-type="float" office:value="33.0946760568876" calcext:value-type="float">
            <text:p>33.09</text:p>
          </table:table-cell>
          <table:table-cell table:style-name="ce8" office:value-type="float" office:value="0.8594" calcext:value-type="float">
            <text:p>0.8594</text:p>
          </table:table-cell>
          <table:table-cell table:style-name="ce9" table:formula="of:=([.O19]*[.O19])*[.J19]" office:value-type="float" office:value="86981.1957572" calcext:value-type="float">
            <text:p>86981.196</text:p>
          </table:table-cell>
          <table:table-cell table:style-name="ce9" table:formula="of:=(([.O19]*[.O19])*([.F19]-[.G19]))" office:value-type="float" office:value="25329.2019062" calcext:value-type="float">
            <text:p>25329.202</text:p>
          </table:table-cell>
          <table:table-cell table:style-name="ce9" table:formula="of:=([.O19]*[.O19])*[.G19]" office:value-type="float" office:value="12529.07365904" calcext:value-type="float">
            <text:p>12529.074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16" calcext:value-type="float">
            <text:p>16</text:p>
          </table:table-cell>
          <table:table-cell table:style-name="ce5" office:value-type="string" calcext:value-type="string">
            <text:p>Gabriela Christo de Moraes</text:p>
          </table:table-cell>
          <table:table-cell table:style-name="ce6" office:value-type="float" office:value="49481.431" calcext:value-type="float">
            <text:p>49481.431</text:p>
          </table:table-cell>
          <table:table-cell table:style-name="ce6" office:value-type="float" office:value="30959.163" calcext:value-type="float">
            <text:p>30959.163</text:p>
          </table:table-cell>
          <table:table-cell table:style-name="ce6" office:value-type="float" office:value="35800" calcext:value-type="float">
            <text:p>35800</text:p>
          </table:table-cell>
          <table:table-cell table:style-name="ce6" office:value-type="float" office:value="6460" calcext:value-type="float">
            <text:p>6460</text:p>
          </table:table-cell>
          <table:table-cell table:style-name="ce6" office:value-type="float" office:value="45260" calcext:value-type="float">
            <text:p>45260</text:p>
          </table:table-cell>
          <table:table-cell table:style-name="ce6" office:value-type="float" office:value="44257" calcext:value-type="float">
            <text:p>44257</text:p>
          </table:table-cell>
          <table:table-cell table:style-name="ce6" table:formula="of:=[.F20]+[.H20]" office:value-type="float" office:value="81060" calcext:value-type="float">
            <text:p>81060</text:p>
          </table:table-cell>
          <table:table-cell table:style-name="ce7" table:formula="of:=(([.F20]*100)/[.J20])" office:value-type="float" office:value="44.1648161855416" calcext:value-type="float">
            <text:p>44.16</text:p>
          </table:table-cell>
          <table:table-cell table:style-name="ce7" table:formula="of:=100-[.K20]" office:value-type="float" office:value="55.8351838144584" calcext:value-type="float">
            <text:p>55.84</text:p>
          </table:table-cell>
          <table:table-cell table:style-name="ce7" table:formula="of:=(([.F20]-[.G20])*100)/[.F20]" office:value-type="float" office:value="81.9553072625698" calcext:value-type="float">
            <text:p>81.96</text:p>
          </table:table-cell>
          <table:table-cell table:style-name="ce7" table:formula="of:=(([.G20]*100)/[.F20])" office:value-type="float" office:value="18.0446927374302" calcext:value-type="float">
            <text:p>18.04</text:p>
          </table:table-cell>
          <table:table-cell table:style-name="ce8" office:value-type="float" office:value="0.7813" calcext:value-type="float">
            <text:p>0.7813</text:p>
          </table:table-cell>
          <table:table-cell table:style-name="ce9" table:formula="of:=([.O20]*[.O20])*[.J20]" office:value-type="float" office:value="49481.4306714" calcext:value-type="float">
            <text:p>49481.431</text:p>
          </table:table-cell>
          <table:table-cell table:style-name="ce9" table:formula="of:=(([.O20]*[.O20])*([.F20]-[.G20]))" office:value-type="float" office:value="17910.0071046" calcext:value-type="float">
            <text:p>17910.007</text:p>
          </table:table-cell>
          <table:table-cell table:style-name="ce9" table:formula="of:=([.O20]*[.O20])*[.G20]" office:value-type="float" office:value="3943.3757974" calcext:value-type="float">
            <text:p>3943.376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17" calcext:value-type="float">
            <text:p>17</text:p>
          </table:table-cell>
          <table:table-cell table:style-name="ce5" office:value-type="string" calcext:value-type="string">
            <text:p>Gabriela Menin Scopel</text:p>
          </table:table-cell>
          <table:table-cell table:style-name="ce6" office:value-type="float" office:value="82942.704" calcext:value-type="float">
            <text:p>82942.704</text:p>
          </table:table-cell>
          <table:table-cell table:style-name="ce6" office:value-type="float" office:value="43317.034" calcext:value-type="float">
            <text:p>43317.034</text:p>
          </table:table-cell>
          <table:table-cell table:style-name="ce6" office:value-type="float" office:value="63671" calcext:value-type="float">
            <text:p>63671</text:p>
          </table:table-cell>
          <table:table-cell table:style-name="ce6" office:value-type="float" office:value="11557" calcext:value-type="float">
            <text:p>11557</text:p>
          </table:table-cell>
          <table:table-cell table:style-name="ce6" office:value-type="float" office:value="48631" calcext:value-type="float">
            <text:p>48631</text:p>
          </table:table-cell>
          <table:table-cell table:style-name="ce6" office:value-type="float" office:value="47093" calcext:value-type="float">
            <text:p>47093</text:p>
          </table:table-cell>
          <table:table-cell table:style-name="ce6" table:formula="of:=[.F21]+[.H21]" office:value-type="float" office:value="112302" calcext:value-type="float">
            <text:p>112302</text:p>
          </table:table-cell>
          <table:table-cell table:style-name="ce7" table:formula="of:=(([.F21]*100)/[.J21])" office:value-type="float" office:value="56.6962298089081" calcext:value-type="float">
            <text:p>56.70</text:p>
          </table:table-cell>
          <table:table-cell table:style-name="ce7" table:formula="of:=100-[.K21]" office:value-type="float" office:value="43.3037701910919" calcext:value-type="float">
            <text:p>43.30</text:p>
          </table:table-cell>
          <table:table-cell table:style-name="ce7" table:formula="of:=(([.F21]-[.G21])*100)/[.F21]" office:value-type="float" office:value="81.8488793956432" calcext:value-type="float">
            <text:p>81.85</text:p>
          </table:table-cell>
          <table:table-cell table:style-name="ce7" table:formula="of:=(([.G21]*100)/[.F21])" office:value-type="float" office:value="18.1511206043568" calcext:value-type="float">
            <text:p>18.15</text:p>
          </table:table-cell>
          <table:table-cell table:style-name="ce8" office:value-type="float" office:value="0.8594" calcext:value-type="float">
            <text:p>0.8594</text:p>
          </table:table-cell>
          <table:table-cell table:style-name="ce9" table:formula="of:=([.O21]*[.O21])*[.J21]" office:value-type="float" office:value="82942.70396472" calcext:value-type="float">
            <text:p>82942.704</text:p>
          </table:table-cell>
          <table:table-cell table:style-name="ce9" table:formula="of:=(([.O21]*[.O21])*([.F21]-[.G21]))" office:value-type="float" office:value="38489.75151304" calcext:value-type="float">
            <text:p>38489.752</text:p>
          </table:table-cell>
          <table:table-cell table:style-name="ce9" table:formula="of:=([.O21]*[.O21])*[.G21]" office:value-type="float" office:value="8535.63453652" calcext:value-type="float">
            <text:p>8535.635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18" calcext:value-type="float">
            <text:p>18</text:p>
          </table:table-cell>
          <table:table-cell table:style-name="ce5" office:value-type="string" calcext:value-type="string">
            <text:p>Gladson Denti</text:p>
          </table:table-cell>
          <table:table-cell table:style-name="ce6" office:value-type="float" office:value="41975.056" calcext:value-type="float">
            <text:p>41975.056</text:p>
          </table:table-cell>
          <table:table-cell table:style-name="ce6" office:value-type="float" office:value="37611.594" calcext:value-type="float">
            <text:p>37611.594</text:p>
          </table:table-cell>
          <table:table-cell table:style-name="ce6" office:value-type="float" office:value="7314" calcext:value-type="float">
            <text:p>7314</text:p>
          </table:table-cell>
          <table:table-cell table:style-name="ce6" office:value-type="float" office:value="2872" calcext:value-type="float">
            <text:p>2872</text:p>
          </table:table-cell>
          <table:table-cell table:style-name="ce6" office:value-type="float" office:value="49519" calcext:value-type="float">
            <text:p>49519</text:p>
          </table:table-cell>
          <table:table-cell table:style-name="ce6" office:value-type="float" office:value="48053" calcext:value-type="float">
            <text:p>48053</text:p>
          </table:table-cell>
          <table:table-cell table:style-name="ce6" table:formula="of:=[.F22]+[.H22]" office:value-type="float" office:value="56833" calcext:value-type="float">
            <text:p>56833</text:p>
          </table:table-cell>
          <table:table-cell table:style-name="ce7" table:formula="of:=(([.F22]*100)/[.J22])" office:value-type="float" office:value="12.8692836908134" calcext:value-type="float">
            <text:p>12.87</text:p>
          </table:table-cell>
          <table:table-cell table:style-name="ce7" table:formula="of:=100-[.K22]" office:value-type="float" office:value="87.1307163091866" calcext:value-type="float">
            <text:p>87.13</text:p>
          </table:table-cell>
          <table:table-cell table:style-name="ce7" table:formula="of:=(([.F22]-[.G22])*100)/[.F22]" office:value-type="float" office:value="60.7328411266065" calcext:value-type="float">
            <text:p>60.73</text:p>
          </table:table-cell>
          <table:table-cell table:style-name="ce7" table:formula="of:=(([.G22]*100)/[.F22])" office:value-type="float" office:value="39.2671588733935" calcext:value-type="float">
            <text:p>39.27</text:p>
          </table:table-cell>
          <table:table-cell table:style-name="ce8" office:value-type="float" office:value="0.8594" calcext:value-type="float">
            <text:p>0.8594</text:p>
          </table:table-cell>
          <table:table-cell table:style-name="ce9" table:formula="of:=([.O22]*[.O22])*[.J22]" office:value-type="float" office:value="41975.05560388" calcext:value-type="float">
            <text:p>41975.056</text:p>
          </table:table-cell>
          <table:table-cell table:style-name="ce9" table:formula="of:=(([.O22]*[.O22])*([.F22]-[.G22]))" office:value-type="float" office:value="3280.72065512" calcext:value-type="float">
            <text:p>3280.721</text:p>
          </table:table-cell>
          <table:table-cell table:style-name="ce9" table:formula="of:=([.O22]*[.O22])*[.G22]" office:value-type="float" office:value="2121.16832992" calcext:value-type="float">
            <text:p>2121.168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19" calcext:value-type="float">
            <text:p>19</text:p>
          </table:table-cell>
          <table:table-cell table:style-name="ce5" office:value-type="string" calcext:value-type="string">
            <text:p>Guilherme Scanagatta</text:p>
          </table:table-cell>
          <table:table-cell table:style-name="ce6" office:value-type="float" office:value="60192.583" calcext:value-type="float">
            <text:p>60192.583</text:p>
          </table:table-cell>
          <table:table-cell table:style-name="ce6" office:value-type="float" office:value="44667.876" calcext:value-type="float">
            <text:p>44667.876</text:p>
          </table:table-cell>
          <table:table-cell table:style-name="ce6" office:value-type="float" office:value="21214" calcext:value-type="float">
            <text:p>21214</text:p>
          </table:table-cell>
          <table:table-cell table:style-name="ce6" office:value-type="float" office:value="1967" calcext:value-type="float">
            <text:p>1967</text:p>
          </table:table-cell>
          <table:table-cell table:style-name="ce6" office:value-type="float" office:value="60285" calcext:value-type="float">
            <text:p>60285</text:p>
          </table:table-cell>
          <table:table-cell table:style-name="ce6" office:value-type="float" office:value="58512" calcext:value-type="float">
            <text:p>58512</text:p>
          </table:table-cell>
          <table:table-cell table:style-name="ce6" table:formula="of:=[.F23]+[.H23]" office:value-type="float" office:value="81499" calcext:value-type="float">
            <text:p>81499</text:p>
          </table:table-cell>
          <table:table-cell table:style-name="ce7" table:formula="of:=(([.F23]*100)/[.J23])" office:value-type="float" office:value="26.0297672364078" calcext:value-type="float">
            <text:p>26.03</text:p>
          </table:table-cell>
          <table:table-cell table:style-name="ce7" table:formula="of:=100-[.K23]" office:value-type="float" office:value="73.9702327635922" calcext:value-type="float">
            <text:p>73.97</text:p>
          </table:table-cell>
          <table:table-cell table:style-name="ce7" table:formula="of:=(([.F23]-[.G23])*100)/[.F23]" office:value-type="float" office:value="90.7278212501178" calcext:value-type="float">
            <text:p>90.73</text:p>
          </table:table-cell>
          <table:table-cell table:style-name="ce7" table:formula="of:=(([.G23]*100)/[.F23])" office:value-type="float" office:value="9.27217874988215" calcext:value-type="float">
            <text:p>9.27</text:p>
          </table:table-cell>
          <table:table-cell table:style-name="ce8" office:value-type="float" office:value="0.8594" calcext:value-type="float">
            <text:p>0.8594</text:p>
          </table:table-cell>
          <table:table-cell table:style-name="ce9" table:formula="of:=([.O23]*[.O23])*[.J23]" office:value-type="float" office:value="60192.58277164" calcext:value-type="float">
            <text:p>60192.583</text:p>
          </table:table-cell>
          <table:table-cell table:style-name="ce9" table:formula="of:=(([.O23]*[.O23])*([.F23]-[.G23]))" office:value-type="float" office:value="14215.22522492" calcext:value-type="float">
            <text:p>14215.225</text:p>
          </table:table-cell>
          <table:table-cell table:style-name="ce9" table:formula="of:=([.O23]*[.O23])*[.G23]" office:value-type="float" office:value="1452.76396412" calcext:value-type="float">
            <text:p>1452.764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20" calcext:value-type="float">
            <text:p>20</text:p>
          </table:table-cell>
          <table:table-cell table:style-name="ce5" office:value-type="string" calcext:value-type="string">
            <text:p>Guilherme Valente Taglian</text:p>
          </table:table-cell>
          <table:table-cell table:style-name="ce6" office:value-type="float" office:value="39031.122" calcext:value-type="float">
            <text:p>39031.122</text:p>
          </table:table-cell>
          <table:table-cell table:style-name="ce6" office:value-type="float" office:value="34203.101" calcext:value-type="float">
            <text:p>34203.101</text:p>
          </table:table-cell>
          <table:table-cell table:style-name="ce6" office:value-type="float" office:value="6976" calcext:value-type="float">
            <text:p>6976</text:p>
          </table:table-cell>
          <table:table-cell table:style-name="ce6" office:value-type="float" office:value="3779" calcext:value-type="float">
            <text:p>3779</text:p>
          </table:table-cell>
          <table:table-cell table:style-name="ce6" office:value-type="float" office:value="45871" calcext:value-type="float">
            <text:p>45871</text:p>
          </table:table-cell>
          <table:table-cell table:style-name="ce6" office:value-type="float" office:value="42531" calcext:value-type="float">
            <text:p>42531</text:p>
          </table:table-cell>
          <table:table-cell table:style-name="ce6" table:formula="of:=[.F24]+[.H24]" office:value-type="float" office:value="52847" calcext:value-type="float">
            <text:p>52847</text:p>
          </table:table-cell>
          <table:table-cell table:style-name="ce7" table:formula="of:=(([.F25]*100)/[.J24])" office:value-type="float" office:value="13.1095426419664" calcext:value-type="float">
            <text:p>13.11</text:p>
          </table:table-cell>
          <table:table-cell table:style-name="ce7" table:formula="of:=100-[.K24]" office:value-type="float" office:value="86.8904573580336" calcext:value-type="float">
            <text:p>86.89</text:p>
          </table:table-cell>
          <table:table-cell table:style-name="ce7" table:formula="of:=(([.F25]-[.G25])*100)/[.F25]" office:value-type="float" office:value="80.9324480369515" calcext:value-type="float">
            <text:p>80.93</text:p>
          </table:table-cell>
          <table:table-cell table:style-name="ce7" table:formula="of:=(([.G25]*100)/[.F25])" office:value-type="float" office:value="19.0675519630485" calcext:value-type="float">
            <text:p>19.07</text:p>
          </table:table-cell>
          <table:table-cell table:style-name="ce8" office:value-type="float" office:value="0.8594" calcext:value-type="float">
            <text:p>0.8594</text:p>
          </table:table-cell>
          <table:table-cell table:style-name="ce9" table:formula="of:=([.O24]*[.O24])*[.J24]" office:value-type="float" office:value="39031.12212092" calcext:value-type="float">
            <text:p>39031.122</text:p>
          </table:table-cell>
          <table:table-cell table:style-name="ce9" table:formula="of:=(([.O24]*[.O24])*([.F24]-[.G24]))" office:value-type="float" office:value="2361.20304692" calcext:value-type="float">
            <text:p>2361.203</text:p>
          </table:table-cell>
          <table:table-cell table:style-name="ce9" table:formula="of:=([.O24]*[.O24])*[.G24]" office:value-type="float" office:value="2791.04983244" calcext:value-type="float">
            <text:p>2791.050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21" calcext:value-type="float">
            <text:p>21</text:p>
          </table:table-cell>
          <table:table-cell table:style-name="ce5" office:value-type="string" calcext:value-type="string">
            <text:p>Henrique Benedetti Dall'Agnoll</text:p>
          </table:table-cell>
          <table:table-cell table:style-name="ce6" office:value-type="float" office:value="41471.352" calcext:value-type="float">
            <text:p>41471.352</text:p>
          </table:table-cell>
          <table:table-cell table:style-name="ce6" office:value-type="float" office:value="34796.171" calcext:value-type="float">
            <text:p>34796.171</text:p>
          </table:table-cell>
          <table:table-cell table:style-name="ce6" office:value-type="float" office:value="6928" calcext:value-type="float">
            <text:p>6928</text:p>
          </table:table-cell>
          <table:table-cell table:style-name="ce6" office:value-type="float" office:value="1321" calcext:value-type="float">
            <text:p>1321</text:p>
          </table:table-cell>
          <table:table-cell table:style-name="ce6" office:value-type="float" office:value="49223" calcext:value-type="float">
            <text:p>49223</text:p>
          </table:table-cell>
          <table:table-cell table:style-name="ce6" office:value-type="float" office:value="45792" calcext:value-type="float">
            <text:p>45792</text:p>
          </table:table-cell>
          <table:table-cell table:style-name="ce6" table:formula="of:=[.F25]+[.H25]" office:value-type="float" office:value="56151" calcext:value-type="float">
            <text:p>56151</text:p>
          </table:table-cell>
          <table:table-cell table:style-name="ce7" table:formula="of:=(([.F25]*100)/[.J25])" office:value-type="float" office:value="12.3381596053499" calcext:value-type="float">
            <text:p>12.34</text:p>
          </table:table-cell>
          <table:table-cell table:style-name="ce7" table:formula="of:=100-[.K25]" office:value-type="float" office:value="87.6618403946501" calcext:value-type="float">
            <text:p>87.66</text:p>
          </table:table-cell>
          <table:table-cell table:style-name="ce7" table:formula="of:=(([.F25]-[.G25])*100)/[.F25]" office:value-type="float" office:value="80.9324480369515" calcext:value-type="float">
            <text:p>80.93</text:p>
          </table:table-cell>
          <table:table-cell table:style-name="ce7" table:formula="of:=(([.G25]*100)/[.F25])" office:value-type="float" office:value="19.0675519630485" calcext:value-type="float">
            <text:p>19.07</text:p>
          </table:table-cell>
          <table:table-cell table:style-name="ce8" office:value-type="float" office:value="0.8594" calcext:value-type="float">
            <text:p>0.8594</text:p>
          </table:table-cell>
          <table:table-cell table:style-name="ce9" table:formula="of:=([.O25]*[.O25])*[.J25]" office:value-type="float" office:value="41471.35198236" calcext:value-type="float">
            <text:p>41471.352</text:p>
          </table:table-cell>
          <table:table-cell table:style-name="ce9" table:formula="of:=(([.O25]*[.O25])*([.F25]-[.G25]))" office:value-type="float" office:value="4141.15279452" calcext:value-type="float">
            <text:p>4141.153</text:p>
          </table:table-cell>
          <table:table-cell table:style-name="ce9" table:formula="of:=([.O25]*[.O25])*[.G25]" office:value-type="float" office:value="975.64880356" calcext:value-type="float">
            <text:p>975.649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22" calcext:value-type="float">
            <text:p>22</text:p>
          </table:table-cell>
          <table:table-cell table:style-name="ce5" office:value-type="string" calcext:value-type="string">
            <text:p>Ian Lúcero Stefanello Correa</text:p>
          </table:table-cell>
          <table:table-cell table:style-name="ce6" office:value-type="float" office:value="48650.236" calcext:value-type="float">
            <text:p>48650.236</text:p>
          </table:table-cell>
          <table:table-cell table:style-name="ce6" office:value-type="float" office:value="39180.313" calcext:value-type="float">
            <text:p>39180.313</text:p>
          </table:table-cell>
          <table:table-cell table:style-name="ce6" office:value-type="float" office:value="13583" calcext:value-type="float">
            <text:p>13583</text:p>
          </table:table-cell>
          <table:table-cell table:style-name="ce6" office:value-type="float" office:value="2657" calcext:value-type="float">
            <text:p>2657</text:p>
          </table:table-cell>
          <table:table-cell table:style-name="ce6" office:value-type="float" office:value="52288" calcext:value-type="float">
            <text:p>52288</text:p>
          </table:table-cell>
          <table:table-cell table:style-name="ce6" office:value-type="float" office:value="50392" calcext:value-type="float">
            <text:p>50392</text:p>
          </table:table-cell>
          <table:table-cell table:style-name="ce6" table:formula="of:=[.F26]+[.H26]" office:value-type="float" office:value="65871" calcext:value-type="float">
            <text:p>65871</text:p>
          </table:table-cell>
          <table:table-cell table:style-name="ce7" table:formula="of:=(([.F26]*100)/[.J26])" office:value-type="float" office:value="20.6206069438751" calcext:value-type="float">
            <text:p>20.62</text:p>
          </table:table-cell>
          <table:table-cell table:style-name="ce7" table:formula="of:=100-[.K26]" office:value-type="float" office:value="79.3793930561249" calcext:value-type="float">
            <text:p>79.38</text:p>
          </table:table-cell>
          <table:table-cell table:style-name="ce7" table:formula="of:=(([.F26]-[.G26])*100)/[.F26]" office:value-type="float" office:value="80.4387837738349" calcext:value-type="float">
            <text:p>80.44</text:p>
          </table:table-cell>
          <table:table-cell table:style-name="ce7" table:formula="of:=(([.G26]*100)/[.F26])" office:value-type="float" office:value="19.5612162261651" calcext:value-type="float">
            <text:p>19.56</text:p>
          </table:table-cell>
          <table:table-cell table:style-name="ce8" office:value-type="float" office:value="0.8594" calcext:value-type="float">
            <text:p>0.8594</text:p>
          </table:table-cell>
          <table:table-cell table:style-name="ce9" table:formula="of:=([.O26]*[.O26])*[.J26]" office:value-type="float" office:value="48650.23644156" calcext:value-type="float">
            <text:p>48650.236</text:p>
          </table:table-cell>
          <table:table-cell table:style-name="ce9" table:formula="of:=(([.O26]*[.O26])*([.F26]-[.G26]))" office:value-type="float" office:value="8069.59790136" calcext:value-type="float">
            <text:p>8069.598</text:p>
          </table:table-cell>
          <table:table-cell table:style-name="ce9" table:formula="of:=([.O26]*[.O26])*[.G26]" office:value-type="float" office:value="1962.37613252" calcext:value-type="float">
            <text:p>1962.376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23" calcext:value-type="float">
            <text:p>23</text:p>
          </table:table-cell>
          <table:table-cell table:style-name="ce5" office:value-type="string" calcext:value-type="string">
            <text:p>Josias da Rocha Gregol</text:p>
          </table:table-cell>
          <table:table-cell table:style-name="ce6" office:value-type="float" office:value="45300.09" calcext:value-type="float">
            <text:p>45300.09</text:p>
          </table:table-cell>
          <table:table-cell table:style-name="ce6" office:value-type="float" office:value="37449.109" calcext:value-type="float">
            <text:p>37449.109</text:p>
          </table:table-cell>
          <table:table-cell table:style-name="ce6" office:value-type="float" office:value="8307" calcext:value-type="float">
            <text:p>8307</text:p>
          </table:table-cell>
          <table:table-cell table:style-name="ce6" office:value-type="float" office:value="2122" calcext:value-type="float">
            <text:p>2122</text:p>
          </table:table-cell>
          <table:table-cell table:style-name="ce6" office:value-type="float" office:value="53028" calcext:value-type="float">
            <text:p>53028</text:p>
          </table:table-cell>
          <table:table-cell table:style-name="ce6" office:value-type="float" office:value="48583" calcext:value-type="float">
            <text:p>48583</text:p>
          </table:table-cell>
          <table:table-cell table:style-name="ce6" table:formula="of:=[.F27]+[.H27]" office:value-type="float" office:value="61335" calcext:value-type="float">
            <text:p>61335</text:p>
          </table:table-cell>
          <table:table-cell table:style-name="ce7" table:formula="of:=(([.F27]*100)/[.J27])" office:value-type="float" office:value="13.5436537050624" calcext:value-type="float">
            <text:p>13.54</text:p>
          </table:table-cell>
          <table:table-cell table:style-name="ce7" table:formula="of:=100-[.K27]" office:value-type="float" office:value="86.4563462949376" calcext:value-type="float">
            <text:p>86.46</text:p>
          </table:table-cell>
          <table:table-cell table:style-name="ce7" table:formula="of:=(([.F27]-[.G27])*100)/[.F27]" office:value-type="float" office:value="74.4552786806308" calcext:value-type="float">
            <text:p>74.46</text:p>
          </table:table-cell>
          <table:table-cell table:style-name="ce7" table:formula="of:=(([.G27]*100)/[.F27])" office:value-type="float" office:value="25.5447213193692" calcext:value-type="float">
            <text:p>25.54</text:p>
          </table:table-cell>
          <table:table-cell table:style-name="ce8" office:value-type="float" office:value="0.8594" calcext:value-type="float">
            <text:p>0.8594</text:p>
          </table:table-cell>
          <table:table-cell table:style-name="ce9" table:formula="of:=([.O27]*[.O27])*[.J27]" office:value-type="float" office:value="45300.0903606" calcext:value-type="float">
            <text:p>45300.090</text:p>
          </table:table-cell>
          <table:table-cell table:style-name="ce9" table:formula="of:=(([.O27]*[.O27])*([.F27]-[.G27]))" office:value-type="float" office:value="4568.0453066" calcext:value-type="float">
            <text:p>4568.045</text:p>
          </table:table-cell>
          <table:table-cell table:style-name="ce9" table:formula="of:=([.O27]*[.O27])*[.G27]" office:value-type="float" office:value="1567.24205992" calcext:value-type="float">
            <text:p>1567.242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24" calcext:value-type="float">
            <text:p>24</text:p>
          </table:table-cell>
          <table:table-cell table:style-name="ce5" office:value-type="string" calcext:value-type="string">
            <text:p>Karen Arcari Arruda</text:p>
          </table:table-cell>
          <table:table-cell table:style-name="ce6" office:value-type="float" office:value="54743.425" calcext:value-type="float">
            <text:p>54743.425</text:p>
          </table:table-cell>
          <table:table-cell table:style-name="ce6" office:value-type="float" office:value="32698.637" calcext:value-type="float">
            <text:p>32698.637</text:p>
          </table:table-cell>
          <table:table-cell table:style-name="ce6" office:value-type="float" office:value="27243" calcext:value-type="float">
            <text:p>27243</text:p>
          </table:table-cell>
          <table:table-cell table:style-name="ce6" office:value-type="float" office:value="1990" calcext:value-type="float">
            <text:p>1990</text:p>
          </table:table-cell>
          <table:table-cell table:style-name="ce6" office:value-type="float" office:value="46878" calcext:value-type="float">
            <text:p>46878</text:p>
          </table:table-cell>
          <table:table-cell table:style-name="ce6" office:value-type="float" office:value="42283" calcext:value-type="float">
            <text:p>42283</text:p>
          </table:table-cell>
          <table:table-cell table:style-name="ce6" table:formula="of:=[.F28]+[.H28]" office:value-type="float" office:value="74121" calcext:value-type="float">
            <text:p>74121</text:p>
          </table:table-cell>
          <table:table-cell table:style-name="ce7" table:formula="of:=(([.F28]*100)/[.J28])" office:value-type="float" office:value="36.7547658558303" calcext:value-type="float">
            <text:p>36.75</text:p>
          </table:table-cell>
          <table:table-cell table:style-name="ce7" table:formula="of:=100-[.K28]" office:value-type="float" office:value="63.2452341441697" calcext:value-type="float">
            <text:p>63.25</text:p>
          </table:table-cell>
          <table:table-cell table:style-name="ce7" table:formula="of:=(([.F28]-[.G28])*100)/[.F28]" office:value-type="float" office:value="92.6953712880373" calcext:value-type="float">
            <text:p>92.70</text:p>
          </table:table-cell>
          <table:table-cell table:style-name="ce7" table:formula="of:=(([.G28]*100)/[.F28])" office:value-type="float" office:value="7.30462871196271" calcext:value-type="float">
            <text:p>7.30</text:p>
          </table:table-cell>
          <table:table-cell table:style-name="ce8" office:value-type="float" office:value="0.8594" calcext:value-type="float">
            <text:p>0.8594</text:p>
          </table:table-cell>
          <table:table-cell table:style-name="ce9" table:formula="of:=([.O28]*[.O28])*[.J28]" office:value-type="float" office:value="54743.42541156" calcext:value-type="float">
            <text:p>54743.425</text:p>
          </table:table-cell>
          <table:table-cell table:style-name="ce9" table:formula="of:=(([.O28]*[.O28])*([.F28]-[.G28]))" office:value-type="float" office:value="18651.06679508" calcext:value-type="float">
            <text:p>18651.067</text:p>
          </table:table-cell>
          <table:table-cell table:style-name="ce9" table:formula="of:=([.O28]*[.O28])*[.G28]" office:value-type="float" office:value="1469.7510364" calcext:value-type="float">
            <text:p>1469.751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25" calcext:value-type="float">
            <text:p>25</text:p>
          </table:table-cell>
          <table:table-cell table:style-name="ce5" office:value-type="string" calcext:value-type="string">
            <text:p>Kellem Cenci Anzolin</text:p>
          </table:table-cell>
          <table:table-cell table:style-name="ce6" office:value-type="float" office:value="41490.555" calcext:value-type="float">
            <text:p>41490.555</text:p>
          </table:table-cell>
          <table:table-cell table:style-name="ce6" office:value-type="float" office:value="27381.683" calcext:value-type="float">
            <text:p>27381.683</text:p>
          </table:table-cell>
          <table:table-cell table:style-name="ce6" office:value-type="float" office:value="18532" calcext:value-type="float">
            <text:p>18532</text:p>
          </table:table-cell>
          <table:table-cell table:style-name="ce6" office:value-type="float" office:value="1478" calcext:value-type="float">
            <text:p>1478</text:p>
          </table:table-cell>
          <table:table-cell table:style-name="ce6" office:value-type="float" office:value="37645" calcext:value-type="float">
            <text:p>37645</text:p>
          </table:table-cell>
          <table:table-cell table:style-name="ce6" office:value-type="float" office:value="35596" calcext:value-type="float">
            <text:p>35596</text:p>
          </table:table-cell>
          <table:table-cell table:style-name="ce6" table:formula="of:=[.F29]+[.H29]" office:value-type="float" office:value="56177" calcext:value-type="float">
            <text:p>56177</text:p>
          </table:table-cell>
          <table:table-cell table:style-name="ce7" table:formula="of:=(([.F29]*100)/[.J29])" office:value-type="float" office:value="32.988589636328" calcext:value-type="float">
            <text:p>32.99</text:p>
          </table:table-cell>
          <table:table-cell table:style-name="ce7" table:formula="of:=100-[.K29]" office:value-type="float" office:value="67.011410363672" calcext:value-type="float">
            <text:p>67.01</text:p>
          </table:table-cell>
          <table:table-cell table:style-name="ce7" table:formula="of:=(([.F29]-[.G29])*100)/[.F29]" office:value-type="float" office:value="92.0246060867688" calcext:value-type="float">
            <text:p>92.02</text:p>
          </table:table-cell>
          <table:table-cell table:style-name="ce7" table:formula="of:=(([.G29]*100)/[.F29])" office:value-type="float" office:value="7.97539391323117" calcext:value-type="float">
            <text:p>7.98</text:p>
          </table:table-cell>
          <table:table-cell table:style-name="ce8" office:value-type="float" office:value="0.8594" calcext:value-type="float">
            <text:p>0.8594</text:p>
          </table:table-cell>
          <table:table-cell table:style-name="ce9" table:formula="of:=([.O29]*[.O29])*[.J29]" office:value-type="float" office:value="41490.55475972" calcext:value-type="float">
            <text:p>41490.555</text:p>
          </table:table-cell>
          <table:table-cell table:style-name="ce9" table:formula="of:=(([.O29]*[.O29])*([.F29]-[.G29]))" office:value-type="float" office:value="12595.54481144" calcext:value-type="float">
            <text:p>12595.545</text:p>
          </table:table-cell>
          <table:table-cell table:style-name="ce9" table:formula="of:=([.O29]*[.O29])*[.G29]" office:value-type="float" office:value="1091.60403608" calcext:value-type="float">
            <text:p>1091.604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26" calcext:value-type="float">
            <text:p>26</text:p>
          </table:table-cell>
          <table:table-cell table:style-name="ce5" office:value-type="string" calcext:value-type="string">
            <text:p>Kelvin Salvetti</text:p>
          </table:table-cell>
          <table:table-cell table:style-name="ce6" office:value-type="float" office:value="60310.015" calcext:value-type="float">
            <text:p>60310.015</text:p>
          </table:table-cell>
          <table:table-cell table:style-name="ce6" office:value-type="float" office:value="35118.926" calcext:value-type="float">
            <text:p>35118.926</text:p>
          </table:table-cell>
          <table:table-cell table:style-name="ce6" office:value-type="float" office:value="36596" calcext:value-type="float">
            <text:p>36596</text:p>
          </table:table-cell>
          <table:table-cell table:style-name="ce6" office:value-type="float" office:value="6645" calcext:value-type="float">
            <text:p>6645</text:p>
          </table:table-cell>
          <table:table-cell table:style-name="ce6" office:value-type="float" office:value="45062" calcext:value-type="float">
            <text:p>45062</text:p>
          </table:table-cell>
          <table:table-cell table:style-name="ce6" office:value-type="float" office:value="40905" calcext:value-type="float">
            <text:p>40905</text:p>
          </table:table-cell>
          <table:table-cell table:style-name="ce6" table:formula="of:=[.F30]+[.H30]" office:value-type="float" office:value="81658" calcext:value-type="float">
            <text:p>81658</text:p>
          </table:table-cell>
          <table:table-cell table:style-name="ce7" table:formula="of:=(([.F30]*100)/[.J30])" office:value-type="float" office:value="44.8161845746896" calcext:value-type="float">
            <text:p>44.82</text:p>
          </table:table-cell>
          <table:table-cell table:style-name="ce7" table:formula="of:=100-[.K30]" office:value-type="float" office:value="55.1838154253104" calcext:value-type="float">
            <text:p>55.18</text:p>
          </table:table-cell>
          <table:table-cell table:style-name="ce7" table:formula="of:=(([.F30]-[.G30])*100)/[.F30]" office:value-type="float" office:value="81.8422778445732" calcext:value-type="float">
            <text:p>81.84</text:p>
          </table:table-cell>
          <table:table-cell table:style-name="ce7" table:formula="of:=(([.G30]*100)/[.F30])" office:value-type="float" office:value="18.1577221554268" calcext:value-type="float">
            <text:p>18.16</text:p>
          </table:table-cell>
          <table:table-cell table:style-name="ce8" office:value-type="float" office:value="0.8594" calcext:value-type="float">
            <text:p>0.8594</text:p>
          </table:table-cell>
          <table:table-cell table:style-name="ce9" table:formula="of:=([.O30]*[.O30])*[.J30]" office:value-type="float" office:value="60310.01514088" calcext:value-type="float">
            <text:p>60310.015</text:p>
          </table:table-cell>
          <table:table-cell table:style-name="ce9" table:formula="of:=(([.O30]*[.O30])*([.F30]-[.G30]))" office:value-type="float" office:value="22120.86095036" calcext:value-type="float">
            <text:p>22120.861</text:p>
          </table:table-cell>
          <table:table-cell table:style-name="ce9" table:formula="of:=([.O30]*[.O30])*[.G30]" office:value-type="float" office:value="4907.7867522" calcext:value-type="float">
            <text:p>4907.787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27" calcext:value-type="float">
            <text:p>27</text:p>
          </table:table-cell>
          <table:table-cell table:style-name="ce5" office:value-type="string" calcext:value-type="string">
            <text:p>Laís Zanetti Gregol</text:p>
          </table:table-cell>
          <table:table-cell table:style-name="ce6" office:value-type="float" office:value="66615.173" calcext:value-type="float">
            <text:p>66615.173</text:p>
          </table:table-cell>
          <table:table-cell table:style-name="ce6" office:value-type="float" office:value="31515.45" calcext:value-type="float">
            <text:p>31515.45</text:p>
          </table:table-cell>
          <table:table-cell table:style-name="ce6" office:value-type="float" office:value="52944" calcext:value-type="float">
            <text:p>52944</text:p>
          </table:table-cell>
          <table:table-cell table:style-name="ce6" office:value-type="float" office:value="7520" calcext:value-type="float">
            <text:p>7520</text:p>
          </table:table-cell>
          <table:table-cell table:style-name="ce6" office:value-type="float" office:value="37251" calcext:value-type="float">
            <text:p>37251</text:p>
          </table:table-cell>
          <table:table-cell table:style-name="ce6" office:value-type="float" office:value="35151" calcext:value-type="float">
            <text:p>35151</text:p>
          </table:table-cell>
          <table:table-cell table:style-name="ce6" table:formula="of:=[.F31]+[.H31]" office:value-type="float" office:value="90195" calcext:value-type="float">
            <text:p>90195</text:p>
          </table:table-cell>
          <table:table-cell table:style-name="ce7" table:formula="of:=(([.F31]*100)/[.J31])" office:value-type="float" office:value="58.6994844503576" calcext:value-type="float">
            <text:p>58.70</text:p>
          </table:table-cell>
          <table:table-cell table:style-name="ce7" table:formula="of:=100-[.K31]" office:value-type="float" office:value="41.3005155496424" calcext:value-type="float">
            <text:p>41.30</text:p>
          </table:table-cell>
          <table:table-cell table:style-name="ce7" table:formula="of:=(([.F31]-[.G31])*100)/[.F31]" office:value-type="float" office:value="85.7963130855243" calcext:value-type="float">
            <text:p>85.80</text:p>
          </table:table-cell>
          <table:table-cell table:style-name="ce7" table:formula="of:=(([.G31]*100)/[.F31])" office:value-type="float" office:value="14.2036869144757" calcext:value-type="float">
            <text:p>14.20</text:p>
          </table:table-cell>
          <table:table-cell table:style-name="ce8" office:value-type="float" office:value="0.8594" calcext:value-type="float">
            <text:p>0.8594</text:p>
          </table:table-cell>
          <table:table-cell table:style-name="ce9" table:formula="of:=([.O31]*[.O31])*[.J31]" office:value-type="float" office:value="66615.1732302" calcext:value-type="float">
            <text:p>66615.173</text:p>
          </table:table-cell>
          <table:table-cell table:style-name="ce9" table:formula="of:=(([.O31]*[.O31])*([.F31]-[.G31]))" office:value-type="float" office:value="33548.72918464" calcext:value-type="float">
            <text:p>33548.729</text:p>
          </table:table-cell>
          <table:table-cell table:style-name="ce9" table:formula="of:=([.O31]*[.O31])*[.G31]" office:value-type="float" office:value="5554.0340672" calcext:value-type="float">
            <text:p>5554.034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28" calcext:value-type="float">
            <text:p>28</text:p>
          </table:table-cell>
          <table:table-cell table:style-name="ce5" office:value-type="string" calcext:value-type="string">
            <text:p>Layna Saori Menin Pessin</text:p>
          </table:table-cell>
          <table:table-cell table:style-name="ce6" office:value-type="float" office:value="37070.174" calcext:value-type="float">
            <text:p>37070.174</text:p>
          </table:table-cell>
          <table:table-cell table:style-name="ce6" office:value-type="float" office:value="31255.221" calcext:value-type="float">
            <text:p>31255.221</text:p>
          </table:table-cell>
          <table:table-cell table:style-name="ce6" office:value-type="float" office:value="8907" calcext:value-type="float">
            <text:p>8907</text:p>
          </table:table-cell>
          <table:table-cell table:style-name="ce6" office:value-type="float" office:value="1673" calcext:value-type="float">
            <text:p>1673</text:p>
          </table:table-cell>
          <table:table-cell table:style-name="ce6" office:value-type="float" office:value="51821" calcext:value-type="float">
            <text:p>51821</text:p>
          </table:table-cell>
          <table:table-cell table:style-name="ce6" office:value-type="float" office:value="49529" calcext:value-type="float">
            <text:p>49529</text:p>
          </table:table-cell>
          <table:table-cell table:style-name="ce6" table:formula="of:=[.F32]+[.H32]" office:value-type="float" office:value="60728" calcext:value-type="float">
            <text:p>60728</text:p>
          </table:table-cell>
          <table:table-cell table:style-name="ce7" table:formula="of:=(([.F32]*100)/[.J32])" office:value-type="float" office:value="14.6670399156896" calcext:value-type="float">
            <text:p>14.67</text:p>
          </table:table-cell>
          <table:table-cell table:style-name="ce7" table:formula="of:=100-[.K32]" office:value-type="float" office:value="85.3329600843104" calcext:value-type="float">
            <text:p>85.33</text:p>
          </table:table-cell>
          <table:table-cell table:style-name="ce7" table:formula="of:=(([.F32]-[.G32])*100)/[.F32]" office:value-type="float" office:value="81.2170203210958" calcext:value-type="float">
            <text:p>81.22</text:p>
          </table:table-cell>
          <table:table-cell table:style-name="ce7" table:formula="of:=(([.G32]*100)/[.F32])" office:value-type="float" office:value="18.7829796789042" calcext:value-type="float">
            <text:p>18.78</text:p>
          </table:table-cell>
          <table:table-cell table:style-name="ce8" office:value-type="float" office:value="0.7813" calcext:value-type="float">
            <text:p>0.7813</text:p>
          </table:table-cell>
          <table:table-cell table:style-name="ce9" table:formula="of:=([.O32]*[.O32])*[.J32]" office:value-type="float" office:value="37070.17421432" calcext:value-type="float">
            <text:p>37070.174</text:p>
          </table:table-cell>
          <table:table-cell table:style-name="ce9" table:formula="of:=(([.O32]*[.O32])*([.F32]-[.G32]))" office:value-type="float" office:value="4415.84837746" calcext:value-type="float">
            <text:p>4415.848</text:p>
          </table:table-cell>
          <table:table-cell table:style-name="ce9" table:formula="of:=([.O32]*[.O32])*[.G32]" office:value-type="float" office:value="1021.24887137" calcext:value-type="float">
            <text:p>1021.249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29" calcext:value-type="float">
            <text:p>29</text:p>
          </table:table-cell>
          <table:table-cell table:style-name="ce5" office:value-type="string" calcext:value-type="string">
            <text:p>Leomara Paludo Trintinaglia</text:p>
          </table:table-cell>
          <table:table-cell table:style-name="ce6" office:value-type="float" office:value="33649.913" calcext:value-type="float">
            <text:p>33649.913</text:p>
          </table:table-cell>
          <table:table-cell table:style-name="ce6" office:value-type="float" office:value="27346.232" calcext:value-type="float">
            <text:p>27346.232</text:p>
          </table:table-cell>
          <table:table-cell table:style-name="ce6" office:value-type="float" office:value="7755" calcext:value-type="float">
            <text:p>7755</text:p>
          </table:table-cell>
          <table:table-cell table:style-name="ce6" office:value-type="float" office:value="887" calcext:value-type="float">
            <text:p>887</text:p>
          </table:table-cell>
          <table:table-cell table:style-name="ce6" office:value-type="float" office:value="37806" calcext:value-type="float">
            <text:p>37806</text:p>
          </table:table-cell>
          <table:table-cell table:style-name="ce6" office:value-type="float" office:value="36139" calcext:value-type="float">
            <text:p>36139</text:p>
          </table:table-cell>
          <table:table-cell table:style-name="ce6" table:formula="of:=[.F33]+[.H33]" office:value-type="float" office:value="45561" calcext:value-type="float">
            <text:p>45561</text:p>
          </table:table-cell>
          <table:table-cell table:style-name="ce7" table:formula="of:=(([.F33]*100)/[.J33])" office:value-type="float" office:value="17.0211364983209" calcext:value-type="float">
            <text:p>17.02</text:p>
          </table:table-cell>
          <table:table-cell table:style-name="ce7" table:formula="of:=100-[.K33]" office:value-type="float" office:value="82.9788635016791" calcext:value-type="float">
            <text:p>82.98</text:p>
          </table:table-cell>
          <table:table-cell table:style-name="ce7" table:formula="of:=(([.F33]-[.G33])*100)/[.F33]" office:value-type="float" office:value="88.56221792392" calcext:value-type="float">
            <text:p>88.56</text:p>
          </table:table-cell>
          <table:table-cell table:style-name="ce7" table:formula="of:=(([.G33]*100)/[.F33])" office:value-type="float" office:value="11.4377820760799" calcext:value-type="float">
            <text:p>11.44</text:p>
          </table:table-cell>
          <table:table-cell table:style-name="ce8" office:value-type="float" office:value="0.8594" calcext:value-type="float">
            <text:p>0.8594</text:p>
          </table:table-cell>
          <table:table-cell table:style-name="ce9" table:formula="of:=([.O33]*[.O33])*[.J33]" office:value-type="float" office:value="33649.91304996" calcext:value-type="float">
            <text:p>33649.913</text:p>
          </table:table-cell>
          <table:table-cell table:style-name="ce9" table:formula="of:=(([.O33]*[.O33])*([.F33]-[.G33]))" office:value-type="float" office:value="5072.48749648" calcext:value-type="float">
            <text:p>5072.487</text:p>
          </table:table-cell>
          <table:table-cell table:style-name="ce9" table:formula="of:=([.O33]*[.O33])*[.G33]" office:value-type="float" office:value="655.11013532" calcext:value-type="float">
            <text:p>655.110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30" calcext:value-type="float">
            <text:p>30</text:p>
          </table:table-cell>
          <table:table-cell table:style-name="ce5" office:value-type="string" calcext:value-type="string">
            <text:p>Louise Picetti</text:p>
          </table:table-cell>
          <table:table-cell table:style-name="ce6" office:value-type="float" office:value="73922.569" calcext:value-type="float">
            <text:p>73922.569</text:p>
          </table:table-cell>
          <table:table-cell table:style-name="ce6" office:value-type="float" office:value="45364.346" calcext:value-type="float">
            <text:p>45364.346</text:p>
          </table:table-cell>
          <table:table-cell table:style-name="ce6" office:value-type="float" office:value="56331" calcext:value-type="float">
            <text:p>56331</text:p>
          </table:table-cell>
          <table:table-cell table:style-name="ce6" office:value-type="float" office:value="20480" calcext:value-type="float">
            <text:p>20480</text:p>
          </table:table-cell>
          <table:table-cell table:style-name="ce6" office:value-type="float" office:value="43758" calcext:value-type="float">
            <text:p>43758</text:p>
          </table:table-cell>
          <table:table-cell table:style-name="ce6" office:value-type="float" office:value="40942" calcext:value-type="float">
            <text:p>40942</text:p>
          </table:table-cell>
          <table:table-cell table:style-name="ce6" table:formula="of:=[.F34]+[.H34]" office:value-type="float" office:value="100089" calcext:value-type="float">
            <text:p>100089</text:p>
          </table:table-cell>
          <table:table-cell table:style-name="ce7" table:formula="of:=(([.F34]*100)/[.J34])" office:value-type="float" office:value="56.2809099901088" calcext:value-type="float">
            <text:p>56.28</text:p>
          </table:table-cell>
          <table:table-cell table:style-name="ce7" table:formula="of:=100-[.K34]" office:value-type="float" office:value="43.7190900098912" calcext:value-type="float">
            <text:p>43.72</text:p>
          </table:table-cell>
          <table:table-cell table:style-name="ce7" table:formula="of:=(([.F34]-[.G34])*100)/[.F34]" office:value-type="float" office:value="63.6434645221991" calcext:value-type="float">
            <text:p>63.64</text:p>
          </table:table-cell>
          <table:table-cell table:style-name="ce7" table:formula="of:=(([.G34]*100)/[.F34])" office:value-type="float" office:value="36.3565354778009" calcext:value-type="float">
            <text:p>36.36</text:p>
          </table:table-cell>
          <table:table-cell table:style-name="ce8" office:value-type="float" office:value="0.8594" calcext:value-type="float">
            <text:p>0.8594</text:p>
          </table:table-cell>
          <table:table-cell table:style-name="ce9" table:formula="of:=([.O34]*[.O34])*[.J34]" office:value-type="float" office:value="73922.56858404" calcext:value-type="float">
            <text:p>73922.569</text:p>
          </table:table-cell>
          <table:table-cell table:style-name="ce9" table:formula="of:=(([.O34]*[.O34])*([.F34]-[.G34]))" office:value-type="float" office:value="26478.41427436" calcext:value-type="float">
            <text:p>26478.414</text:p>
          </table:table-cell>
          <table:table-cell table:style-name="ce9" table:formula="of:=([.O34]*[.O34])*[.G34]" office:value-type="float" office:value="15125.8800128" calcext:value-type="float">
            <text:p>15125.880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31" calcext:value-type="float">
            <text:p>31</text:p>
          </table:table-cell>
          <table:table-cell table:style-name="ce5" office:value-type="string" calcext:value-type="string">
            <text:p>Luiz Eduardo Tedesco Brugnera</text:p>
          </table:table-cell>
          <table:table-cell table:style-name="ce6" office:value-type="float" office:value="45786.807" calcext:value-type="float">
            <text:p>45786.807</text:p>
          </table:table-cell>
          <table:table-cell table:style-name="ce6" office:value-type="float" office:value="39956.548" calcext:value-type="float">
            <text:p>39956.548</text:p>
          </table:table-cell>
          <table:table-cell table:style-name="ce6" office:value-type="float" office:value="8143" calcext:value-type="float">
            <text:p>8143</text:p>
          </table:table-cell>
          <table:table-cell table:style-name="ce6" office:value-type="float" office:value="2154" calcext:value-type="float">
            <text:p>2154</text:p>
          </table:table-cell>
          <table:table-cell table:style-name="ce6" office:value-type="float" office:value="53851" calcext:value-type="float">
            <text:p>53851</text:p>
          </table:table-cell>
          <table:table-cell table:style-name="ce6" office:value-type="float" office:value="51946" calcext:value-type="float">
            <text:p>51946</text:p>
          </table:table-cell>
          <table:table-cell table:style-name="ce6" table:formula="of:=[.F35]+[.H35]" office:value-type="float" office:value="61994" calcext:value-type="float">
            <text:p>61994</text:p>
          </table:table-cell>
          <table:table-cell table:style-name="ce7" table:formula="of:=(([.F35]*100)/[.J35])" office:value-type="float" office:value="13.1351421105268" calcext:value-type="float">
            <text:p>13.14</text:p>
          </table:table-cell>
          <table:table-cell table:style-name="ce7" table:formula="of:=100-[.K35]" office:value-type="float" office:value="86.8648578894732" calcext:value-type="float">
            <text:p>86.86</text:p>
          </table:table-cell>
          <table:table-cell table:style-name="ce7" table:formula="of:=(([.F35]-[.G35])*100)/[.F35]" office:value-type="float" office:value="73.5478324941668" calcext:value-type="float">
            <text:p>73.55</text:p>
          </table:table-cell>
          <table:table-cell table:style-name="ce7" table:formula="of:=(([.G35]*100)/[.F35])" office:value-type="float" office:value="26.4521675058332" calcext:value-type="float">
            <text:p>26.45</text:p>
          </table:table-cell>
          <table:table-cell table:style-name="ce8" office:value-type="float" office:value="0.8594" calcext:value-type="float">
            <text:p>0.8594</text:p>
          </table:table-cell>
          <table:table-cell table:style-name="ce9" table:formula="of:=([.O35]*[.O35])*[.J35]" office:value-type="float" office:value="45786.80690984" calcext:value-type="float">
            <text:p>45786.807</text:p>
          </table:table-cell>
          <table:table-cell table:style-name="ce9" table:formula="of:=(([.O35]*[.O35])*([.F35]-[.G35]))" office:value-type="float" office:value="4423.28590804" calcext:value-type="float">
            <text:p>4423.286</text:p>
          </table:table-cell>
          <table:table-cell table:style-name="ce9" table:formula="of:=([.O35]*[.O35])*[.G35]" office:value-type="float" office:value="1590.87624744" calcext:value-type="float">
            <text:p>1590.876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32" calcext:value-type="float">
            <text:p>32</text:p>
          </table:table-cell>
          <table:table-cell table:style-name="ce5" office:value-type="string" calcext:value-type="string">
            <text:p>Maisa Paola Lopes Rosa</text:p>
          </table:table-cell>
          <table:table-cell table:style-name="ce6" office:value-type="float" office:value="39080.606" calcext:value-type="float">
            <text:p>39080.606</text:p>
          </table:table-cell>
          <table:table-cell table:style-name="ce6" office:value-type="float" office:value="28790.133" calcext:value-type="float">
            <text:p>28790.133</text:p>
          </table:table-cell>
          <table:table-cell table:style-name="ce6" office:value-type="float" office:value="15631" calcext:value-type="float">
            <text:p>15631</text:p>
          </table:table-cell>
          <table:table-cell table:style-name="ce6" office:value-type="float" office:value="3325" calcext:value-type="float">
            <text:p>3325</text:p>
          </table:table-cell>
          <table:table-cell table:style-name="ce6" office:value-type="float" office:value="37283" calcext:value-type="float">
            <text:p>37283</text:p>
          </table:table-cell>
          <table:table-cell table:style-name="ce6" office:value-type="float" office:value="35656" calcext:value-type="float">
            <text:p>35656</text:p>
          </table:table-cell>
          <table:table-cell table:style-name="ce6" table:formula="of:=[.F36]+[.H36]" office:value-type="float" office:value="52914" calcext:value-type="float">
            <text:p>52914</text:p>
          </table:table-cell>
          <table:table-cell table:style-name="ce7" table:formula="of:=(([.F36]*100)/[.J36])" office:value-type="float" office:value="29.540386287183" calcext:value-type="float">
            <text:p>29.54</text:p>
          </table:table-cell>
          <table:table-cell table:style-name="ce7" table:formula="of:=100-[.K36]" office:value-type="float" office:value="70.459613712817" calcext:value-type="float">
            <text:p>70.46</text:p>
          </table:table-cell>
          <table:table-cell table:style-name="ce7" table:formula="of:=(([.F36]-[.G36])*100)/[.F36]" office:value-type="float" office:value="78.7281683833408" calcext:value-type="float">
            <text:p>78.73</text:p>
          </table:table-cell>
          <table:table-cell table:style-name="ce7" table:formula="of:=(([.G36]*100)/[.F36])" office:value-type="float" office:value="21.2718316166592" calcext:value-type="float">
            <text:p>21.27</text:p>
          </table:table-cell>
          <table:table-cell table:style-name="ce8" office:value-type="float" office:value="0.8594" calcext:value-type="float">
            <text:p>0.8594</text:p>
          </table:table-cell>
          <table:table-cell table:style-name="ce9" table:formula="of:=([.O36]*[.O36])*[.J36]" office:value-type="float" office:value="39080.60620104" calcext:value-type="float">
            <text:p>39080.606</text:p>
          </table:table-cell>
          <table:table-cell table:style-name="ce9" table:formula="of:=(([.O36]*[.O36])*([.F36]-[.G36]))" office:value-type="float" office:value="9088.82223816" calcext:value-type="float">
            <text:p>9088.822</text:p>
          </table:table-cell>
          <table:table-cell table:style-name="ce9" table:formula="of:=([.O36]*[.O36])*[.G36]" office:value-type="float" office:value="2455.739797" calcext:value-type="float">
            <text:p>2455.740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33" calcext:value-type="float">
            <text:p>33</text:p>
          </table:table-cell>
          <table:table-cell table:style-name="ce5" office:value-type="string" calcext:value-type="string">
            <text:p>Marco Aurélio Sganzerla</text:p>
          </table:table-cell>
          <table:table-cell table:style-name="ce6" office:value-type="float" office:value="42584.375" calcext:value-type="float">
            <text:p>42584.375</text:p>
          </table:table-cell>
          <table:table-cell table:style-name="ce6" office:value-type="float" office:value="36870.81" calcext:value-type="float">
            <text:p>36870.81</text:p>
          </table:table-cell>
          <table:table-cell table:style-name="ce6" office:value-type="float" office:value="5714" calcext:value-type="float">
            <text:p>5714</text:p>
          </table:table-cell>
          <table:table-cell table:style-name="ce6" office:value-type="float" office:value="1774" calcext:value-type="float">
            <text:p>1774</text:p>
          </table:table-cell>
          <table:table-cell table:style-name="ce6" office:value-type="float" office:value="51944" calcext:value-type="float">
            <text:p>51944</text:p>
          </table:table-cell>
          <table:table-cell table:style-name="ce6" office:value-type="float" office:value="48148" calcext:value-type="float">
            <text:p>48148</text:p>
          </table:table-cell>
          <table:table-cell table:style-name="ce6" table:formula="of:=[.F37]+[.H37]" office:value-type="float" office:value="57658" calcext:value-type="float">
            <text:p>57658</text:p>
          </table:table-cell>
          <table:table-cell table:style-name="ce7" table:formula="of:=(([.F37]*100)/[.J37])" office:value-type="float" office:value="9.91015990842554" calcext:value-type="float">
            <text:p>9.91</text:p>
          </table:table-cell>
          <table:table-cell table:style-name="ce7" table:formula="of:=100-[.K37]" office:value-type="float" office:value="90.0898400915745" calcext:value-type="float">
            <text:p>90.09</text:p>
          </table:table-cell>
          <table:table-cell table:style-name="ce7" table:formula="of:=(([.F37]-[.G37])*100)/[.F37]" office:value-type="float" office:value="68.9534476723836" calcext:value-type="float">
            <text:p>68.95</text:p>
          </table:table-cell>
          <table:table-cell table:style-name="ce7" table:formula="of:=(([.G37]*100)/[.F37])" office:value-type="float" office:value="31.0465523276164" calcext:value-type="float">
            <text:p>31.05</text:p>
          </table:table-cell>
          <table:table-cell table:style-name="ce8" office:value-type="float" office:value="0.8594" calcext:value-type="float">
            <text:p>0.8594</text:p>
          </table:table-cell>
          <table:table-cell table:style-name="ce9" table:formula="of:=([.O37]*[.O37])*[.J37]" office:value-type="float" office:value="42584.37450088" calcext:value-type="float">
            <text:p>42584.375</text:p>
          </table:table-cell>
          <table:table-cell table:style-name="ce9" table:formula="of:=(([.O37]*[.O37])*([.F37]-[.G37]))" office:value-type="float" office:value="2909.9593384" calcext:value-type="float">
            <text:p>2909.959</text:p>
          </table:table-cell>
          <table:table-cell table:style-name="ce9" table:formula="of:=([.O37]*[.O37])*[.G37]" office:value-type="float" office:value="1310.22027064" calcext:value-type="float">
            <text:p>1310.220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34" calcext:value-type="float">
            <text:p>34</text:p>
          </table:table-cell>
          <table:table-cell table:style-name="ce5" office:value-type="string" calcext:value-type="string">
            <text:p>Mateus Natanael Soares</text:p>
          </table:table-cell>
          <table:table-cell table:style-name="ce6" office:value-type="float" office:value="70655.881" calcext:value-type="float">
            <text:p>70655.881</text:p>
          </table:table-cell>
          <table:table-cell table:style-name="ce6" office:value-type="float" office:value="41677.413" calcext:value-type="float">
            <text:p>41677.413</text:p>
          </table:table-cell>
          <table:table-cell table:style-name="ce6" office:value-type="float" office:value="42365" calcext:value-type="float">
            <text:p>42365</text:p>
          </table:table-cell>
          <table:table-cell table:style-name="ce6" office:value-type="float" office:value="6473" calcext:value-type="float">
            <text:p>6473</text:p>
          </table:table-cell>
          <table:table-cell table:style-name="ce6" office:value-type="float" office:value="53301" calcext:value-type="float">
            <text:p>53301</text:p>
          </table:table-cell>
          <table:table-cell table:style-name="ce6" office:value-type="float" office:value="49957" calcext:value-type="float">
            <text:p>49957</text:p>
          </table:table-cell>
          <table:table-cell table:style-name="ce6" table:formula="of:=[.F38]+[.H38]" office:value-type="float" office:value="95666" calcext:value-type="float">
            <text:p>95666</text:p>
          </table:table-cell>
          <table:table-cell table:style-name="ce7" table:formula="of:=(([.F38]*100)/[.J38])" office:value-type="float" office:value="44.284280726695" calcext:value-type="float">
            <text:p>44.28</text:p>
          </table:table-cell>
          <table:table-cell table:style-name="ce7" table:formula="of:=100-[.K38]" office:value-type="float" office:value="55.715719273305" calcext:value-type="float">
            <text:p>55.72</text:p>
          </table:table-cell>
          <table:table-cell table:style-name="ce7" table:formula="of:=(([.F38]-[.G38])*100)/[.F38]" office:value-type="float" office:value="84.7208780833235" calcext:value-type="float">
            <text:p>84.72</text:p>
          </table:table-cell>
          <table:table-cell table:style-name="ce7" table:formula="of:=(([.G38]*100)/[.F38])" office:value-type="float" office:value="15.2791219166765" calcext:value-type="float">
            <text:p>15.28</text:p>
          </table:table-cell>
          <table:table-cell table:style-name="ce8" office:value-type="float" office:value="0.8594" calcext:value-type="float">
            <text:p>0.8594</text:p>
          </table:table-cell>
          <table:table-cell table:style-name="ce9" table:formula="of:=([.O38]*[.O38])*[.J38]" office:value-type="float" office:value="70655.88072776" calcext:value-type="float">
            <text:p>70655.881</text:p>
          </table:table-cell>
          <table:table-cell table:style-name="ce9" table:formula="of:=(([.O38]*[.O38])*([.F38]-[.G38]))" office:value-type="float" office:value="26508.69557712" calcext:value-type="float">
            <text:p>26508.696</text:p>
          </table:table-cell>
          <table:table-cell table:style-name="ce9" table:formula="of:=([.O38]*[.O38])*[.G38]" office:value-type="float" office:value="4780.75299428" calcext:value-type="float">
            <text:p>4780.753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35" calcext:value-type="float">
            <text:p>35</text:p>
          </table:table-cell>
          <table:table-cell table:style-name="ce5" office:value-type="string" calcext:value-type="string">
            <text:p>Matheus Felipe Mossi Mendes</text:p>
          </table:table-cell>
          <table:table-cell table:style-name="ce6" office:value-type="float" office:value="89306.948" calcext:value-type="float">
            <text:p>89306.948</text:p>
          </table:table-cell>
          <table:table-cell table:style-name="ce6" office:value-type="string" calcext:value-type="string">
            <text:p>50,648,064</text:p>
          </table:table-cell>
          <table:table-cell table:style-name="ce6" office:value-type="float" office:value="58355" calcext:value-type="float">
            <text:p>58355</text:p>
          </table:table-cell>
          <table:table-cell table:style-name="ce6" office:value-type="float" office:value="10746" calcext:value-type="float">
            <text:p>10746</text:p>
          </table:table-cell>
          <table:table-cell table:style-name="ce6" office:value-type="float" office:value="62564" calcext:value-type="float">
            <text:p>62564</text:p>
          </table:table-cell>
          <table:table-cell table:style-name="ce6" office:value-type="float" office:value="57830" calcext:value-type="float">
            <text:p>57830</text:p>
          </table:table-cell>
          <table:table-cell table:style-name="ce6" table:formula="of:=[.F39]+[.H39]" office:value-type="float" office:value="120919" calcext:value-type="float">
            <text:p>120919</text:p>
          </table:table-cell>
          <table:table-cell table:style-name="ce7" table:formula="of:=(([.F39]*100)/[.J39])" office:value-type="float" office:value="48.2595787262548" calcext:value-type="float">
            <text:p>48.26</text:p>
          </table:table-cell>
          <table:table-cell table:style-name="ce7" table:formula="of:=100-[.K39]" office:value-type="float" office:value="51.7404212737452" calcext:value-type="float">
            <text:p>51.74</text:p>
          </table:table-cell>
          <table:table-cell table:style-name="ce7" table:formula="of:=(([.F39]-[.G39])*100)/[.F39]" office:value-type="float" office:value="81.5851255248051" calcext:value-type="float">
            <text:p>81.59</text:p>
          </table:table-cell>
          <table:table-cell table:style-name="ce7" table:formula="of:=(([.G39]*100)/[.F39])" office:value-type="float" office:value="18.4148744751949" calcext:value-type="float">
            <text:p>18.41</text:p>
          </table:table-cell>
          <table:table-cell table:style-name="ce8" office:value-type="float" office:value="0.8594" calcext:value-type="float">
            <text:p>0.8594</text:p>
          </table:table-cell>
          <table:table-cell table:style-name="ce9" table:formula="of:=([.O39]*[.O39])*[.J39]" office:value-type="float" office:value="89306.94752284" calcext:value-type="float">
            <text:p>89306.948</text:p>
          </table:table-cell>
          <table:table-cell table:style-name="ce9" table:formula="of:=(([.O39]*[.O39])*([.F39]-[.G39]))" office:value-type="float" office:value="35162.50105124" calcext:value-type="float">
            <text:p>35162.501</text:p>
          </table:table-cell>
          <table:table-cell table:style-name="ce9" table:formula="of:=([.O39]*[.O39])*[.G39]" office:value-type="float" office:value="7936.65559656" calcext:value-type="float">
            <text:p>7936.656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36" calcext:value-type="float">
            <text:p>36</text:p>
          </table:table-cell>
          <table:table-cell table:style-name="ce5" office:value-type="string" calcext:value-type="string">
            <text:p>Matheus Perachi Favero</text:p>
          </table:table-cell>
          <table:table-cell table:style-name="ce6" office:value-type="float" office:value="48194.54" calcext:value-type="float">
            <text:p>48194.54</text:p>
          </table:table-cell>
          <table:table-cell table:style-name="ce6" office:value-type="float" office:value="41308.867" calcext:value-type="float">
            <text:p>41308.867</text:p>
          </table:table-cell>
          <table:table-cell table:style-name="ce6" office:value-type="float" office:value="10947" calcext:value-type="float">
            <text:p>10947</text:p>
          </table:table-cell>
          <table:table-cell table:style-name="ce6" office:value-type="float" office:value="3064" calcext:value-type="float">
            <text:p>3064</text:p>
          </table:table-cell>
          <table:table-cell table:style-name="ce6" office:value-type="float" office:value="54307" calcext:value-type="float">
            <text:p>54307</text:p>
          </table:table-cell>
          <table:table-cell table:style-name="ce6" office:value-type="float" office:value="52867" calcext:value-type="float">
            <text:p>52867</text:p>
          </table:table-cell>
          <table:table-cell table:style-name="ce6" table:formula="of:=[.F40]+[.H40]" office:value-type="float" office:value="65254" calcext:value-type="float">
            <text:p>65254</text:p>
          </table:table-cell>
          <table:table-cell table:style-name="ce7" table:formula="of:=(([.F40]*100)/[.J40])" office:value-type="float" office:value="16.7759830814969" calcext:value-type="float">
            <text:p>16.78</text:p>
          </table:table-cell>
          <table:table-cell table:style-name="ce7" table:formula="of:=100-[.K40]" office:value-type="float" office:value="83.2240169185031" calcext:value-type="float">
            <text:p>83.22</text:p>
          </table:table-cell>
          <table:table-cell table:style-name="ce7" table:formula="of:=(([.F40]-[.G40])*100)/[.F40]" office:value-type="float" office:value="72.0105965104595" calcext:value-type="float">
            <text:p>72.01</text:p>
          </table:table-cell>
          <table:table-cell table:style-name="ce7" table:formula="of:=(([.G40]*100)/[.F40])" office:value-type="float" office:value="27.9894034895405" calcext:value-type="float">
            <text:p>27.99</text:p>
          </table:table-cell>
          <table:table-cell table:style-name="ce8" office:value-type="float" office:value="0.8594" calcext:value-type="float">
            <text:p>0.8594</text:p>
          </table:table-cell>
          <table:table-cell table:style-name="ce9" table:formula="of:=([.O40]*[.O40])*[.J40]" office:value-type="float" office:value="48194.53976344" calcext:value-type="float">
            <text:p>48194.540</text:p>
          </table:table-cell>
          <table:table-cell table:style-name="ce9" table:formula="of:=(([.O40]*[.O40])*([.F40]-[.G40]))" office:value-type="float" office:value="5822.13438188" calcext:value-type="float">
            <text:p>5822.134</text:p>
          </table:table-cell>
          <table:table-cell table:style-name="ce9" table:formula="of:=([.O40]*[.O40])*[.G40]" office:value-type="float" office:value="2262.97345504" calcext:value-type="float">
            <text:p>2262.973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37" calcext:value-type="float">
            <text:p>37</text:p>
          </table:table-cell>
          <table:table-cell table:style-name="ce5" office:value-type="string" calcext:value-type="string">
            <text:p>Maurício da Costa de Paula</text:p>
          </table:table-cell>
          <table:table-cell table:style-name="ce6" office:value-type="float" office:value="76235.765" calcext:value-type="float">
            <text:p>76235.765</text:p>
          </table:table-cell>
          <table:table-cell table:style-name="ce6" office:value-type="float" office:value="52216.783" calcext:value-type="float">
            <text:p>52216.783</text:p>
          </table:table-cell>
          <table:table-cell table:style-name="ce6" office:value-type="float" office:value="42748" calcext:value-type="float">
            <text:p>42748</text:p>
          </table:table-cell>
          <table:table-cell table:style-name="ce6" office:value-type="float" office:value="12967" calcext:value-type="float">
            <text:p>12967</text:p>
          </table:table-cell>
          <table:table-cell table:style-name="ce6" office:value-type="float" office:value="60473" calcext:value-type="float">
            <text:p>60473</text:p>
          </table:table-cell>
          <table:table-cell table:style-name="ce6" office:value-type="float" office:value="57733" calcext:value-type="float">
            <text:p>57733</text:p>
          </table:table-cell>
          <table:table-cell table:style-name="ce6" table:formula="of:=[.F41]+[.H41]" office:value-type="float" office:value="103221" calcext:value-type="float">
            <text:p>103221</text:p>
          </table:table-cell>
          <table:table-cell table:style-name="ce7" table:formula="of:=(([.F41]*100)/[.J41])" office:value-type="float" office:value="41.4140533418587" calcext:value-type="float">
            <text:p>41.41</text:p>
          </table:table-cell>
          <table:table-cell table:style-name="ce7" table:formula="of:=100-[.K41]" office:value-type="float" office:value="58.5859466581413" calcext:value-type="float">
            <text:p>58.59</text:p>
          </table:table-cell>
          <table:table-cell table:style-name="ce7" table:formula="of:=(([.F41]-[.G41])*100)/[.F41]" office:value-type="float" office:value="69.6664171423224" calcext:value-type="float">
            <text:p>69.67</text:p>
          </table:table-cell>
          <table:table-cell table:style-name="ce7" table:formula="of:=(([.G41]*100)/[.F41])" office:value-type="float" office:value="30.3335828576775" calcext:value-type="float">
            <text:p>30.33</text:p>
          </table:table-cell>
          <table:table-cell table:style-name="ce8" office:value-type="float" office:value="0.8594" calcext:value-type="float">
            <text:p>0.8594</text:p>
          </table:table-cell>
          <table:table-cell table:style-name="ce9" table:formula="of:=([.O41]*[.O41])*[.J41]" office:value-type="float" office:value="76235.76468756" calcext:value-type="float">
            <text:p>76235.765</text:p>
          </table:table-cell>
          <table:table-cell table:style-name="ce9" table:formula="of:=(([.O41]*[.O41])*([.F41]-[.G41]))" office:value-type="float" office:value="21995.30432916" calcext:value-type="float">
            <text:p>21995.304</text:p>
          </table:table-cell>
          <table:table-cell table:style-name="ce9" table:formula="of:=([.O41]*[.O41])*[.G41]" office:value-type="float" office:value="9577.01592412" calcext:value-type="float">
            <text:p>9577.016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38" calcext:value-type="float">
            <text:p>38</text:p>
          </table:table-cell>
          <table:table-cell table:style-name="ce5" office:value-type="string" calcext:value-type="string">
            <text:p>Maxwillian Ranzan de Barros</text:p>
          </table:table-cell>
          <table:table-cell table:style-name="ce6" office:value-type="float" office:value="49991.477" calcext:value-type="float">
            <text:p>49991.477</text:p>
          </table:table-cell>
          <table:table-cell table:style-name="ce6" office:value-type="float" office:value="38217.958" calcext:value-type="float">
            <text:p>38217.958</text:p>
          </table:table-cell>
          <table:table-cell table:style-name="ce6" office:value-type="float" office:value="16671" calcext:value-type="float">
            <text:p>16671</text:p>
          </table:table-cell>
          <table:table-cell table:style-name="ce6" office:value-type="float" office:value="3734" calcext:value-type="float">
            <text:p>3734</text:p>
          </table:table-cell>
          <table:table-cell table:style-name="ce6" office:value-type="float" office:value="51016" calcext:value-type="float">
            <text:p>51016</text:p>
          </table:table-cell>
          <table:table-cell table:style-name="ce6" office:value-type="float" office:value="48012" calcext:value-type="float">
            <text:p>48012</text:p>
          </table:table-cell>
          <table:table-cell table:style-name="ce6" table:formula="of:=[.F42]+[.H42]" office:value-type="float" office:value="67687" calcext:value-type="float">
            <text:p>67687</text:p>
          </table:table-cell>
          <table:table-cell table:style-name="ce7" table:formula="of:=(([.F42]*100)/[.J42])" office:value-type="float" office:value="24.6295448165822" calcext:value-type="float">
            <text:p>24.63</text:p>
          </table:table-cell>
          <table:table-cell table:style-name="ce7" table:formula="of:=100-[.K42]" office:value-type="float" office:value="75.3704551834178" calcext:value-type="float">
            <text:p>75.37</text:p>
          </table:table-cell>
          <table:table-cell table:style-name="ce7" table:formula="of:=(([.F42]-[.G42])*100)/[.F42]" office:value-type="float" office:value="77.6018235258833" calcext:value-type="float">
            <text:p>77.60</text:p>
          </table:table-cell>
          <table:table-cell table:style-name="ce7" table:formula="of:=(([.G42]*100)/[.F42])" office:value-type="float" office:value="22.3981764741167" calcext:value-type="float">
            <text:p>22.40</text:p>
          </table:table-cell>
          <table:table-cell table:style-name="ce8" office:value-type="float" office:value="0.8594" calcext:value-type="float">
            <text:p>0.8594</text:p>
          </table:table-cell>
          <table:table-cell table:style-name="ce9" table:formula="of:=([.O42]*[.O42])*[.J42]" office:value-type="float" office:value="49991.47658332" calcext:value-type="float">
            <text:p>49991.477</text:p>
          </table:table-cell>
          <table:table-cell table:style-name="ce9" table:formula="of:=(([.O42]*[.O42])*([.F42]-[.G42]))" office:value-type="float" office:value="9554.85887332" calcext:value-type="float">
            <text:p>9554.859</text:p>
          </table:table-cell>
          <table:table-cell table:style-name="ce9" table:formula="of:=([.O42]*[.O42])*[.G42]" office:value-type="float" office:value="2757.81425624" calcext:value-type="float">
            <text:p>2757.814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39" calcext:value-type="float">
            <text:p>39</text:p>
          </table:table-cell>
          <table:table-cell table:style-name="ce5" office:value-type="string" calcext:value-type="string">
            <text:p>Michele Cristina Dorneles</text:p>
          </table:table-cell>
          <table:table-cell table:style-name="ce6" office:value-type="float" office:value="41507.542" calcext:value-type="float">
            <text:p>41507.542</text:p>
          </table:table-cell>
          <table:table-cell table:style-name="ce6" office:value-type="float" office:value="33301.309" calcext:value-type="float">
            <text:p>33301.309</text:p>
          </table:table-cell>
          <table:table-cell table:style-name="ce6" office:value-type="float" office:value="12752" calcext:value-type="float">
            <text:p>12752</text:p>
          </table:table-cell>
          <table:table-cell table:style-name="ce6" office:value-type="float" office:value="2853" calcext:value-type="float">
            <text:p>2853</text:p>
          </table:table-cell>
          <table:table-cell table:style-name="ce6" office:value-type="float" office:value="43448" calcext:value-type="float">
            <text:p>43448</text:p>
          </table:table-cell>
          <table:table-cell table:style-name="ce6" office:value-type="float" office:value="42236" calcext:value-type="float">
            <text:p>42236</text:p>
          </table:table-cell>
          <table:table-cell table:style-name="ce6" table:formula="of:=[.F43]+[.H43]" office:value-type="float" office:value="56200" calcext:value-type="float">
            <text:p>56200</text:p>
          </table:table-cell>
          <table:table-cell table:style-name="ce7" table:formula="of:=(([.F43]*100)/[.J43])" office:value-type="float" office:value="22.6903914590747" calcext:value-type="float">
            <text:p>22.69</text:p>
          </table:table-cell>
          <table:table-cell table:style-name="ce7" table:formula="of:=100-[.K43]" office:value-type="float" office:value="77.3096085409253" calcext:value-type="float">
            <text:p>77.31</text:p>
          </table:table-cell>
          <table:table-cell table:style-name="ce7" table:formula="of:=(([.F43]-[.G43])*100)/[.F43]" office:value-type="float" office:value="77.6270388958595" calcext:value-type="float">
            <text:p>77.63</text:p>
          </table:table-cell>
          <table:table-cell table:style-name="ce7" table:formula="of:=(([.G43]*100)/[.F43])" office:value-type="float" office:value="22.3729611041405" calcext:value-type="float">
            <text:p>22.37</text:p>
          </table:table-cell>
          <table:table-cell table:style-name="ce8" office:value-type="float" office:value="0.8594" calcext:value-type="float">
            <text:p>0.8594</text:p>
          </table:table-cell>
          <table:table-cell table:style-name="ce9" table:formula="of:=([.O43]*[.O43])*[.J43]" office:value-type="float" office:value="41507.541832" calcext:value-type="float">
            <text:p>41507.542</text:p>
          </table:table-cell>
          <table:table-cell table:style-name="ce9" table:formula="of:=(([.O43]*[.O43])*([.F43]-[.G43]))" office:value-type="float" office:value="7311.08819564" calcext:value-type="float">
            <text:p>7311.088</text:p>
          </table:table-cell>
          <table:table-cell table:style-name="ce9" table:formula="of:=([.O43]*[.O43])*[.G43]" office:value-type="float" office:value="2107.13553108" calcext:value-type="float">
            <text:p>2107.136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40" calcext:value-type="float">
            <text:p>40</text:p>
          </table:table-cell>
          <table:table-cell table:style-name="ce5" office:value-type="string" calcext:value-type="string">
            <text:p>Morgana Kachava</text:p>
          </table:table-cell>
          <table:table-cell table:style-name="ce6" office:value-type="float" office:value="46213.699" calcext:value-type="float">
            <text:p>46213.699</text:p>
          </table:table-cell>
          <table:table-cell table:style-name="ce6" office:value-type="float" office:value="29569.323" calcext:value-type="float">
            <text:p>29569.323</text:p>
          </table:table-cell>
          <table:table-cell table:style-name="ce6" office:value-type="float" office:value="25152" calcext:value-type="float">
            <text:p>25152</text:p>
          </table:table-cell>
          <table:table-cell table:style-name="ce6" office:value-type="float" office:value="4903" calcext:value-type="float">
            <text:p>4903</text:p>
          </table:table-cell>
          <table:table-cell table:style-name="ce6" office:value-type="float" office:value="37420" calcext:value-type="float">
            <text:p>37420</text:p>
          </table:table-cell>
          <table:table-cell table:style-name="ce6" office:value-type="float" office:value="35133" calcext:value-type="float">
            <text:p>35133</text:p>
          </table:table-cell>
          <table:table-cell table:style-name="ce6" table:formula="of:=[.F44]+[.H44]" office:value-type="float" office:value="62572" calcext:value-type="float">
            <text:p>62572</text:p>
          </table:table-cell>
          <table:table-cell table:style-name="ce7" table:formula="of:=(([.F44]*100)/[.J44])" office:value-type="float" office:value="40.1968931790577" calcext:value-type="float">
            <text:p>40.20</text:p>
          </table:table-cell>
          <table:table-cell table:style-name="ce7" table:formula="of:=100-[.K44]" office:value-type="float" office:value="59.8031068209423" calcext:value-type="float">
            <text:p>59.80</text:p>
          </table:table-cell>
          <table:table-cell table:style-name="ce7" table:formula="of:=(([.F44]-[.G44])*100)/[.F44]" office:value-type="float" office:value="80.5065203562341" calcext:value-type="float">
            <text:p>80.51</text:p>
          </table:table-cell>
          <table:table-cell table:style-name="ce7" table:formula="of:=(([.G44]*100)/[.F44])" office:value-type="float" office:value="19.4934796437659" calcext:value-type="float">
            <text:p>19.49</text:p>
          </table:table-cell>
          <table:table-cell table:style-name="ce8" office:value-type="float" office:value="0.8594" calcext:value-type="float">
            <text:p>0.8594</text:p>
          </table:table-cell>
          <table:table-cell table:style-name="ce9" table:formula="of:=([.O44]*[.O44])*[.J44]" office:value-type="float" office:value="46213.69942192" calcext:value-type="float">
            <text:p>46213.699</text:p>
          </table:table-cell>
          <table:table-cell table:style-name="ce9" table:formula="of:=(([.O44]*[.O44])*([.F44]-[.G44]))" office:value-type="float" office:value="14955.27072164" calcext:value-type="float">
            <text:p>14955.271</text:p>
          </table:table-cell>
          <table:table-cell table:style-name="ce9" table:formula="of:=([.O44]*[.O44])*[.G44]" office:value-type="float" office:value="3621.20066908" calcext:value-type="float">
            <text:p>3621.201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41" calcext:value-type="float">
            <text:p>41</text:p>
          </table:table-cell>
          <table:table-cell table:style-name="ce5" office:value-type="string" calcext:value-type="string">
            <text:p>Nathiel Bertoldo</text:p>
          </table:table-cell>
          <table:table-cell table:style-name="ce6" office:value-type="float" office:value="102401.026" calcext:value-type="float">
            <text:p>102401.026</text:p>
          </table:table-cell>
          <table:table-cell table:style-name="ce6" office:value-type="float" office:value="61127.61" calcext:value-type="float">
            <text:p>61127.61</text:p>
          </table:table-cell>
          <table:table-cell table:style-name="ce6" office:value-type="float" office:value="62050" calcext:value-type="float">
            <text:p>62050</text:p>
          </table:table-cell>
          <table:table-cell table:style-name="ce6" office:value-type="float" office:value="10608" calcext:value-type="float">
            <text:p>10608</text:p>
          </table:table-cell>
          <table:table-cell table:style-name="ce6" office:value-type="float" office:value="76598" calcext:value-type="float">
            <text:p>76598</text:p>
          </table:table-cell>
          <table:table-cell table:style-name="ce6" office:value-type="float" office:value="72157" calcext:value-type="float">
            <text:p>72157</text:p>
          </table:table-cell>
          <table:table-cell table:style-name="ce6" table:formula="of:=[.F45]+[.H45]" office:value-type="float" office:value="138648" calcext:value-type="float">
            <text:p>138648</text:p>
          </table:table-cell>
          <table:table-cell table:style-name="ce7" table:formula="of:=(([.F45]*100)/[.J45])" office:value-type="float" office:value="44.7536206797069" calcext:value-type="float">
            <text:p>44.75</text:p>
          </table:table-cell>
          <table:table-cell table:style-name="ce7" table:formula="of:=100-[.K45]" office:value-type="float" office:value="55.2463793202931" calcext:value-type="float">
            <text:p>55.25</text:p>
          </table:table-cell>
          <table:table-cell table:style-name="ce7" table:formula="of:=(([.F45]-[.G45])*100)/[.F45]" office:value-type="float" office:value="82.9041095890411" calcext:value-type="float">
            <text:p>82.90</text:p>
          </table:table-cell>
          <table:table-cell table:style-name="ce7" table:formula="of:=(([.G45]*100)/[.F45])" office:value-type="float" office:value="17.0958904109589" calcext:value-type="float">
            <text:p>17.10</text:p>
          </table:table-cell>
          <table:table-cell table:style-name="ce8" office:value-type="float" office:value="0.8594" calcext:value-type="float">
            <text:p>0.8594</text:p>
          </table:table-cell>
          <table:table-cell table:style-name="ce9" table:formula="of:=([.O45]*[.O45])*[.J45]" office:value-type="float" office:value="102401.02597728" calcext:value-type="float">
            <text:p>102401.026</text:p>
          </table:table-cell>
          <table:table-cell table:style-name="ce9" table:formula="of:=(([.O45]*[.O45])*([.F45]-[.G45]))" office:value-type="float" office:value="37993.43357512" calcext:value-type="float">
            <text:p>37993.434</text:p>
          </table:table-cell>
          <table:table-cell table:style-name="ce9" table:formula="of:=([.O45]*[.O45])*[.G45]" office:value-type="float" office:value="7834.73316288" calcext:value-type="float">
            <text:p>7834.733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42" calcext:value-type="float">
            <text:p>42</text:p>
          </table:table-cell>
          <table:table-cell table:style-name="ce5" office:value-type="string" calcext:value-type="string">
            <text:p>Patríca Marin</text:p>
          </table:table-cell>
          <table:table-cell table:style-name="ce6" office:value-type="float" office:value="60849.909" calcext:value-type="float">
            <text:p>60849.909</text:p>
          </table:table-cell>
          <table:table-cell table:style-name="ce6" office:value-type="float" office:value="34268.095" calcext:value-type="float">
            <text:p>34268.095</text:p>
          </table:table-cell>
          <table:table-cell table:style-name="ce6" office:value-type="float" office:value="39829" calcext:value-type="float">
            <text:p>39829</text:p>
          </table:table-cell>
          <table:table-cell table:style-name="ce6" office:value-type="float" office:value="6231" calcext:value-type="float">
            <text:p>6231</text:p>
          </table:table-cell>
          <table:table-cell table:style-name="ce6" office:value-type="float" office:value="42560" calcext:value-type="float">
            <text:p>42560</text:p>
          </table:table-cell>
          <table:table-cell table:style-name="ce6" office:value-type="float" office:value="40167" calcext:value-type="float">
            <text:p>40167</text:p>
          </table:table-cell>
          <table:table-cell table:style-name="ce6" table:formula="of:=[.F46]+[.H46]" office:value-type="float" office:value="82389" calcext:value-type="float">
            <text:p>82389</text:p>
          </table:table-cell>
          <table:table-cell table:style-name="ce7" table:formula="of:=(([.F46]*100)/[.J46])" office:value-type="float" office:value="48.3426185534477" calcext:value-type="float">
            <text:p>48.34</text:p>
          </table:table-cell>
          <table:table-cell table:style-name="ce7" table:formula="of:=100-[.K46]" office:value-type="float" office:value="51.6573814465523" calcext:value-type="float">
            <text:p>51.66</text:p>
          </table:table-cell>
          <table:table-cell table:style-name="ce7" table:formula="of:=(([.F46]-[.G46])*100)/[.F46]" office:value-type="float" office:value="84.3556202766828" calcext:value-type="float">
            <text:p>84.36</text:p>
          </table:table-cell>
          <table:table-cell table:style-name="ce7" table:formula="of:=(([.G46]*100)/[.F46])" office:value-type="float" office:value="15.6443797233172" calcext:value-type="float">
            <text:p>15.64</text:p>
          </table:table-cell>
          <table:table-cell table:style-name="ce8" office:value-type="float" office:value="0.8594" calcext:value-type="float">
            <text:p>0.8594</text:p>
          </table:table-cell>
          <table:table-cell table:style-name="ce9" table:formula="of:=([.O46]*[.O46])*[.J46]" office:value-type="float" office:value="60849.90861204" calcext:value-type="float">
            <text:p>60849.909</text:p>
          </table:table-cell>
          <table:table-cell table:style-name="ce9" table:formula="of:=(([.O46]*[.O46])*([.F46]-[.G46]))" office:value-type="float" office:value="24814.41975928" calcext:value-type="float">
            <text:p>24814.420</text:p>
          </table:table-cell>
          <table:table-cell table:style-name="ce9" table:formula="of:=([.O46]*[.O46])*[.G46]" office:value-type="float" office:value="4602.01945116" calcext:value-type="float">
            <text:p>4602.019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43" calcext:value-type="float">
            <text:p>43</text:p>
          </table:table-cell>
          <table:table-cell table:style-name="ce5" office:value-type="string" calcext:value-type="string">
            <text:p>Paulo Roberto Modelski</text:p>
          </table:table-cell>
          <table:table-cell table:style-name="ce6" office:value-type="float" office:value="61469.567" calcext:value-type="float">
            <text:p>61469.567</text:p>
          </table:table-cell>
          <table:table-cell table:style-name="ce6" office:value-type="float" office:value="44873.198" calcext:value-type="float">
            <text:p>44873.198</text:p>
          </table:table-cell>
          <table:table-cell table:style-name="ce6" office:value-type="float" office:value="25492" calcext:value-type="float">
            <text:p>25492</text:p>
          </table:table-cell>
          <table:table-cell table:style-name="ce6" office:value-type="float" office:value="5627" calcext:value-type="float">
            <text:p>5627</text:p>
          </table:table-cell>
          <table:table-cell table:style-name="ce6" office:value-type="float" office:value="57736" calcext:value-type="float">
            <text:p>57736</text:p>
          </table:table-cell>
          <table:table-cell table:style-name="ce6" office:value-type="float" office:value="55130" calcext:value-type="float">
            <text:p>55130</text:p>
          </table:table-cell>
          <table:table-cell table:style-name="ce6" table:formula="of:=[.F47]+[.H47]" office:value-type="float" office:value="83228" calcext:value-type="float">
            <text:p>83228</text:p>
          </table:table-cell>
          <table:table-cell table:style-name="ce7" table:formula="of:=(([.F47]*100)/[.J47])" office:value-type="float" office:value="30.6291152016148" calcext:value-type="float">
            <text:p>30.63</text:p>
          </table:table-cell>
          <table:table-cell table:style-name="ce7" table:formula="of:=100-[.K47]" office:value-type="float" office:value="69.3708847983852" calcext:value-type="float">
            <text:p>69.37</text:p>
          </table:table-cell>
          <table:table-cell table:style-name="ce7" table:formula="of:=(([.F47]-[.G47])*100)/[.F47]" office:value-type="float" office:value="77.9264082849521" calcext:value-type="float">
            <text:p>77.93</text:p>
          </table:table-cell>
          <table:table-cell table:style-name="ce7" table:formula="of:=(([.G47]*100)/[.F47])" office:value-type="float" office:value="22.0735917150479" calcext:value-type="float">
            <text:p>22.07</text:p>
          </table:table-cell>
          <table:table-cell table:style-name="ce8" office:value-type="float" office:value="0.8594" calcext:value-type="float">
            <text:p>0.8594</text:p>
          </table:table-cell>
          <table:table-cell table:style-name="ce9" table:formula="of:=([.O47]*[.O47])*[.J47]" office:value-type="float" office:value="61469.56746608" calcext:value-type="float">
            <text:p>61469.567</text:p>
          </table:table-cell>
          <table:table-cell table:style-name="ce9" table:formula="of:=(([.O47]*[.O47])*([.F47]-[.G47]))" office:value-type="float" office:value="14671.6604714" calcext:value-type="float">
            <text:p>14671.660</text:p>
          </table:table-cell>
          <table:table-cell table:style-name="ce9" table:formula="of:=([.O47]*[.O47])*[.G47]" office:value-type="float" office:value="4155.92416172" calcext:value-type="float">
            <text:p>4155.924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44" calcext:value-type="float">
            <text:p>44</text:p>
          </table:table-cell>
          <table:table-cell table:style-name="ce5" office:value-type="string" calcext:value-type="string">
            <text:p>Sabrina Maragno Cirino</text:p>
          </table:table-cell>
          <table:table-cell table:style-name="ce6" office:value-type="float" office:value="89564.708" calcext:value-type="float">
            <text:p>89564.708</text:p>
          </table:table-cell>
          <table:table-cell table:style-name="ce6" office:value-type="float" office:value="46386.524" calcext:value-type="float">
            <text:p>46386.524</text:p>
          </table:table-cell>
          <table:table-cell table:style-name="ce6" office:value-type="float" office:value="57340" calcext:value-type="float">
            <text:p>57340</text:p>
          </table:table-cell>
          <table:table-cell table:style-name="ce6" office:value-type="float" office:value="4101" calcext:value-type="float">
            <text:p>4101</text:p>
          </table:table-cell>
          <table:table-cell table:style-name="ce6" office:value-type="float" office:value="63928" calcext:value-type="float">
            <text:p>63928</text:p>
          </table:table-cell>
          <table:table-cell table:style-name="ce6" office:value-type="float" office:value="58705" calcext:value-type="float">
            <text:p>58705</text:p>
          </table:table-cell>
          <table:table-cell table:style-name="ce6" table:formula="of:=[.F48]+[.H48]" office:value-type="float" office:value="121268" calcext:value-type="float">
            <text:p>121268</text:p>
          </table:table-cell>
          <table:table-cell table:style-name="ce7" table:formula="of:=(([.F48]*100)/[.J48])" office:value-type="float" office:value="47.2837022132797" calcext:value-type="float">
            <text:p>47.28</text:p>
          </table:table-cell>
          <table:table-cell table:style-name="ce7" table:formula="of:=100-[.K48]" office:value-type="float" office:value="52.7162977867203" calcext:value-type="float">
            <text:p>52.72</text:p>
          </table:table-cell>
          <table:table-cell table:style-name="ce7" table:formula="of:=(([.F48]-[.G48])*100)/[.F48]" office:value-type="float" office:value="92.8479246599233" calcext:value-type="float">
            <text:p>92.85</text:p>
          </table:table-cell>
          <table:table-cell table:style-name="ce7" table:formula="of:=(([.G48]*100)/[.F48])" office:value-type="float" office:value="7.15207534007674" calcext:value-type="float">
            <text:p>7.15</text:p>
          </table:table-cell>
          <table:table-cell table:style-name="ce8" office:value-type="float" office:value="0.8594" calcext:value-type="float">
            <text:p>0.8594</text:p>
          </table:table-cell>
          <table:table-cell table:style-name="ce9" table:formula="of:=([.O48]*[.O48])*[.J48]" office:value-type="float" office:value="89564.70788048" calcext:value-type="float">
            <text:p>89564.708</text:p>
          </table:table-cell>
          <table:table-cell table:style-name="ce9" table:formula="of:=(([.O48]*[.O48])*([.F48]-[.G48]))" office:value-type="float" office:value="39320.64091804" calcext:value-type="float">
            <text:p>39320.641</text:p>
          </table:table-cell>
          <table:table-cell table:style-name="ce9" table:formula="of:=([.O48]*[.O48])*[.G48]" office:value-type="float" office:value="3028.86884436" calcext:value-type="float">
            <text:p>3028.869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45" calcext:value-type="float">
            <text:p>45</text:p>
          </table:table-cell>
          <table:table-cell table:style-name="ce5" office:value-type="string" calcext:value-type="string">
            <text:p>Suélin Ferreto Bassani</text:p>
          </table:table-cell>
          <table:table-cell table:style-name="ce6" office:value-type="float" office:value="39314.732" calcext:value-type="float">
            <text:p>39314.732</text:p>
          </table:table-cell>
          <table:table-cell table:style-name="ce6" office:value-type="float" office:value="24743.517" calcext:value-type="float">
            <text:p>24743.517</text:p>
          </table:table-cell>
          <table:table-cell table:style-name="ce6" office:value-type="float" office:value="19625" calcext:value-type="float">
            <text:p>19625</text:p>
          </table:table-cell>
          <table:table-cell table:style-name="ce6" office:value-type="float" office:value="2254" calcext:value-type="float">
            <text:p>2254</text:p>
          </table:table-cell>
          <table:table-cell table:style-name="ce6" office:value-type="float" office:value="33606" calcext:value-type="float">
            <text:p>33606</text:p>
          </table:table-cell>
          <table:table-cell table:style-name="ce6" office:value-type="float" office:value="31248" calcext:value-type="float">
            <text:p>31248</text:p>
          </table:table-cell>
          <table:table-cell table:style-name="ce6" table:formula="of:=[.F49]+[.H49]" office:value-type="float" office:value="53231" calcext:value-type="float">
            <text:p>53231</text:p>
          </table:table-cell>
          <table:table-cell table:style-name="ce7" table:formula="of:=(([.F49]*100)/[.J49])" office:value-type="float" office:value="36.8676147357743" calcext:value-type="float">
            <text:p>36.87</text:p>
          </table:table-cell>
          <table:table-cell table:style-name="ce7" table:formula="of:=100-[.K49]" office:value-type="float" office:value="63.1323852642257" calcext:value-type="float">
            <text:p>63.13</text:p>
          </table:table-cell>
          <table:table-cell table:style-name="ce7" table:formula="of:=(([.F49]-[.G49])*100)/[.F49]" office:value-type="float" office:value="88.5146496815287" calcext:value-type="float">
            <text:p>88.51</text:p>
          </table:table-cell>
          <table:table-cell table:style-name="ce7" table:formula="of:=(([.G49]*100)/[.F49])" office:value-type="float" office:value="11.4853503184713" calcext:value-type="float">
            <text:p>11.49</text:p>
          </table:table-cell>
          <table:table-cell table:style-name="ce8" office:value-type="float" office:value="0.8594" calcext:value-type="float">
            <text:p>0.8594</text:p>
          </table:table-cell>
          <table:table-cell table:style-name="ce9" table:formula="of:=([.O49]*[.O49])*[.J49]" office:value-type="float" office:value="39314.73237116" calcext:value-type="float">
            <text:p>39314.732</text:p>
          </table:table-cell>
          <table:table-cell table:style-name="ce9" table:formula="of:=(([.O49]*[.O49])*([.F49]-[.G49]))" office:value-type="float" office:value="12829.67098156" calcext:value-type="float">
            <text:p>12829.671</text:p>
          </table:table-cell>
          <table:table-cell table:style-name="ce9" table:formula="of:=([.O49]*[.O49])*[.G49]" office:value-type="float" office:value="1664.73308344" calcext:value-type="float">
            <text:p>1664.733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46" calcext:value-type="float">
            <text:p>46</text:p>
          </table:table-cell>
          <table:table-cell table:style-name="ce5" office:value-type="string" calcext:value-type="string">
            <text:p>Taylor Augusto Benvegnu</text:p>
          </table:table-cell>
          <table:table-cell table:style-name="ce6" office:value-type="float" office:value="39082.822" calcext:value-type="float">
            <text:p>39082.822</text:p>
          </table:table-cell>
          <table:table-cell table:style-name="ce6" office:value-type="float" office:value="34612.268" calcext:value-type="float">
            <text:p>34612.268</text:p>
          </table:table-cell>
          <table:table-cell table:style-name="ce6" office:value-type="float" office:value="7294" calcext:value-type="float">
            <text:p>7294</text:p>
          </table:table-cell>
          <table:table-cell table:style-name="ce6" office:value-type="float" office:value="3010" calcext:value-type="float">
            <text:p>3010</text:p>
          </table:table-cell>
          <table:table-cell table:style-name="ce6" office:value-type="float" office:value="45623" calcext:value-type="float">
            <text:p>45623</text:p>
          </table:table-cell>
          <table:table-cell table:style-name="ce6" office:value-type="float" office:value="43854" calcext:value-type="float">
            <text:p>43854</text:p>
          </table:table-cell>
          <table:table-cell table:style-name="ce6" table:formula="of:=[.F50]+[.H50]" office:value-type="float" office:value="52917" calcext:value-type="float">
            <text:p>52917</text:p>
          </table:table-cell>
          <table:table-cell table:style-name="ce7" table:formula="of:=(([.F50]*100)/[.J50])" office:value-type="float" office:value="13.7838501804713" calcext:value-type="float">
            <text:p>13.78</text:p>
          </table:table-cell>
          <table:table-cell table:style-name="ce7" table:formula="of:=100-[.K50]" office:value-type="float" office:value="86.2161498195287" calcext:value-type="float">
            <text:p>86.22</text:p>
          </table:table-cell>
          <table:table-cell table:style-name="ce7" table:formula="of:=(([.F50]-[.G50])*100)/[.F50]" office:value-type="float" office:value="58.7332053742802" calcext:value-type="float">
            <text:p>58.73</text:p>
          </table:table-cell>
          <table:table-cell table:style-name="ce7" table:formula="of:=(([.G50]*100)/[.F50])" office:value-type="float" office:value="41.2667946257198" calcext:value-type="float">
            <text:p>41.27</text:p>
          </table:table-cell>
          <table:table-cell table:style-name="ce8" office:value-type="float" office:value="0.8594" calcext:value-type="float">
            <text:p>0.8594</text:p>
          </table:table-cell>
          <table:table-cell table:style-name="ce9" table:formula="of:=([.O50]*[.O50])*[.J50]" office:value-type="float" office:value="39082.82190612" calcext:value-type="float">
            <text:p>39082.822</text:p>
          </table:table-cell>
          <table:table-cell table:style-name="ce9" table:formula="of:=(([.O50]*[.O50])*([.F50]-[.G50]))" office:value-type="float" office:value="3164.02685424" calcext:value-type="float">
            <text:p>3164.027</text:p>
          </table:table-cell>
          <table:table-cell table:style-name="ce9" table:formula="of:=([.O50]*[.O50])*[.G50]" office:value-type="float" office:value="2223.0907636" calcext:value-type="float">
            <text:p>2223.091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47" calcext:value-type="float">
            <text:p>47</text:p>
          </table:table-cell>
          <table:table-cell table:style-name="ce5" office:value-type="string" calcext:value-type="string">
            <text:p>Valéria Cristine Raber</text:p>
          </table:table-cell>
          <table:table-cell table:style-name="ce6" office:value-type="float" office:value="30408.337" calcext:value-type="float">
            <text:p>30408.337</text:p>
          </table:table-cell>
          <table:table-cell table:style-name="ce6" office:value-type="float" office:value="23833.601" calcext:value-type="float">
            <text:p>23833.601</text:p>
          </table:table-cell>
          <table:table-cell table:style-name="ce6" office:value-type="float" office:value="9108" calcext:value-type="float">
            <text:p>9108</text:p>
          </table:table-cell>
          <table:table-cell table:style-name="ce6" office:value-type="float" office:value="1729" calcext:value-type="float">
            <text:p>1729</text:p>
          </table:table-cell>
          <table:table-cell table:style-name="ce6" office:value-type="float" office:value="32064" calcext:value-type="float">
            <text:p>32064</text:p>
          </table:table-cell>
          <table:table-cell table:style-name="ce6" office:value-type="float" office:value="30541" calcext:value-type="float">
            <text:p>30541</text:p>
          </table:table-cell>
          <table:table-cell table:style-name="ce6" table:formula="of:=[.F51]+[.H51]" office:value-type="float" office:value="41172" calcext:value-type="float">
            <text:p>41172</text:p>
          </table:table-cell>
          <table:table-cell table:style-name="ce7" table:formula="of:=(([.F51]*100)/[.J51])" office:value-type="float" office:value="22.1218303701545" calcext:value-type="float">
            <text:p>22.12</text:p>
          </table:table-cell>
          <table:table-cell table:style-name="ce7" table:formula="of:=100-[.K51]" office:value-type="float" office:value="77.8781696298455" calcext:value-type="float">
            <text:p>77.88</text:p>
          </table:table-cell>
          <table:table-cell table:style-name="ce7" table:formula="of:=(([.F51]-[.G51])*100)/[.F51]" office:value-type="float" office:value="81.0166886253843" calcext:value-type="float">
            <text:p>81.02</text:p>
          </table:table-cell>
          <table:table-cell table:style-name="ce7" table:formula="of:=(([.G51]*100)/[.F51])" office:value-type="float" office:value="18.9833113746157" calcext:value-type="float">
            <text:p>18.98</text:p>
          </table:table-cell>
          <table:table-cell table:style-name="ce8" office:value-type="float" office:value="0.8594" calcext:value-type="float">
            <text:p>0.8594</text:p>
          </table:table-cell>
          <table:table-cell table:style-name="ce9" table:formula="of:=([.O51]*[.O51])*[.J51]" office:value-type="float" office:value="30408.33651792" calcext:value-type="float">
            <text:p>30408.337</text:p>
          </table:table-cell>
          <table:table-cell table:style-name="ce9" table:formula="of:=(([.O51]*[.O51])*([.F51]-[.G51]))" office:value-type="float" office:value="5449.89592844" calcext:value-type="float">
            <text:p>5449.896</text:p>
          </table:table-cell>
          <table:table-cell table:style-name="ce9" table:formula="of:=([.O51]*[.O51])*[.G51]" office:value-type="float" office:value="1276.98469444" calcext:value-type="float">
            <text:p>1276.985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48" calcext:value-type="float">
            <text:p>48</text:p>
          </table:table-cell>
          <table:table-cell table:style-name="ce5" office:value-type="string" calcext:value-type="string">
            <text:p>Valeria Rigo Reginatto</text:p>
          </table:table-cell>
          <table:table-cell table:style-name="ce6" office:value-type="float" office:value="68597.491" calcext:value-type="float">
            <text:p>68597.491</text:p>
          </table:table-cell>
          <table:table-cell table:style-name="ce6" office:value-type="float" office:value="41049.629" calcext:value-type="float">
            <text:p>41049.629</text:p>
          </table:table-cell>
          <table:table-cell table:style-name="ce6" office:value-type="float" office:value="48031" calcext:value-type="float">
            <text:p>48031</text:p>
          </table:table-cell>
          <table:table-cell table:style-name="ce6" office:value-type="float" office:value="13330" calcext:value-type="float">
            <text:p>13330</text:p>
          </table:table-cell>
          <table:table-cell table:style-name="ce6" office:value-type="float" office:value="44848" calcext:value-type="float">
            <text:p>44848</text:p>
          </table:table-cell>
          <table:table-cell table:style-name="ce6" office:value-type="float" office:value="42250" calcext:value-type="float">
            <text:p>42250</text:p>
          </table:table-cell>
          <table:table-cell table:style-name="ce6" table:formula="of:=[.F52]+[.H52]" office:value-type="float" office:value="92879" calcext:value-type="float">
            <text:p>92879</text:p>
          </table:table-cell>
          <table:table-cell table:style-name="ce7" table:formula="of:=(([.F52]*100)/[.J52])" office:value-type="float" office:value="51.713519740738" calcext:value-type="float">
            <text:p>51.71</text:p>
          </table:table-cell>
          <table:table-cell table:style-name="ce7" table:formula="of:=100-[.K52]" office:value-type="float" office:value="48.286480259262" calcext:value-type="float">
            <text:p>48.29</text:p>
          </table:table-cell>
          <table:table-cell table:style-name="ce7" table:formula="of:=(([.F52]-[.G52])*100)/[.F52]" office:value-type="float" office:value="72.2470904207699" calcext:value-type="float">
            <text:p>72.25</text:p>
          </table:table-cell>
          <table:table-cell table:style-name="ce7" table:formula="of:=(([.G52]*100)/[.F52])" office:value-type="float" office:value="27.7529095792301" calcext:value-type="float">
            <text:p>27.75</text:p>
          </table:table-cell>
          <table:table-cell table:style-name="ce8" office:value-type="float" office:value="0.8594" calcext:value-type="float">
            <text:p>0.8594</text:p>
          </table:table-cell>
          <table:table-cell table:style-name="ce9" table:formula="of:=([.O52]*[.O52])*[.J52]" office:value-type="float" office:value="68597.49070844" calcext:value-type="float">
            <text:p>68597.491</text:p>
          </table:table-cell>
          <table:table-cell table:style-name="ce9" table:formula="of:=(([.O52]*[.O52])*([.F52]-[.G52]))" office:value-type="float" office:value="25629.06066036" calcext:value-type="float">
            <text:p>25629.061</text:p>
          </table:table-cell>
          <table:table-cell table:style-name="ce9" table:formula="of:=([.O52]*[.O52])*[.G52]" office:value-type="float" office:value="9845.1162388" calcext:value-type="float">
            <text:p>9845.116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49" calcext:value-type="float">
            <text:p>49</text:p>
          </table:table-cell>
          <table:table-cell table:style-name="ce5" office:value-type="string" calcext:value-type="string">
            <text:p>Vanessa Benedetti Mazzarollo</text:p>
          </table:table-cell>
          <table:table-cell table:style-name="ce6" office:value-type="float" office:value="52642.937" calcext:value-type="float">
            <text:p>52642.937</text:p>
          </table:table-cell>
          <table:table-cell table:style-name="ce6" office:value-type="float" office:value="32321.967" calcext:value-type="float">
            <text:p>32321.967</text:p>
          </table:table-cell>
          <table:table-cell table:style-name="ce6" office:value-type="float" office:value="31650" calcext:value-type="float">
            <text:p>31650</text:p>
          </table:table-cell>
          <table:table-cell table:style-name="ce6" office:value-type="float" office:value="6080" calcext:value-type="float">
            <text:p>6080</text:p>
          </table:table-cell>
          <table:table-cell table:style-name="ce6" office:value-type="float" office:value="39627" calcext:value-type="float">
            <text:p>39627</text:p>
          </table:table-cell>
          <table:table-cell table:style-name="ce6" office:value-type="float" office:value="37683" calcext:value-type="float">
            <text:p>37683</text:p>
          </table:table-cell>
          <table:table-cell table:style-name="ce6" table:formula="of:=[.F53]+[.H53]" office:value-type="float" office:value="71277" calcext:value-type="float">
            <text:p>71277</text:p>
          </table:table-cell>
          <table:table-cell table:style-name="ce7" table:formula="of:=(([.F53]*100)/[.J53])" office:value-type="float" office:value="44.4042257670777" calcext:value-type="float">
            <text:p>44.40</text:p>
          </table:table-cell>
          <table:table-cell table:style-name="ce7" table:formula="of:=100-[.K53]" office:value-type="float" office:value="55.5957742329223" calcext:value-type="float">
            <text:p>55.60</text:p>
          </table:table-cell>
          <table:table-cell table:style-name="ce7" table:formula="of:=(([.F53]-[.G53])*100)/[.F53]" office:value-type="float" office:value="80.7898894154818" calcext:value-type="float">
            <text:p>80.79</text:p>
          </table:table-cell>
          <table:table-cell table:style-name="ce7" table:formula="of:=(([.G53]*100)/[.F53])" office:value-type="float" office:value="19.2101105845182" calcext:value-type="float">
            <text:p>19.21</text:p>
          </table:table-cell>
          <table:table-cell table:style-name="ce8" office:value-type="float" office:value="0.8594" calcext:value-type="float">
            <text:p>0.8594</text:p>
          </table:table-cell>
          <table:table-cell table:style-name="ce9" table:formula="of:=([.O53]*[.O53])*[.J53]" office:value-type="float" office:value="52642.93699572" calcext:value-type="float">
            <text:p>52642.937</text:p>
          </table:table-cell>
          <table:table-cell table:style-name="ce9" table:formula="of:=(([.O53]*[.O53])*([.F53]-[.G53]))" office:value-type="float" office:value="18885.1929652" calcext:value-type="float">
            <text:p>18885.193</text:p>
          </table:table-cell>
          <table:table-cell table:style-name="ce9" table:formula="of:=([.O53]*[.O53])*[.G53]" office:value-type="float" office:value="4490.4956288" calcext:value-type="float">
            <text:p>4490.496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50" calcext:value-type="float">
            <text:p>50</text:p>
          </table:table-cell>
          <table:table-cell table:style-name="ce5" office:value-type="string" calcext:value-type="string">
            <text:p>William Pala</text:p>
          </table:table-cell>
          <table:table-cell table:style-name="ce6" office:value-type="float" office:value="43051.888" calcext:value-type="float">
            <text:p>43051.888</text:p>
          </table:table-cell>
          <table:table-cell table:style-name="ce6" office:value-type="float" office:value="27093.642" calcext:value-type="float">
            <text:p>27093.642</text:p>
          </table:table-cell>
          <table:table-cell table:style-name="ce6" office:value-type="float" office:value="21393" calcext:value-type="float">
            <text:p>21393</text:p>
          </table:table-cell>
          <table:table-cell table:style-name="ce6" office:value-type="float" office:value="2049" calcext:value-type="float">
            <text:p>2049</text:p>
          </table:table-cell>
          <table:table-cell table:style-name="ce6" office:value-type="float" office:value="36898" calcext:value-type="float">
            <text:p>36898</text:p>
          </table:table-cell>
          <table:table-cell table:style-name="ce6" office:value-type="float" office:value="34635" calcext:value-type="float">
            <text:p>34635</text:p>
          </table:table-cell>
          <table:table-cell table:style-name="ce6" table:formula="of:=[.F54]+[.H54]" office:value-type="float" office:value="58291" calcext:value-type="float">
            <text:p>58291</text:p>
          </table:table-cell>
          <table:table-cell table:style-name="ce7" table:formula="of:=(([.F54]*100)/[.J54])" office:value-type="float" office:value="36.700348252732" calcext:value-type="float">
            <text:p>36.70</text:p>
          </table:table-cell>
          <table:table-cell table:style-name="ce7" table:formula="of:=100-[.K54]" office:value-type="float" office:value="63.299651747268" calcext:value-type="float">
            <text:p>63.30</text:p>
          </table:table-cell>
          <table:table-cell table:style-name="ce7" table:formula="of:=(([.F54]-[.G54])*100)/[.F54]" office:value-type="float" office:value="90.4221006871407" calcext:value-type="float">
            <text:p>90.42</text:p>
          </table:table-cell>
          <table:table-cell table:style-name="ce7" table:formula="of:=(([.G54]*100)/[.F54])" office:value-type="float" office:value="9.57789931285935" calcext:value-type="float">
            <text:p>9.58</text:p>
          </table:table-cell>
          <table:table-cell table:style-name="ce8" office:value-type="float" office:value="0.8594" calcext:value-type="float">
            <text:p>0.8594</text:p>
          </table:table-cell>
          <table:table-cell table:style-name="ce9" table:formula="of:=([.O54]*[.O54])*[.J54]" office:value-type="float" office:value="43051.88827276" calcext:value-type="float">
            <text:p>43051.888</text:p>
          </table:table-cell>
          <table:table-cell table:style-name="ce9" table:formula="of:=(([.O54]*[.O54])*([.F54]-[.G54]))" office:value-type="float" office:value="14286.86635584" calcext:value-type="float">
            <text:p>14286.866</text:p>
          </table:table-cell>
          <table:table-cell table:style-name="ce9" table:formula="of:=([.O54]*[.O54])*[.G54]" office:value-type="float" office:value="1513.32656964" calcext:value-type="float">
            <text:p>1513.327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51" calcext:value-type="float">
            <text:p>51</text:p>
          </table:table-cell>
          <table:table-cell table:style-name="ce5" office:value-type="string" calcext:value-type="string">
            <text:p>Wuesley Carvalho Mendes</text:p>
          </table:table-cell>
          <table:table-cell table:style-name="ce6" office:value-type="float" office:value="66092.267" calcext:value-type="float">
            <text:p>66092.267</text:p>
          </table:table-cell>
          <table:table-cell table:style-name="ce6" office:value-type="float" office:value="43245.393" calcext:value-type="float">
            <text:p>43245.393</text:p>
          </table:table-cell>
          <table:table-cell table:style-name="ce6" office:value-type="float" office:value="33802" calcext:value-type="float">
            <text:p>33802</text:p>
          </table:table-cell>
          <table:table-cell table:style-name="ce6" office:value-type="float" office:value="6823" calcext:value-type="float">
            <text:p>6823</text:p>
          </table:table-cell>
          <table:table-cell table:style-name="ce6" office:value-type="float" office:value="55685" calcext:value-type="float">
            <text:p>55685</text:p>
          </table:table-cell>
          <table:table-cell table:style-name="ce6" office:value-type="float" office:value="51730" calcext:value-type="float">
            <text:p>51730</text:p>
          </table:table-cell>
          <table:table-cell table:style-name="ce6" table:formula="of:=[.F55]+[.H55]" office:value-type="float" office:value="89487" calcext:value-type="float">
            <text:p>89487</text:p>
          </table:table-cell>
          <table:table-cell table:style-name="ce7" table:formula="of:=(([.F55]*100)/[.J55])" office:value-type="float" office:value="37.7730843586219" calcext:value-type="float">
            <text:p>37.77</text:p>
          </table:table-cell>
          <table:table-cell table:style-name="ce7" table:formula="of:=100-[.K55]" office:value-type="float" office:value="62.2269156413781" calcext:value-type="float">
            <text:p>62.23</text:p>
          </table:table-cell>
          <table:table-cell table:style-name="ce7" table:formula="of:=(([.F55]-[.G55])*100)/[.F55]" office:value-type="float" office:value="79.8148038577599" calcext:value-type="float">
            <text:p>79.81</text:p>
          </table:table-cell>
          <table:table-cell table:style-name="ce7" table:formula="of:=(([.G55]*100)/[.F55])" office:value-type="float" office:value="20.1851961422401" calcext:value-type="float">
            <text:p>20.19</text:p>
          </table:table-cell>
          <table:table-cell table:style-name="ce8" office:value-type="float" office:value="0.8594" calcext:value-type="float">
            <text:p>0.8594</text:p>
          </table:table-cell>
          <table:table-cell table:style-name="ce9" table:formula="of:=([.O55]*[.O55])*[.J55]" office:value-type="float" office:value="66092.26683132" calcext:value-type="float">
            <text:p>66092.267</text:p>
          </table:table-cell>
          <table:table-cell table:style-name="ce9" table:formula="of:=(([.O55]*[.O55])*([.F55]-[.G55]))" office:value-type="float" office:value="19925.83578444" calcext:value-type="float">
            <text:p>19925.836</text:p>
          </table:table-cell>
          <table:table-cell table:style-name="ce9" table:formula="of:=([.O55]*[.O55])*[.G55]" office:value-type="float" office:value="5039.25192028" calcext:value-type="float">
            <text:p>5039.252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52" calcext:value-type="float">
            <text:p>52</text:p>
          </table:table-cell>
          <table:table-cell office:value-type="string" calcext:value-type="string">
            <text:p>ALICE CAROLINE NALIN KASMIRSCKI</text:p>
          </table:table-cell>
          <table:table-cell table:style-name="ce6" office:value-type="float" office:value="38991.978" calcext:value-type="float">
            <text:p>38991.978</text:p>
          </table:table-cell>
          <table:table-cell table:style-name="ce6" office:value-type="float" office:value="30011.725" calcext:value-type="float">
            <text:p>30011.725</text:p>
          </table:table-cell>
          <table:table-cell table:style-name="ce6" office:value-type="float" office:value="13631" calcext:value-type="float">
            <text:p>13631</text:p>
          </table:table-cell>
          <table:table-cell table:style-name="ce6" office:value-type="float" office:value="2581" calcext:value-type="float">
            <text:p>2581</text:p>
          </table:table-cell>
          <table:table-cell table:style-name="ce6" office:value-type="float" office:value="39163" calcext:value-type="float">
            <text:p>39163</text:p>
          </table:table-cell>
          <table:table-cell table:style-name="ce6" office:value-type="float" office:value="38054" calcext:value-type="float">
            <text:p>38054</text:p>
          </table:table-cell>
          <table:table-cell table:style-name="ce6" table:formula="of:=[.F56]+[.H56]" office:value-type="float" office:value="52794" calcext:value-type="float">
            <text:p>52794</text:p>
          </table:table-cell>
          <table:table-cell table:style-name="ce7" table:formula="of:=(([.F56]*100)/[.J56])" office:value-type="float" office:value="25.8192218812744" calcext:value-type="float">
            <text:p>25.82</text:p>
          </table:table-cell>
          <table:table-cell table:style-name="ce7" table:formula="of:=100-[.K56]" office:value-type="float" office:value="74.1807781187256" calcext:value-type="float">
            <text:p>74.18</text:p>
          </table:table-cell>
          <table:table-cell table:style-name="ce7" table:formula="of:=(([.F56]-[.G56])*100)/[.F56]" office:value-type="float" office:value="81.0652189861345" calcext:value-type="float">
            <text:p>81.07</text:p>
          </table:table-cell>
          <table:table-cell table:style-name="ce7" table:formula="of:=(([.G56]*100)/[.F56])" office:value-type="float" office:value="18.9347810138655" calcext:value-type="float">
            <text:p>18.93</text:p>
          </table:table-cell>
          <table:table-cell table:style-name="ce8" office:value-type="float" office:value="0.8594" calcext:value-type="float">
            <text:p>0.8594</text:p>
          </table:table-cell>
          <table:table-cell table:style-name="ce9" table:formula="of:=([.O56]*[.O56])*[.J56]" office:value-type="float" office:value="38991.97799784" calcext:value-type="float">
            <text:p>38991.978</text:p>
          </table:table-cell>
          <table:table-cell table:style-name="ce9" table:formula="of:=(([.O56]*[.O56])*([.F56]-[.G56]))" office:value-type="float" office:value="8161.180378" calcext:value-type="float">
            <text:p>8161.180</text:p>
          </table:table-cell>
          <table:table-cell table:style-name="ce9" table:formula="of:=([.O56]*[.O56])*[.G56]" office:value-type="float" office:value="1906.24493716" calcext:value-type="float">
            <text:p>1906.245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53" calcext:value-type="float">
            <text:p>53</text:p>
          </table:table-cell>
          <table:table-cell office:value-type="string" calcext:value-type="string">
            <text:p>ALINE SCALCO RAMANSINI</text:p>
          </table:table-cell>
          <table:table-cell table:style-name="ce6" office:value-type="float" office:value="38864.944" calcext:value-type="float">
            <text:p>38864.944</text:p>
          </table:table-cell>
          <table:table-cell table:style-name="ce6" office:value-type="float" office:value="26335.871" calcext:value-type="float">
            <text:p>26335.871</text:p>
          </table:table-cell>
          <table:table-cell table:style-name="ce6" office:value-type="float" office:value="17933" calcext:value-type="float">
            <text:p>17933</text:p>
          </table:table-cell>
          <table:table-cell table:style-name="ce6" office:value-type="float" office:value="2232" calcext:value-type="float">
            <text:p>2232</text:p>
          </table:table-cell>
          <table:table-cell table:style-name="ce6" office:value-type="float" office:value="34689" calcext:value-type="float">
            <text:p>34689</text:p>
          </table:table-cell>
          <table:table-cell table:style-name="ce6" office:value-type="float" office:value="33426" calcext:value-type="float">
            <text:p>33426</text:p>
          </table:table-cell>
          <table:table-cell table:style-name="ce6" table:formula="of:=[.F57]+[.H57]" office:value-type="float" office:value="52622" calcext:value-type="float">
            <text:p>52622</text:p>
          </table:table-cell>
          <table:table-cell table:style-name="ce7" table:formula="of:=(([.F57]*100)/[.J57])" office:value-type="float" office:value="34.0789023602296" calcext:value-type="float">
            <text:p>34.08</text:p>
          </table:table-cell>
          <table:table-cell table:style-name="ce7" table:formula="of:=100-[.K57]" office:value-type="float" office:value="65.9210976397704" calcext:value-type="float">
            <text:p>65.92</text:p>
          </table:table-cell>
          <table:table-cell table:style-name="ce7" table:formula="of:=(([.F57]-[.G57])*100)/[.F57]" office:value-type="float" office:value="87.5536720013383" calcext:value-type="float">
            <text:p>87.55</text:p>
          </table:table-cell>
          <table:table-cell table:style-name="ce7" table:formula="of:=(([.G57]*100)/[.F57])" office:value-type="float" office:value="12.4463279986617" calcext:value-type="float">
            <text:p>12.45</text:p>
          </table:table-cell>
          <table:table-cell table:style-name="ce8" office:value-type="float" office:value="0.8594" calcext:value-type="float">
            <text:p>0.8594</text:p>
          </table:table-cell>
          <table:table-cell table:style-name="ce9" table:formula="of:=([.O57]*[.O57])*[.J57]" office:value-type="float" office:value="38864.94423992" calcext:value-type="float">
            <text:p>38864.944</text:p>
          </table:table-cell>
          <table:table-cell table:style-name="ce9" table:formula="of:=(([.O57]*[.O57])*([.F57]-[.G57]))" office:value-type="float" office:value="11596.26182036" calcext:value-type="float">
            <text:p>11596.262</text:p>
          </table:table-cell>
          <table:table-cell table:style-name="ce9" table:formula="of:=([.O57]*[.O57])*[.G57]" office:value-type="float" office:value="1648.48457952" calcext:value-type="float">
            <text:p>1648.485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54" calcext:value-type="float">
            <text:p>54</text:p>
          </table:table-cell>
          <table:table-cell office:value-type="string" calcext:value-type="string">
            <text:p>TAMIRES DE MORAES GARCIA</text:p>
          </table:table-cell>
          <table:table-cell table:style-name="ce6" office:value-type="float" office:value="73975.746" calcext:value-type="float">
            <text:p>73975.746</text:p>
          </table:table-cell>
          <table:table-cell table:style-name="ce6" office:value-type="float" office:value="37371.559" calcext:value-type="float">
            <text:p>37371.559</text:p>
          </table:table-cell>
          <table:table-cell table:style-name="ce6" office:value-type="float" office:value="52276" calcext:value-type="float">
            <text:p>52276</text:p>
          </table:table-cell>
          <table:table-cell table:style-name="ce6" office:value-type="float" office:value="4447" calcext:value-type="float">
            <text:p>4447</text:p>
          </table:table-cell>
          <table:table-cell table:style-name="ce6" office:value-type="float" office:value="47885" calcext:value-type="float">
            <text:p>47885</text:p>
          </table:table-cell>
          <table:table-cell table:style-name="ce6" office:value-type="float" office:value="46153" calcext:value-type="float">
            <text:p>46153</text:p>
          </table:table-cell>
          <table:table-cell table:style-name="ce6" table:formula="of:=[.F58]+[.H58]" office:value-type="float" office:value="100161" calcext:value-type="float">
            <text:p>100161</text:p>
          </table:table-cell>
          <table:table-cell table:style-name="ce7" table:formula="of:=(([.F58]*100)/[.J58])" office:value-type="float" office:value="52.1919709268078" calcext:value-type="float">
            <text:p>52.19</text:p>
          </table:table-cell>
          <table:table-cell table:style-name="ce7" table:formula="of:=100-[.K58]" office:value-type="float" office:value="47.8080290731922" calcext:value-type="float">
            <text:p>47.81</text:p>
          </table:table-cell>
          <table:table-cell table:style-name="ce7" table:formula="of:=(([.F58]-[.G58])*100)/[.F58]" office:value-type="float" office:value="91.4932282500574" calcext:value-type="float">
            <text:p>91.49</text:p>
          </table:table-cell>
          <table:table-cell table:style-name="ce7" table:formula="of:=(([.G58]*100)/[.F58])" office:value-type="float" office:value="8.50677174994261" calcext:value-type="float">
            <text:p>8.51</text:p>
          </table:table-cell>
          <table:table-cell table:style-name="ce8" office:value-type="float" office:value="0.8594" calcext:value-type="float">
            <text:p>0.8594</text:p>
          </table:table-cell>
          <table:table-cell table:style-name="ce9" table:formula="of:=([.O58]*[.O58])*[.J58]" office:value-type="float" office:value="73975.74550596" calcext:value-type="float">
            <text:p>73975.746</text:p>
          </table:table-cell>
          <table:table-cell table:style-name="ce9" table:formula="of:=(([.O58]*[.O58])*([.F58]-[.G58]))" office:value-type="float" office:value="35324.98609044" calcext:value-type="float">
            <text:p>35324.986</text:p>
          </table:table-cell>
          <table:table-cell table:style-name="ce9" table:formula="of:=([.O58]*[.O58])*[.G58]" office:value-type="float" office:value="3284.41349692" calcext:value-type="float">
            <text:p>3284.413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55" calcext:value-type="float">
            <text:p>55</text:p>
          </table:table-cell>
          <table:table-cell office:value-type="string" calcext:value-type="string">
            <text:p>ARYEL TEDESCO</text:p>
          </table:table-cell>
          <table:table-cell table:style-name="ce6" office:value-type="float" office:value="64755.458" calcext:value-type="float">
            <text:p>64755.458</text:p>
          </table:table-cell>
          <table:table-cell table:style-name="ce6" office:value-type="float" office:value="35018.48" calcext:value-type="float">
            <text:p>35018.48</text:p>
          </table:table-cell>
          <table:table-cell table:style-name="ce6" office:value-type="float" office:value="44190" calcext:value-type="float">
            <text:p>44190</text:p>
          </table:table-cell>
          <table:table-cell table:style-name="ce6" office:value-type="float" office:value="6638" calcext:value-type="float">
            <text:p>6638</text:p>
          </table:table-cell>
          <table:table-cell table:style-name="ce6" office:value-type="float" office:value="43487" calcext:value-type="float">
            <text:p>43487</text:p>
          </table:table-cell>
          <table:table-cell table:style-name="ce6" office:value-type="float" office:value="40776" calcext:value-type="float">
            <text:p>40776</text:p>
          </table:table-cell>
          <table:table-cell table:style-name="ce6" table:formula="of:=[.F59]+[.H59]" office:value-type="float" office:value="87677" calcext:value-type="float">
            <text:p>87677</text:p>
          </table:table-cell>
          <table:table-cell table:style-name="ce7" table:formula="of:=(([.F59]*100)/[.J59])" office:value-type="float" office:value="50.4009033155788" calcext:value-type="float">
            <text:p>50.40</text:p>
          </table:table-cell>
          <table:table-cell table:style-name="ce7" table:formula="of:=100-[.K59]" office:value-type="float" office:value="49.5990966844212" calcext:value-type="float">
            <text:p>49.60</text:p>
          </table:table-cell>
          <table:table-cell table:style-name="ce7" table:formula="of:=(([.F59]-[.G59])*100)/[.F59]" office:value-type="float" office:value="84.9785019235121" calcext:value-type="float">
            <text:p>84.98</text:p>
          </table:table-cell>
          <table:table-cell table:style-name="ce7" table:formula="of:=(([.G59]*100)/[.F59])" office:value-type="float" office:value="15.0214980764879" calcext:value-type="float">
            <text:p>15.02</text:p>
          </table:table-cell>
          <table:table-cell table:style-name="ce8" office:value-type="float" office:value="0.8594" calcext:value-type="float">
            <text:p>0.8594</text:p>
          </table:table-cell>
          <table:table-cell table:style-name="ce9" table:formula="of:=([.O59]*[.O59])*[.J59]" office:value-type="float" office:value="64755.45809972" calcext:value-type="float">
            <text:p>64755.458</text:p>
          </table:table-cell>
          <table:table-cell table:style-name="ce9" table:formula="of:=(([.O59]*[.O59])*([.F59]-[.G59]))" office:value-type="float" office:value="27734.71905472" calcext:value-type="float">
            <text:p>27734.719</text:p>
          </table:table-cell>
          <table:table-cell table:style-name="ce9" table:formula="of:=([.O59]*[.O59])*[.G59]" office:value-type="float" office:value="4902.61677368" calcext:value-type="float">
            <text:p>4902.617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56" calcext:value-type="float">
            <text:p>56</text:p>
          </table:table-cell>
          <table:table-cell office:value-type="string" calcext:value-type="string">
            <text:p>DARIANE SCALCO</text:p>
          </table:table-cell>
          <table:table-cell table:style-name="ce6" office:value-type="float" office:value="56045.521" calcext:value-type="float">
            <text:p>56045.521</text:p>
          </table:table-cell>
          <table:table-cell table:style-name="ce6" office:value-type="float" office:value="36115.731" calcext:value-type="float">
            <text:p>36115.731</text:p>
          </table:table-cell>
          <table:table-cell table:style-name="ce6" office:value-type="float" office:value="33090" calcext:value-type="float">
            <text:p>33090</text:p>
          </table:table-cell>
          <table:table-cell table:style-name="ce6" office:value-type="float" office:value="9642" calcext:value-type="float">
            <text:p>9642</text:p>
          </table:table-cell>
          <table:table-cell table:style-name="ce6" office:value-type="float" office:value="42794" calcext:value-type="float">
            <text:p>42794</text:p>
          </table:table-cell>
          <table:table-cell table:style-name="ce6" office:value-type="float" office:value="39259" calcext:value-type="float">
            <text:p>39259</text:p>
          </table:table-cell>
          <table:table-cell table:style-name="ce6" table:formula="of:=[.F60]+[.H60]" office:value-type="float" office:value="75884" calcext:value-type="float">
            <text:p>75884</text:p>
          </table:table-cell>
          <table:table-cell table:style-name="ce7" table:formula="of:=(([.F60]*100)/[.J60])" office:value-type="float" office:value="43.6060302567076" calcext:value-type="float">
            <text:p>43.61</text:p>
          </table:table-cell>
          <table:table-cell table:style-name="ce7" table:formula="of:=100-[.K60]" office:value-type="float" office:value="56.3939697432924" calcext:value-type="float">
            <text:p>56.39</text:p>
          </table:table-cell>
          <table:table-cell table:style-name="ce7" table:formula="of:=(([.F60]-[.G60])*100)/[.F60]" office:value-type="float" office:value="70.8612873980055" calcext:value-type="float">
            <text:p>70.86</text:p>
          </table:table-cell>
          <table:table-cell table:style-name="ce7" table:formula="of:=(([.G60]*100)/[.F60])" office:value-type="float" office:value="29.1387126019946" calcext:value-type="float">
            <text:p>29.14</text:p>
          </table:table-cell>
          <table:table-cell table:style-name="ce8" office:value-type="float" office:value="0.8594" calcext:value-type="float">
            <text:p>0.8594</text:p>
          </table:table-cell>
          <table:table-cell table:style-name="ce9" table:formula="of:=([.O60]*[.O60])*[.J60]" office:value-type="float" office:value="56045.52143024" calcext:value-type="float">
            <text:p>56045.521</text:p>
          </table:table-cell>
          <table:table-cell table:style-name="ce9" table:formula="of:=(([.O60]*[.O60])*([.F60]-[.G60]))" office:value-type="float" office:value="17317.95090528" calcext:value-type="float">
            <text:p>17317.951</text:p>
          </table:table-cell>
          <table:table-cell table:style-name="ce9" table:formula="of:=([.O60]*[.O60])*[.G60]" office:value-type="float" office:value="7121.27612712" calcext:value-type="float">
            <text:p>7121.276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57" calcext:value-type="float">
            <text:p>57</text:p>
          </table:table-cell>
          <table:table-cell office:value-type="string" calcext:value-type="string">
            <text:p>FERNANDA MARIA SANGATTI</text:p>
          </table:table-cell>
          <table:table-cell table:style-name="ce6" office:value-type="float" office:value="40199.537" calcext:value-type="float">
            <text:p>40199.537</text:p>
          </table:table-cell>
          <table:table-cell table:style-name="ce6" office:value-type="float" office:value="31522.836" calcext:value-type="float">
            <text:p>31522.836</text:p>
          </table:table-cell>
          <table:table-cell table:style-name="ce6" office:value-type="float" office:value="12384" calcext:value-type="float">
            <text:p>12384</text:p>
          </table:table-cell>
          <table:table-cell table:style-name="ce6" office:value-type="float" office:value="2309" calcext:value-type="float">
            <text:p>2309</text:p>
          </table:table-cell>
          <table:table-cell table:style-name="ce6" office:value-type="float" office:value="42045" calcext:value-type="float">
            <text:p>42045</text:p>
          </table:table-cell>
          <table:table-cell table:style-name="ce6" office:value-type="float" office:value="40372" calcext:value-type="float">
            <text:p>40372</text:p>
          </table:table-cell>
          <table:table-cell table:style-name="ce6" table:formula="of:=[.F61]+[.H61]" office:value-type="float" office:value="54429" calcext:value-type="float">
            <text:p>54429</text:p>
          </table:table-cell>
          <table:table-cell table:style-name="ce7" table:formula="of:=(([.F61]*100)/[.J61])" office:value-type="float" office:value="22.7525767513642" calcext:value-type="float">
            <text:p>22.75</text:p>
          </table:table-cell>
          <table:table-cell table:style-name="ce7" table:formula="of:=100-[.K61]" office:value-type="float" office:value="77.2474232486358" calcext:value-type="float">
            <text:p>77.25</text:p>
          </table:table-cell>
          <table:table-cell table:style-name="ce7" table:formula="of:=(([.F61]-[.G61])*100)/[.F61]" office:value-type="float" office:value="81.3549741602067" calcext:value-type="float">
            <text:p>81.35</text:p>
          </table:table-cell>
          <table:table-cell table:style-name="ce7" table:formula="of:=(([.G61]*100)/[.F61])" office:value-type="float" office:value="18.6450258397933" calcext:value-type="float">
            <text:p>18.65</text:p>
          </table:table-cell>
          <table:table-cell table:style-name="ce8" office:value-type="float" office:value="0.8594" calcext:value-type="float">
            <text:p>0.8594</text:p>
          </table:table-cell>
          <table:table-cell table:style-name="ce9" table:formula="of:=([.O61]*[.O61])*[.J61]" office:value-type="float" office:value="40199.53726644" calcext:value-type="float">
            <text:p>40199.537</text:p>
          </table:table-cell>
          <table:table-cell table:style-name="ce9" table:formula="of:=(([.O61]*[.O61])*([.F61]-[.G61]))" office:value-type="float" office:value="7441.076227" calcext:value-type="float">
            <text:p>7441.076</text:p>
          </table:table-cell>
          <table:table-cell table:style-name="ce9" table:formula="of:=([.O61]*[.O61])*[.G61]" office:value-type="float" office:value="1705.35434324" calcext:value-type="float">
            <text:p>1705.354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58" calcext:value-type="float">
            <text:p>58</text:p>
          </table:table-cell>
          <table:table-cell office:value-type="string" calcext:value-type="string">
            <text:p>JOÃO GABRIEL FIORENTIM SALVETTI</text:p>
          </table:table-cell>
          <table:table-cell table:style-name="ce6" office:value-type="float" office:value="67137.341" calcext:value-type="float">
            <text:p>67137.341</text:p>
          </table:table-cell>
          <table:table-cell table:style-name="ce6" office:value-type="float" office:value="44712.19" calcext:value-type="float">
            <text:p>44712.19</text:p>
          </table:table-cell>
          <table:table-cell table:style-name="ce6" office:value-type="float" office:value="34798" calcext:value-type="float">
            <text:p>34798</text:p>
          </table:table-cell>
          <table:table-cell table:style-name="ce6" office:value-type="float" office:value="7629" calcext:value-type="float">
            <text:p>7629</text:p>
          </table:table-cell>
          <table:table-cell table:style-name="ce6" office:value-type="float" office:value="56104" calcext:value-type="float">
            <text:p>56104</text:p>
          </table:table-cell>
          <table:table-cell table:style-name="ce6" office:value-type="float" office:value="52190" calcext:value-type="float">
            <text:p>52190</text:p>
          </table:table-cell>
          <table:table-cell table:style-name="ce6" table:formula="of:=[.F62]+[.H62]" office:value-type="float" office:value="90902" calcext:value-type="float">
            <text:p>90902</text:p>
          </table:table-cell>
          <table:table-cell table:style-name="ce7" table:formula="of:=(([.F62]*100)/[.J62])" office:value-type="float" office:value="38.2807859013003" calcext:value-type="float">
            <text:p>38.28</text:p>
          </table:table-cell>
          <table:table-cell table:style-name="ce7" table:formula="of:=100-[.K62]" office:value-type="float" office:value="61.7192140986997" calcext:value-type="float">
            <text:p>61.72</text:p>
          </table:table-cell>
          <table:table-cell table:style-name="ce7" table:formula="of:=(([.F62]-[.G62])*100)/[.F62]" office:value-type="float" office:value="78.0763262256451" calcext:value-type="float">
            <text:p>78.08</text:p>
          </table:table-cell>
          <table:table-cell table:style-name="ce7" table:formula="of:=(([.G62]*100)/[.F62])" office:value-type="float" office:value="21.9236737743548" calcext:value-type="float">
            <text:p>21.92</text:p>
          </table:table-cell>
          <table:table-cell table:style-name="ce8" office:value-type="float" office:value="0.8594" calcext:value-type="float">
            <text:p>0.8594</text:p>
          </table:table-cell>
          <table:table-cell table:style-name="ce9" table:formula="of:=([.O62]*[.O62])*[.J62]" office:value-type="float" office:value="67137.34106072" calcext:value-type="float">
            <text:p>67137.341</text:p>
          </table:table-cell>
          <table:table-cell table:style-name="ce9" table:formula="of:=(([.O62]*[.O62])*([.F62]-[.G62]))" office:value-type="float" office:value="20066.16377284" calcext:value-type="float">
            <text:p>20066.164</text:p>
          </table:table-cell>
          <table:table-cell table:style-name="ce9" table:formula="of:=([.O62]*[.O62])*[.G62]" office:value-type="float" office:value="5634.53801844" calcext:value-type="float">
            <text:p>5634.538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59" calcext:value-type="float">
            <text:p>59</text:p>
          </table:table-cell>
          <table:table-cell office:value-type="string" calcext:value-type="string">
            <text:p>LUANA ALINE PUTON</text:p>
          </table:table-cell>
          <table:table-cell table:style-name="ce6" office:value-type="float" office:value="31661.687" calcext:value-type="float">
            <text:p>31661.687</text:p>
          </table:table-cell>
          <table:table-cell table:style-name="ce6" office:value-type="float" office:value="24968.042" calcext:value-type="float">
            <text:p>24968.042</text:p>
          </table:table-cell>
          <table:table-cell table:style-name="ce6" office:value-type="float" office:value="10374" calcext:value-type="float">
            <text:p>10374</text:p>
          </table:table-cell>
          <table:table-cell table:style-name="ce6" office:value-type="float" office:value="3005" calcext:value-type="float">
            <text:p>3005</text:p>
          </table:table-cell>
          <table:table-cell table:style-name="ce6" office:value-type="float" office:value="32495" calcext:value-type="float">
            <text:p>32495</text:p>
          </table:table-cell>
          <table:table-cell table:style-name="ce6" office:value-type="float" office:value="30801" calcext:value-type="float">
            <text:p>30801</text:p>
          </table:table-cell>
          <table:table-cell table:style-name="ce6" table:formula="of:=[.F63]+[.H63]" office:value-type="float" office:value="42869" calcext:value-type="float">
            <text:p>42869</text:p>
          </table:table-cell>
          <table:table-cell table:style-name="ce7" table:formula="of:=(([.F63]*100)/[.J63])" office:value-type="float" office:value="24.199304858989" calcext:value-type="float">
            <text:p>24.20</text:p>
          </table:table-cell>
          <table:table-cell table:style-name="ce7" table:formula="of:=100-[.K63]" office:value-type="float" office:value="75.800695141011" calcext:value-type="float">
            <text:p>75.80</text:p>
          </table:table-cell>
          <table:table-cell table:style-name="ce7" table:formula="of:=(([.F63]-[.G63])*100)/[.F63]" office:value-type="float" office:value="71.0333526123" calcext:value-type="float">
            <text:p>71.03</text:p>
          </table:table-cell>
          <table:table-cell table:style-name="ce7" table:formula="of:=(([.G63]*100)/[.F63])" office:value-type="float" office:value="28.9666473877" calcext:value-type="float">
            <text:p>28.97</text:p>
          </table:table-cell>
          <table:table-cell table:style-name="ce8" office:value-type="float" office:value="0.8594" calcext:value-type="float">
            <text:p>0.8594</text:p>
          </table:table-cell>
          <table:table-cell table:style-name="ce9" table:formula="of:=([.O63]*[.O63])*[.J63]" office:value-type="float" office:value="31661.68702484" calcext:value-type="float">
            <text:p>31661.687</text:p>
          </table:table-cell>
          <table:table-cell table:style-name="ce9" table:formula="of:=(([.O63]*[.O63])*([.F63]-[.G63]))" office:value-type="float" office:value="5442.51024484" calcext:value-type="float">
            <text:p>5442.510</text:p>
          </table:table-cell>
          <table:table-cell table:style-name="ce9" table:formula="of:=([.O63]*[.O63])*[.G63]" office:value-type="float" office:value="2219.3979218" calcext:value-type="float">
            <text:p>2219.398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60" calcext:value-type="float">
            <text:p>60</text:p>
          </table:table-cell>
          <table:table-cell office:value-type="string" calcext:value-type="string">
            <text:p>LUCAS CAGLIARI ROSSI</text:p>
          </table:table-cell>
          <table:table-cell table:style-name="ce6" office:value-type="float" office:value="44464.77" calcext:value-type="float">
            <text:p>44464.77</text:p>
          </table:table-cell>
          <table:table-cell table:style-name="ce6" office:value-type="float" office:value="38903.35" calcext:value-type="float">
            <text:p>38903.35</text:p>
          </table:table-cell>
          <table:table-cell table:style-name="ce6" office:value-type="float" office:value="7161" calcext:value-type="float">
            <text:p>7161</text:p>
          </table:table-cell>
          <table:table-cell table:style-name="ce6" office:value-type="float" office:value="2313" calcext:value-type="float">
            <text:p>2313</text:p>
          </table:table-cell>
          <table:table-cell table:style-name="ce6" office:value-type="float" office:value="53043" calcext:value-type="float">
            <text:p>53043</text:p>
          </table:table-cell>
          <table:table-cell table:style-name="ce6" office:value-type="float" office:value="50361" calcext:value-type="float">
            <text:p>50361</text:p>
          </table:table-cell>
          <table:table-cell table:style-name="ce6" table:formula="of:=[.F64]+[.H64]" office:value-type="float" office:value="60204" calcext:value-type="float">
            <text:p>60204</text:p>
          </table:table-cell>
          <table:table-cell table:style-name="ce7" table:formula="of:=(([.F64]*100)/[.J64])" office:value-type="float" office:value="11.8945585010963" calcext:value-type="float">
            <text:p>11.89</text:p>
          </table:table-cell>
          <table:table-cell table:style-name="ce7" table:formula="of:=100-[.K64]" office:value-type="float" office:value="88.1054414989037" calcext:value-type="float">
            <text:p>88.11</text:p>
          </table:table-cell>
          <table:table-cell table:style-name="ce7" table:formula="of:=(([.F64]-[.G64])*100)/[.F64]" office:value-type="float" office:value="67.7000418935903" calcext:value-type="float">
            <text:p>67.70</text:p>
          </table:table-cell>
          <table:table-cell table:style-name="ce7" table:formula="of:=(([.G64]*100)/[.F64])" office:value-type="float" office:value="32.2999581064097" calcext:value-type="float">
            <text:p>32.30</text:p>
          </table:table-cell>
          <table:table-cell table:style-name="ce8" office:value-type="float" office:value="0.8594" calcext:value-type="float">
            <text:p>0.8594</text:p>
          </table:table-cell>
          <table:table-cell table:style-name="ce9" table:formula="of:=([.O64]*[.O64])*[.J64]" office:value-type="float" office:value="44464.76954544" calcext:value-type="float">
            <text:p>44464.770</text:p>
          </table:table-cell>
          <table:table-cell table:style-name="ce9" table:formula="of:=(([.O64]*[.O64])*([.F64]-[.G64]))" office:value-type="float" office:value="3580.57940928" calcext:value-type="float">
            <text:p>3580.579</text:p>
          </table:table-cell>
          <table:table-cell table:style-name="ce9" table:formula="of:=([.O64]*[.O64])*[.G64]" office:value-type="float" office:value="1708.30861668" calcext:value-type="float">
            <text:p>1708.309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61" calcext:value-type="float">
            <text:p>61</text:p>
          </table:table-cell>
          <table:table-cell office:value-type="string" calcext:value-type="string">
            <text:p>RAFAEL MARIN</text:p>
          </table:table-cell>
          <table:table-cell table:style-name="ce6" office:value-type="float" office:value="92874.233" calcext:value-type="float">
            <text:p>92874.233</text:p>
          </table:table-cell>
          <table:table-cell table:style-name="ce6" office:value-type="float" office:value="51810.57" calcext:value-type="float">
            <text:p>51810.57</text:p>
          </table:table-cell>
          <table:table-cell table:style-name="ce6" office:value-type="float" office:value="66907" calcext:value-type="float">
            <text:p>66907</text:p>
          </table:table-cell>
          <table:table-cell table:style-name="ce6" office:value-type="float" office:value="14296" calcext:value-type="float">
            <text:p>14296</text:p>
          </table:table-cell>
          <table:table-cell table:style-name="ce6" office:value-type="float" office:value="58842" calcext:value-type="float">
            <text:p>58842</text:p>
          </table:table-cell>
          <table:table-cell table:style-name="ce6" office:value-type="float" office:value="55854" calcext:value-type="float">
            <text:p>55854</text:p>
          </table:table-cell>
          <table:table-cell table:style-name="ce6" table:formula="of:=[.F65]+[.H65]" office:value-type="float" office:value="125749" calcext:value-type="float">
            <text:p>125749</text:p>
          </table:table-cell>
          <table:table-cell table:style-name="ce7" table:formula="of:=(([.F65]*100)/[.J65])" office:value-type="float" office:value="53.2067849446119" calcext:value-type="float">
            <text:p>53.21</text:p>
          </table:table-cell>
          <table:table-cell table:style-name="ce7" table:formula="of:=100-[.K65]" office:value-type="float" office:value="46.7932150553881" calcext:value-type="float">
            <text:p>46.79</text:p>
          </table:table-cell>
          <table:table-cell table:style-name="ce7" table:formula="of:=(([.F65]-[.G65])*100)/[.F65]" office:value-type="float" office:value="78.6330279342969" calcext:value-type="float">
            <text:p>78.63</text:p>
          </table:table-cell>
          <table:table-cell table:style-name="ce7" table:formula="of:=(([.G65]*100)/[.F65])" office:value-type="float" office:value="21.3669720657031" calcext:value-type="float">
            <text:p>21.37</text:p>
          </table:table-cell>
          <table:table-cell table:style-name="ce8" office:value-type="float" office:value="0.8594" calcext:value-type="float">
            <text:p>0.8594</text:p>
          </table:table-cell>
          <table:table-cell table:style-name="ce9" table:formula="of:=([.O65]*[.O65])*[.J65]" office:value-type="float" office:value="92874.23270164" calcext:value-type="float">
            <text:p>92874.233</text:p>
          </table:table-cell>
          <table:table-cell table:style-name="ce9" table:formula="of:=(([.O65]*[.O65])*([.F65]-[.G65]))" office:value-type="float" office:value="38856.81998796" calcext:value-type="float">
            <text:p>38856.820</text:p>
          </table:table-cell>
          <table:table-cell table:style-name="ce9" table:formula="of:=([.O65]*[.O65])*[.G65]" office:value-type="float" office:value="10558.57327456" calcext:value-type="float">
            <text:p>10558.573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62" calcext:value-type="float">
            <text:p>62</text:p>
          </table:table-cell>
          <table:table-cell office:value-type="string" calcext:value-type="string">
            <text:p>STEFANI PADILHA</text:p>
          </table:table-cell>
          <table:table-cell table:style-name="ce6" office:value-type="float" office:value="69005.18" calcext:value-type="float">
            <text:p>69005.18</text:p>
          </table:table-cell>
          <table:table-cell table:style-name="ce6" office:value-type="float" office:value="41790.414" calcext:value-type="float">
            <text:p>41790.414</text:p>
          </table:table-cell>
          <table:table-cell table:style-name="ce6" office:value-type="float" office:value="45591" calcext:value-type="float">
            <text:p>45591</text:p>
          </table:table-cell>
          <table:table-cell table:style-name="ce6" office:value-type="float" office:value="11102" calcext:value-type="float">
            <text:p>11102</text:p>
          </table:table-cell>
          <table:table-cell table:style-name="ce6" office:value-type="float" office:value="47840" calcext:value-type="float">
            <text:p>47840</text:p>
          </table:table-cell>
          <table:table-cell table:style-name="ce6" office:value-type="float" office:value="45481" calcext:value-type="float">
            <text:p>45481</text:p>
          </table:table-cell>
          <table:table-cell table:style-name="ce6" table:formula="of:=[.F66]+[.H66]" office:value-type="float" office:value="93431" calcext:value-type="float">
            <text:p>93431</text:p>
          </table:table-cell>
          <table:table-cell table:style-name="ce7" table:formula="of:=(([.F66]*100)/[.J66])" office:value-type="float" office:value="48.7964380130792" calcext:value-type="float">
            <text:p>48.80</text:p>
          </table:table-cell>
          <table:table-cell table:style-name="ce7" table:formula="of:=100-[.K66]" office:value-type="float" office:value="51.2035619869208" calcext:value-type="float">
            <text:p>51.20</text:p>
          </table:table-cell>
          <table:table-cell table:style-name="ce7" table:formula="of:=(([.F66]-[.G66])*100)/[.F66]" office:value-type="float" office:value="75.6487025948104" calcext:value-type="float">
            <text:p>75.65</text:p>
          </table:table-cell>
          <table:table-cell table:style-name="ce7" table:formula="of:=(([.G66]*100)/[.F66])" office:value-type="float" office:value="24.3512974051896" calcext:value-type="float">
            <text:p>24.35</text:p>
          </table:table-cell>
          <table:table-cell table:style-name="ce8" office:value-type="float" office:value="0.8594" calcext:value-type="float">
            <text:p>0.8594</text:p>
          </table:table-cell>
          <table:table-cell table:style-name="ce9" table:formula="of:=([.O66]*[.O66])*[.J66]" office:value-type="float" office:value="69005.18044316" calcext:value-type="float">
            <text:p>69005.180</text:p>
          </table:table-cell>
          <table:table-cell table:style-name="ce9" table:formula="of:=(([.O66]*[.O66])*([.F66]-[.G66]))" office:value-type="float" office:value="25472.48416804" calcext:value-type="float">
            <text:p>25472.484</text:p>
          </table:table-cell>
          <table:table-cell table:style-name="ce9" table:formula="of:=([.O66]*[.O66])*[.G66]" office:value-type="float" office:value="8199.58593272" calcext:value-type="float">
            <text:p>8199.586</text:p>
          </table:table-cell>
          <table:table-cell table:number-columns-repeated="1006"/>
        </table:table-row>
        <table:table-row table:style-name="ro1">
          <table:table-cell/>
          <table:table-cell table:style-name="ce3" office:value-type="float" office:value="63" calcext:value-type="float">
            <text:p>63</text:p>
          </table:table-cell>
          <table:table-cell office:value-type="string" calcext:value-type="string">
            <text:p>THAUANA SANTOS DE SOUZA</text:p>
          </table:table-cell>
          <table:table-cell table:style-name="ce6" office:value-type="float" office:value="74388.605" calcext:value-type="float">
            <text:p>74388.605</text:p>
          </table:table-cell>
          <table:table-cell table:style-name="ce6" office:value-type="float" office:value="32960.829" calcext:value-type="float">
            <text:p>32960.829</text:p>
          </table:table-cell>
          <table:table-cell table:style-name="ce6" office:value-type="float" office:value="61896" calcext:value-type="float">
            <text:p>61896</text:p>
          </table:table-cell>
          <table:table-cell table:style-name="ce6" office:value-type="float" office:value="8685" calcext:value-type="float">
            <text:p>8685</text:p>
          </table:table-cell>
          <table:table-cell table:style-name="ce6" office:value-type="float" office:value="38824" calcext:value-type="float">
            <text:p>38824</text:p>
          </table:table-cell>
          <table:table-cell table:style-name="ce6" office:value-type="float" office:value="35943" calcext:value-type="float">
            <text:p>35943</text:p>
          </table:table-cell>
          <table:table-cell table:style-name="ce6" table:formula="of:=[.F67]+[.H67]" office:value-type="float" office:value="100720" calcext:value-type="float">
            <text:p>100720</text:p>
          </table:table-cell>
          <table:table-cell table:style-name="ce7" table:formula="of:=(([.F67]*100)/[.J67])" office:value-type="float" office:value="61.4535345512311" calcext:value-type="float">
            <text:p>61.45</text:p>
          </table:table-cell>
          <table:table-cell table:style-name="ce7" table:formula="of:=100-[.K67]" office:value-type="float" office:value="38.5464654487689" calcext:value-type="float">
            <text:p>38.55</text:p>
          </table:table-cell>
          <table:table-cell table:style-name="ce7" table:formula="of:=(([.F67]-[.G67])*100)/[.F67]" office:value-type="float" office:value="85.9683986041101" calcext:value-type="float">
            <text:p>85.97</text:p>
          </table:table-cell>
          <table:table-cell table:style-name="ce7" table:formula="of:=(([.G67]*100)/[.F67])" office:value-type="float" office:value="14.0316013958899" calcext:value-type="float">
            <text:p>14.03</text:p>
          </table:table-cell>
          <table:table-cell table:style-name="ce8" office:value-type="float" office:value="0.8594" calcext:value-type="float">
            <text:p>0.8594</text:p>
          </table:table-cell>
          <table:table-cell table:style-name="ce9" table:formula="of:=([.O67]*[.O67])*[.J67]" office:value-type="float" office:value="74388.6052192" calcext:value-type="float">
            <text:p>74388.605</text:p>
          </table:table-cell>
          <table:table-cell table:style-name="ce9" table:formula="of:=(([.O67]*[.O67])*([.F67]-[.G67]))" office:value-type="float" office:value="39299.96100396" calcext:value-type="float">
            <text:p>39299.961</text:p>
          </table:table-cell>
          <table:table-cell table:style-name="ce9" table:formula="of:=([.O67]*[.O67])*[.G67]" office:value-type="float" office:value="6414.4662066" calcext:value-type="float">
            <text:p>6414.466</text:p>
          </table:table-cell>
          <table:table-cell table:number-columns-repeated="1006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table:table-column table:style-name="co7" table:number-columns-repeated="257" table:default-cell-style-name="ce1"/>
        <table:table-column table:style-name="co7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3">
        <table:table-column table:style-name="co7" table:number-columns-repeated="257" table:default-cell-style-name="ce1"/>
        <table:table-column table:style-name="co7" table:number-columns-repeated="767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R$ </number:text>
      <number:number number:decimal-places="0" number:min-integer-digits="1" number:grouping="true"/>
    </number:number-style>
    <number:number-style style:name="N120">
      <number:text>-R$ </number:text>
      <number:number number:decimal-places="0" number:min-integer-digits="1" number:grouping="true"/>
      <style:map style:condition="value()&gt;=0" style:apply-style-name="N120P0"/>
    </number:number-style>
    <number:number-style style:name="N121P0" style:volatile="true">
      <number:text>R$ </number:text>
      <number:number number:decimal-places="0" number:min-integer-digits="1" number:grouping="true"/>
    </number:number-style>
    <number:number-style style:name="N121">
      <style:text-properties fo:color="#ff0000"/>
      <number:text>-R$ 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text>R$ </number:text>
      <number:number number:decimal-places="2" number:min-integer-digits="1" number:grouping="true"/>
    </number:number-style>
    <number:number-style style:name="N122">
      <number:text>-R$ </number:text>
      <number:number number:decimal-places="2" number:min-integer-digits="1" number:grouping="true"/>
      <style:map style:condition="value()&gt;=0" style:apply-style-name="N122P0"/>
    </number:number-style>
    <number:number-style style:name="N123P0" style:volatile="true">
      <number:text>R$ </number:text>
      <number:number number:decimal-places="2" number:min-integer-digits="1" number:grouping="true"/>
    </number:number-style>
    <number:number-style style:name="N123">
      <style:text-properties fo:color="#ff0000"/>
      <number:text>-R$ 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24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4P2" style:volatile="true">
      <number:text> </number:text>
      <loext:fill-character> </loext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25P1" style:volatile="true">
      <number:text>-R$ </number:text>
      <loext:fill-character> </loext:fill-character>
      <number:number number:decimal-places="0" number:min-integer-digits="1" number:grouping="true"/>
      <number:text> </number:text>
    </number:number-style>
    <number:number-style style:name="N125P2" style:volatile="true">
      <number:text> R$ </number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6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2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-R$ </number:text>
      <loext:fill-character> </loext:fill-character>
      <number:number number:decimal-places="2" number:min-integer-digits="1" number:grouping="true"/>
      <number:text> </number:text>
    </number:number-style>
    <number:number-style style:name="N127P2" style:volatile="true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">
      <number:number number:decimal-places="4" number:min-integer-digits="1"/>
    </number:number-style>
    <number:number-style style:name="N133">
      <number:number number:decimal-places="3" number:min-integer-digits="1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9P0" style:volatile="true" number:language="en" number:country="US">
      <number:number number:decimal-places="0" number:min-integer-digits="1" number:grouping="true"/>
      <number:text> </number:text>
    </number:number-style>
    <number:number-style style:name="N10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9P0"/>
    </number:number-style>
    <number:number-style style:name="N10130P0" style:volatile="true" number:language="en" number:country="US">
      <number:number number:decimal-places="2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0P0"/>
    </number:number-style>
    <number:currency-style style:name="N10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1P0"/>
    </number:currency-style>
    <number:currency-style style:name="N10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4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text-align-source="value-type" style:repeat-content="false" fo:background-color="transparent" fo:wrap-option="no-wrap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Calibri" style:font-family-complex="Calibri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GTIT</dc:creator>
    <dc:date>2014-10-13T17:33:21</dc:date>
    <meta:document-statistic meta:table-count="3" meta:cell-count="1087" meta:object-count="0"/>
    <meta:generator>LibreOffice/4.2.4.2$Linux_X86_64 LibreOffice_project/420m0$Build-2</meta:generator>
  </office:meta>
</office:document-meta>
</file>